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Baskerville" svg:font-family="LibreBaskervil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  <style:font-face style:name="NotoSansCJKsc" svg:font-family="NotoSansCJKs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0.79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draw:opacity="6%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svg:stroke-opacity="6%" draw:stroke-linejoin="miter" svg:stroke-linecap="butt" draw:fill="none" fo:padding-top="0.013cm" fo:padding-bottom="0.013cm" fo:padding-left="0.013cm" fo:padding-right="0.013cm" loext:decorative="false"/>
    </style:style>
    <style:style style:name="gr7" style:family="graphic" style:parent-style-name="standard">
      <style:graphic-properties draw:stroke="none" draw:fill="solid" draw:fill-color="#37352f" draw:opacity="4%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4.93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03cm" fo:min-width="3.76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.5pt" style:font-size-asian="22.5pt" style:font-size-complex="22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 draw:opacity="6%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37352f" draw:opacity="4%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T1" style:family="text">
      <style:text-properties fo:color="#34322d" loext:opacity="100%" style:font-name="LibreBaskerville" fo:font-size="22.5pt" fo:font-weight="bold" style:font-name-asian="LibreBaskerville" style:font-size-asian="22.5pt" style:font-weight-asian="bold" style:font-name-complex="LibreBaskerville" style:font-size-complex="22.5pt" style:font-weight-complex="bold"/>
    </style:style>
    <style:style style:name="T2" style:family="text">
      <style:text-properties fo:color="#34322d" loext:opacity="100%" style:font-name="Caladea" fo:font-size="22.5pt" fo:font-weight="bold" style:font-name-asian="Caladea" style:font-size-asian="22.5pt" style:font-weight-asian="bold" style:font-name-complex="Caladea" style:font-size-complex="22.5pt" style:font-weight-complex="bold"/>
    </style:style>
    <style:style style:name="T3" style:family="text">
      <style:text-properties fo:color="#34322d" loext:opacity="100%" style:font-name="NotoSansCJKsc" fo:font-size="12pt" fo:font-weight="normal" style:font-name-asian="NotoSansCJKsc" style:font-size-asian="12pt" style:font-weight-asian="normal" style:font-name-complex="NotoSansCJKsc" style:font-size-complex="12pt" style:font-weight-complex="normal"/>
    </style:style>
    <style:style style:name="T4" style:family="text">
      <style:text-properties fo:color="#34322d" loext:opacity="100%" style:font-name="NotoSansCJKsc" fo:font-size="18pt" fo:font-weight="bold" style:font-name-asian="NotoSansCJKsc" style:font-size-asian="18pt" style:font-weight-asian="bold" style:font-name-complex="NotoSansCJKsc" style:font-size-complex="18pt" style:font-weight-complex="bold"/>
    </style:style>
    <style:style style:name="T5" style:family="text">
      <style:text-properties fo:color="#34322d" loext:opacity="100%" style:font-name="NotoSansCJKsc" fo:font-size="12pt" fo:font-weight="bold" style:font-name-asian="NotoSansCJKsc" style:font-size-asian="12pt" style:font-weight-asian="bold" style:font-name-complex="NotoSansCJKsc" style:font-size-complex="12pt" style:font-weight-complex="bold"/>
    </style:style>
    <style:style style:name="T6" style:family="text">
      <style:text-properties fo:color="#34322d" loext:opacity="100%" style:font-name="NotoSansCJKsc" fo:font-size="15pt" fo:font-weight="bold" style:font-name-asian="NotoSansCJKsc" style:font-size-asian="15pt" style:font-weight-asian="bold" style:font-name-complex="NotoSansCJKsc" style:font-size-complex="15pt" style:font-weight-complex="bold"/>
    </style:style>
    <style:style style:name="T7" style:family="text">
      <style:text-properties fo:color="#34322d" loext:opacity="100%" style:font-name="NotoSansCJKsc" fo:font-size="10.5pt" fo:font-weight="normal" style:font-name-asian="NotoSansCJKsc" style:font-size-asian="10.5pt" style:font-weight-asian="normal" style:font-name-complex="NotoSansCJKsc" style:font-size-complex="10.5pt" style:font-weight-complex="normal"/>
    </style:style>
    <style:style style:name="T8" style:family="text">
      <style:text-properties fo:color="#34322d" loext:opacity="100%" style:font-name="NotoSansCJKsc" fo:font-size="10.5pt" fo:font-weight="bold" style:font-name-asian="NotoSansCJKsc" style:font-size-asian="10.5pt" style:font-weight-asian="bold" style:font-name-complex="NotoSansCJKsc" style:font-size-complex="10.5pt" style:font-weight-complex="bold"/>
    </style:style>
    <style:style style:name="T9" style:family="text">
      <style:text-properties fo:color="#34322d" loext:opacity="100%" style:font-name="NotoSans" fo:font-size="18pt" fo:font-weight="normal" style:font-name-asian="NotoSans" style:font-size-asian="18pt" style:font-weight-asian="normal" style:font-name-complex="NotoSans" style:font-size-complex="18pt" style:font-weight-complex="normal"/>
    </style:style>
    <style:style style:name="T10" style:family="text">
      <style:text-properties fo:color="#34322d" loext:opacity="100%" style:font-name="NotoSansCJKsc" fo:font-size="12.3999996185303pt" fo:font-weight="normal" style:font-name-asian="NotoSansCJKsc" style:font-size-asian="12.3999996185303pt" style:font-weight-asian="normal" style:font-name-complex="NotoSansCJKsc" style:font-size-complex="12.3999996185303pt" style:font-weight-complex="normal"/>
    </style:style>
    <style:style style:name="T11" style:family="text">
      <style:text-properties fo:color="#0081f2" loext:opacity="100%" style:font-name="NotoSansCJKsc" fo:font-size="12pt" fo:font-weight="normal" style:font-name-asian="NotoSansCJKsc" style:font-size-asian="12pt" style:font-weight-asian="normal" style:font-name-complex="NotoSansCJKsc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frame draw:style-name="gr2" draw:text-style-name="P3" draw:layer="layout" svg:width="2.283cm" svg:height="1.085cm" svg:x="1.717cm" svg:y="2.085cm">
          <draw:text-box>
            <text:p text:style-name="P2"><text:span text:style-name="T1">IGCSE</text:span></text:p>
          </draw:text-box>
        </draw:frame>
        <draw:frame draw:style-name="gr2" draw:text-style-name="P3" draw:layer="layout" svg:width="0.793cm" svg:height="0.937cm" svg:x="4.313cm" svg:y="2.0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59cm" svg:height="1.085cm" svg:x="4.487cm" svg:y="1.983cm">
          <draw:text-box>
            <text:p text:style-name="P2"><text:span text:style-name="T1">Biology</text:span></text:p>
          </draw:text-box>
        </draw:frame>
        <draw:frame draw:style-name="gr2" draw:text-style-name="P3" draw:layer="layout" svg:width="4.446cm" svg:height="0.937cm" svg:x="7.742cm" svg:y="2.077cm">
          <draw:text-box>
            <text:p text:style-name="P2"><text:span text:style-name="T2"><text:s/>0610 </text:span><text:span text:style-name="T2">(2026</text:span></text:p>
          </draw:text-box>
        </draw:frame>
        <draw:frame draw:style-name="gr2" draw:text-style-name="P3" draw:layer="layout" svg:width="0.793cm" svg:height="1.085cm" svg:x="11.706cm" svg:y="1.983cm">
          <draw:text-box>
            <text:p text:style-name="P2"><text:span text:style-name="T1">-</text:span></text:p>
          </draw:text-box>
        </draw:frame>
        <draw:frame draw:style-name="gr2" draw:text-style-name="P3" draw:layer="layout" svg:width="2.386cm" svg:height="0.937cm" svg:x="12.077cm" svg:y="2.077cm">
          <draw:text-box>
            <text:p text:style-name="P2"><text:span text:style-name="T2">2028) </text:span></text:p>
          </draw:text-box>
        </draw:frame>
        <draw:frame draw:style-name="gr2" draw:text-style-name="P3" draw:layer="layout" svg:width="3.344cm" svg:height="1.085cm" svg:x="14.245cm" svg:y="1.983cm">
          <draw:text-box>
            <text:p text:style-name="P2"><text:span text:style-name="T1">Revisio</text:span><text:span text:style-name="T1">n</text:span></text:p>
          </draw:text-box>
        </draw:frame>
        <draw:frame draw:style-name="gr2" draw:text-style-name="P3" draw:layer="layout" svg:width="0.793cm" svg:height="0.937cm" svg:x="17.922cm" svg:y="2.0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9cm" svg:height="1.085cm" svg:x="1.482cm" svg:y="3.014cm">
          <draw:text-box>
            <text:p text:style-name="P2"><text:span text:style-name="T1">Notes:</text:span></text:p>
          </draw:text-box>
        </draw:frame>
        <draw:frame draw:style-name="gr2" draw:text-style-name="P3" draw:layer="layout" svg:width="0.793cm" svg:height="0.937cm" svg:x="4.101cm" svg:y="3.1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11cm" svg:height="1.085cm" svg:x="4.276cm" svg:y="3.014cm">
          <draw:text-box>
            <text:p text:style-name="P2"><text:span text:style-name="T1">Topic</text:span></text:p>
          </draw:text-box>
        </draw:frame>
        <draw:frame draw:style-name="gr2" draw:text-style-name="P3" draw:layer="layout" svg:width="0.823cm" svg:height="0.937cm" svg:x="6.71cm" svg:y="3.109cm">
          <draw:text-box>
            <text:p text:style-name="P2"><text:span text:style-name="T2"><text:s/>9 </text:span></text:p>
          </draw:text-box>
        </draw:frame>
        <draw:frame draw:style-name="gr2" draw:text-style-name="P3" draw:layer="layout" svg:width="3.912cm" svg:height="1.085cm" svg:x="7.483cm" svg:y="3.014cm">
          <draw:text-box>
            <text:p text:style-name="P2"><text:span text:style-name="T1">Transpo</text:span><text:span text:style-name="T1">rt</text:span></text:p>
          </draw:text-box>
        </draw:frame>
        <draw:frame draw:style-name="gr2" draw:text-style-name="P3" draw:layer="layout" svg:width="0.793cm" svg:height="0.937cm" svg:x="11.69cm" svg:y="3.1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793cm" svg:height="1.085cm" svg:x="11.864cm" svg:y="3.014cm">
          <draw:text-box>
            <text:p text:style-name="P2"><text:span text:style-name="T1">in</text:span></text:p>
          </draw:text-box>
        </draw:frame>
        <draw:frame draw:style-name="gr2" draw:text-style-name="P3" draw:layer="layout" svg:width="0.793cm" svg:height="0.937cm" svg:x="12.738cm" svg:y="3.1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97cm" svg:height="1.085cm" svg:x="12.912cm" svg:y="3.014cm">
          <draw:text-box>
            <text:p text:style-name="P2"><text:span text:style-name="T1">Animals</text:span></text:p>
          </draw:text-box>
        </draw:frame>
        <draw:frame draw:style-name="gr3" draw:text-style-name="P4" draw:layer="layout" svg:width="17.975cm" svg:height="0.615cm" svg:x="1.482cm" svg:y="4.43cm">
          <draw:text-box>
            <text:p text:style-name="P2"><text:span text:style-name="T3">These notes are </text:span><text:span text:style-name="T3">structured to </text:span><text:span text:style-name="T3">cover all </text:span><text:span text:style-name="T3">learning </text:span><text:span text:style-name="T3">objectives for </text:span><text:span text:style-name="T3">Topic 9: </text:span><text:span text:style-name="T3">Transport in </text:span><text:span text:style-name="T3">Animals </text:span></text:p>
          </draw:text-box>
        </draw:frame>
        <draw:polygon draw:style-name="gr4" draw:text-style-name="P5" draw:layer="layout" svg:width="18.063cm" svg:height="0.027cm" svg:x="1.481cm" svg:y="5.979cm" svg:viewBox="0 0 18064 28" draw:points="0,0 18064,0 18064,28 0,28">
          <text:p/>
        </draw:polygon>
        <draw:frame draw:style-name="gr3" draw:text-style-name="P4" draw:layer="layout" svg:width="16.172cm" svg:height="0.615cm" svg:x="1.482cm" svg:y="5.065cm">
          <draw:text-box>
            <text:p text:style-name="P2"><text:span text:style-name="T3">in the </text:span><text:span text:style-name="T3">Cambridge </text:span><text:span text:style-name="T3">IGCSE Biology </text:span><text:span text:style-name="T3">0610 syllabus </text:span><text:span text:style-name="T3">for </text:span><text:span text:style-name="T3">examinations </text:span><text:span text:style-name="T3">from 2026 to </text:span><text:span text:style-name="T3">2028.</text:span></text:p>
          </draw:text-box>
        </draw:frame>
        <draw:frame draw:style-name="gr5" draw:text-style-name="P6" draw:layer="layout" svg:width="7.392cm" svg:height="0.92cm" svg:x="1.482cm" svg:y="6.804cm">
          <draw:text-box>
            <text:p text:style-name="P2"><text:span text:style-name="T4">9.1 </text:span><text:span text:style-name="T4">Circulator</text:span><text:span text:style-name="T4">y Systems</text:span></text:p>
          </draw:text-box>
        </draw:frame>
        <draw:frame draw:style-name="gr3" draw:text-style-name="P4" draw:layer="layout" svg:width="17.909cm" svg:height="0.615cm" svg:x="1.482cm" svg:y="7.923cm">
          <draw:text-box>
            <text:p text:style-name="P2"><text:span text:style-name="T3">The </text:span><text:span text:style-name="T5">circulatory </text:span><text:span text:style-name="T5">system </text:span><text:span text:style-name="T3">is a </text:span><text:span text:style-name="T3">transport system </text:span><text:span text:style-name="T3">that moves </text:span><text:span text:style-name="T3">substances </text:span><text:span text:style-name="T3">around the </text:span><text:span text:style-name="T3">body. It is </text:span></text:p>
          </draw:text-box>
        </draw:frame>
        <draw:frame draw:style-name="gr3" draw:text-style-name="P4" draw:layer="layout" svg:width="17.722cm" svg:height="0.615cm" svg:x="1.482cm" svg:y="8.558cm">
          <draw:text-box>
            <text:p text:style-name="P2"><text:span text:style-name="T3">described </text:span><text:span text:style-name="T3">as a system </text:span><text:span text:style-name="T3">of </text:span><text:span text:style-name="T5">blood </text:span><text:span text:style-name="T5">vessels </text:span><text:span text:style-name="T3">with a </text:span><text:span text:style-name="T5">pump </text:span><text:span text:style-name="T3">(the </text:span><text:span text:style-name="T3">heart) and </text:span><text:span text:style-name="T5">valves </text:span><text:span text:style-name="T3">to </text:span><text:span text:style-name="T3">ensure one-</text:span></text:p>
          </draw:text-box>
        </draw:frame>
        <draw:frame draw:style-name="gr3" draw:text-style-name="P4" draw:layer="layout" svg:width="3.608cm" svg:height="0.615cm" svg:x="1.482cm" svg:y="9.193cm">
          <draw:text-box>
            <text:p text:style-name="P2"><text:span text:style-name="T3">way ﬂow of </text:span><text:span text:style-name="T3">blood.</text:span></text:p>
          </draw:text-box>
        </draw:frame>
        <draw:path draw:style-name="gr6" draw:text-style-name="P7" draw:layer="layout" svg:width="18.045cm" svg:height="12.251cm" svg:x="1.494cm" svg:y="11.654cm" svg:viewBox="0 0 18046 12252" svg:d="M0 12053v-11854c0-13 2-26 4-39 3-13 7-25 12-37 4-12 11-24 18-34 7-11 15-21 25-30 9-10 19-18 30-25 10-7 22-14 34-19 12-4 24-8 37-11 13-2 26-4 39-4h17649c13 0 25 2 38 4 13 3 25 7 37 11 13 5 24 12 35 19s21 15 30 25c9 9 17 19 25 30 7 10 13 22 18 34s9 24 11 37c3 13 4 26 4 39v11854c0 13-1 26-4 39-2 13-6 25-11 37s-11 24-18 34c-8 11-16 21-25 30-9 10-19 18-30 25s-22 14-35 18c-12 5-24 9-37 12-13 2-25 4-38 4h-17649c-13 0-26-2-39-4-13-3-25-7-37-12-12-4-24-11-34-18-11-7-21-15-30-25-10-9-18-19-25-30-7-10-14-22-18-34-5-12-9-24-12-37-2-13-4-26-4-39z">
          <text:p/>
        </draw:path>
        <draw:path draw:style-name="gr7" draw:text-style-name="P8" draw:layer="layout" svg:width="6.006cm" svg:height="1.428cm" svg:x="1.508cm" svg:y="11.668cm" svg:viewBox="0 0 6007 1429" svg:d="M0 1429v-1218c0-14 1-27 4-41 2-14 6-27 12-40 5-13 12-25 19-36 8-12 17-23 27-32 9-10 20-19 32-27 11-7 23-14 36-19 13-6 26-10 40-12 14-3 27-4 41-4h5796v1429z">
          <text:p/>
        </draw:path>
        <draw:polygon draw:style-name="gr7" draw:text-style-name="P8" draw:layer="layout" svg:width="6.006cm" svg:height="1.428cm" svg:x="7.514cm" svg:y="11.668cm" svg:viewBox="0 0 6007 1429" draw:points="0,0 6007,0 6007,1429 0,1429">
          <text:p/>
        </draw:polygon>
        <draw:path draw:style-name="gr7" draw:text-style-name="P8" draw:layer="layout" svg:width="6.006cm" svg:height="1.428cm" svg:x="13.52cm" svg:y="11.668cm" svg:viewBox="0 0 6007 1429" svg:d="M6007 1429h-6007v-1429h5795c14 0 28 1 41 4 14 2 27 6 40 12 13 5 25 12 37 19 11 8 22 17 32 27 10 9 18 20 26 32 8 11 14 23 20 36 5 13 9 26 12 40 2 14 4 27 4 41z">
          <text:p/>
        </draw:path>
        <draw:polygon draw:style-name="gr4" draw:text-style-name="P5" draw:layer="layout" svg:width="0.026cm" svg:height="1.428cm" svg:x="7.514cm" svg:y="11.668cm" svg:viewBox="0 0 27 1429" draw:points="0,0 27,0 27,1429 0,1429">
          <text:p/>
        </draw:polygon>
        <draw:polygon draw:style-name="gr4" draw:text-style-name="P5" draw:layer="layout" svg:width="0.026cm" svg:height="1.428cm" svg:x="13.52cm" svg:y="11.668cm" svg:viewBox="0 0 27 1429" draw:points="0,0 27,0 27,1429 0,1429">
          <text:p/>
        </draw:polygon>
        <draw:polygon draw:style-name="gr4" draw:text-style-name="P5" draw:layer="layout" svg:width="6.032cm" svg:height="0.027cm" svg:x="1.508cm" svg:y="13.096cm" svg:viewBox="0 0 6033 28" draw:points="0,0 6033,0 6033,28 0,28">
          <text:p/>
        </draw:polygon>
        <draw:polygon draw:style-name="gr4" draw:text-style-name="P5" draw:layer="layout" svg:width="0.026cm" svg:height="2.037cm" svg:x="7.514cm" svg:y="13.123cm" svg:viewBox="0 0 27 2038" draw:points="0,0 27,0 27,2038 0,2038">
          <text:p/>
        </draw:polygon>
        <draw:polygon draw:style-name="gr4" draw:text-style-name="P5" draw:layer="layout" svg:width="6.006cm" svg:height="0.027cm" svg:x="7.54cm" svg:y="13.096cm" svg:viewBox="0 0 6007 28" draw:points="0,0 6007,0 6007,28 0,28">
          <text:p/>
        </draw:polygon>
        <draw:polygon draw:style-name="gr4" draw:text-style-name="P5" draw:layer="layout" svg:width="0.026cm" svg:height="2.037cm" svg:x="13.52cm" svg:y="13.123cm" svg:viewBox="0 0 27 2038" draw:points="0,0 27,0 27,2038 0,2038">
          <text:p/>
        </draw:polygon>
        <draw:polygon draw:style-name="gr4" draw:text-style-name="P5" draw:layer="layout" svg:width="5.98cm" svg:height="0.027cm" svg:x="13.546cm" svg:y="13.096cm" svg:viewBox="0 0 5981 28" draw:points="5981,28 0,28 0,0 5981,0">
          <text:p/>
        </draw:polygon>
        <draw:polygon draw:style-name="gr4" draw:text-style-name="P5" draw:layer="layout" svg:width="6.006cm" svg:height="0.026cm" svg:x="1.508cm" svg:y="15.134cm" svg:viewBox="0 0 6007 27" draw:points="0,0 6007,0 6007,27 0,27">
          <text:p/>
        </draw:polygon>
        <draw:polygon draw:style-name="gr4" draw:text-style-name="P5" draw:layer="layout" svg:width="0.026cm" svg:height="3.625cm" svg:x="7.514cm" svg:y="15.16cm" svg:viewBox="0 0 27 3626" draw:points="0,0 27,0 27,3626 0,3626">
          <text:p/>
        </draw:polygon>
        <draw:polygon draw:style-name="gr4" draw:text-style-name="P5" draw:layer="layout" svg:width="5.98cm" svg:height="0.026cm" svg:x="7.54cm" svg:y="15.134cm" svg:viewBox="0 0 5981 27" draw:points="0,0 5981,0 5981,27 0,27">
          <text:p/>
        </draw:polygon>
        <draw:polygon draw:style-name="gr4" draw:text-style-name="P5" draw:layer="layout" svg:width="0.026cm" svg:height="3.625cm" svg:x="13.52cm" svg:y="15.16cm" svg:viewBox="0 0 27 3626" draw:points="0,0 27,0 27,3626 0,3626">
          <text:p/>
        </draw:polygon>
        <draw:polygon draw:style-name="gr4" draw:text-style-name="P5" draw:layer="layout" svg:width="5.98cm" svg:height="0.026cm" svg:x="13.546cm" svg:y="15.134cm" svg:viewBox="0 0 5981 27" draw:points="5981,27 0,27 0,0 5981,0">
          <text:p/>
        </draw:polygon>
        <draw:polygon draw:style-name="gr4" draw:text-style-name="P5" draw:layer="layout" svg:width="6.006cm" svg:height="0.028cm" svg:x="1.508cm" svg:y="18.758cm" svg:viewBox="0 0 6007 29" draw:points="0,0 6007,0 6007,29 0,29">
          <text:p/>
        </draw:polygon>
        <draw:polygon draw:style-name="gr4" draw:text-style-name="P5" draw:layer="layout" svg:width="0.026cm" svg:height="1.508cm" svg:x="7.514cm" svg:y="18.785cm" svg:viewBox="0 0 27 1509" draw:points="0,0 27,0 27,1509 0,1509">
          <text:p/>
        </draw:polygon>
        <draw:polygon draw:style-name="gr4" draw:text-style-name="P5" draw:layer="layout" svg:width="5.98cm" svg:height="0.028cm" svg:x="7.54cm" svg:y="18.758cm" svg:viewBox="0 0 5981 29" draw:points="0,0 5981,0 5981,29 0,29">
          <text:p/>
        </draw:polygon>
        <draw:polygon draw:style-name="gr4" draw:text-style-name="P5" draw:layer="layout" svg:width="0.026cm" svg:height="1.508cm" svg:x="13.52cm" svg:y="18.785cm" svg:viewBox="0 0 27 1509" draw:points="0,0 27,0 27,1509 0,1509">
          <text:p/>
        </draw:polygon>
        <draw:polygon draw:style-name="gr4" draw:text-style-name="P5" draw:layer="layout" svg:width="5.98cm" svg:height="0.028cm" svg:x="13.546cm" svg:y="18.758cm" svg:viewBox="0 0 5981 29" draw:points="5981,29 0,29 0,0 5981,0">
          <text:p/>
        </draw:polygon>
        <draw:polygon draw:style-name="gr4" draw:text-style-name="P5" draw:layer="layout" svg:width="6.006cm" svg:height="0.026cm" svg:x="1.508cm" svg:y="20.267cm" svg:viewBox="0 0 6007 27" draw:points="0,0 6007,0 6007,27 0,27">
          <text:p/>
        </draw:polygon>
        <draw:polygon draw:style-name="gr4" draw:text-style-name="P5" draw:layer="layout" svg:width="0.026cm" svg:height="3.598cm" svg:x="7.514cm" svg:y="20.293cm" svg:viewBox="0 0 27 3599" draw:points="0,3599 0,0 27,0 27,3599">
          <text:p/>
        </draw:polygon>
        <draw:polygon draw:style-name="gr4" draw:text-style-name="P5" draw:layer="layout" svg:width="5.98cm" svg:height="0.026cm" svg:x="7.54cm" svg:y="20.267cm" svg:viewBox="0 0 5981 27" draw:points="0,0 5981,0 5981,27 0,27">
          <text:p/>
        </draw:polygon>
        <draw:polygon draw:style-name="gr4" draw:text-style-name="P5" draw:layer="layout" svg:width="0.026cm" svg:height="3.598cm" svg:x="13.52cm" svg:y="20.293cm" svg:viewBox="0 0 27 3599" draw:points="0,3599 0,0 27,0 27,3599">
          <text:p/>
        </draw:polygon>
        <draw:polygon draw:style-name="gr4" draw:text-style-name="P5" draw:layer="layout" svg:width="5.98cm" svg:height="0.026cm" svg:x="13.546cm" svg:y="20.267cm" svg:viewBox="0 0 5981 27" draw:points="5981,27 0,27 0,0 5981,0">
          <text:p/>
        </draw:polygon>
        <draw:frame draw:style-name="gr8" draw:text-style-name="P9" draw:layer="layout" svg:width="5.204cm" svg:height="0.767cm" svg:x="1.482cm" svg:y="10.366cm">
          <draw:text-box>
            <text:p text:style-name="P2"><text:span text:style-name="T6">Types of </text:span><text:span text:style-name="T6">Circulation</text:span></text:p>
          </draw:text-box>
        </draw:frame>
        <draw:frame draw:style-name="gr9" draw:text-style-name="P10" draw:layer="layout" svg:width="1.326cm" svg:height="0.535cm" svg:x="1.746cm" svg:y="11.821cm">
          <draw:text-box>
            <text:p text:style-name="P2"><text:span text:style-name="T7">Feature</text:span></text:p>
          </draw:text-box>
        </draw:frame>
        <draw:frame draw:style-name="gr9" draw:text-style-name="P10" draw:layer="layout" svg:width="4.87cm" svg:height="0.535cm" svg:x="7.766cm" svg:y="11.821cm">
          <draw:text-box>
            <text:p text:style-name="P2"><text:span text:style-name="T7">Single </text:span><text:span text:style-name="T7">Circulation </text:span><text:span text:style-name="T7">(e.g., Fish)</text:span></text:p>
          </draw:text-box>
        </draw:frame>
        <draw:frame draw:style-name="gr9" draw:text-style-name="P10" draw:layer="layout" svg:width="4.22cm" svg:height="0.535cm" svg:x="13.772cm" svg:y="11.821cm">
          <draw:text-box>
            <text:p text:style-name="P2"><text:span text:style-name="T7">Double Circulation (e.g., </text:span></text:p>
          </draw:text-box>
        </draw:frame>
        <draw:frame draw:style-name="gr9" draw:text-style-name="P10" draw:layer="layout" svg:width="1.799cm" svg:height="0.535cm" svg:x="13.772cm" svg:y="12.35cm">
          <draw:text-box>
            <text:p text:style-name="P2"><text:span text:style-name="T7">Mammals)</text:span></text:p>
          </draw:text-box>
        </draw:frame>
        <draw:frame draw:style-name="gr9" draw:text-style-name="P10" draw:layer="layout" svg:width="1.603cm" svg:height="0.535cm" svg:x="1.879cm" svg:y="13.831cm">
          <draw:text-box>
            <text:p text:style-name="P2"><text:span text:style-name="T8">Pathway</text:span></text:p>
          </draw:text-box>
        </draw:frame>
        <draw:frame draw:style-name="gr9" draw:text-style-name="P10" draw:layer="layout" svg:width="4.46cm" svg:height="0.535cm" svg:x="7.898cm" svg:y="13.302cm">
          <draw:text-box>
            <text:p text:style-name="P2"><text:span text:style-name="T7">Blood passes through the </text:span></text:p>
          </draw:text-box>
        </draw:frame>
        <draw:frame draw:style-name="gr9" draw:text-style-name="P10" draw:layer="layout" svg:width="4.331cm" svg:height="0.535cm" svg:x="7.898cm" svg:y="13.831cm">
          <draw:text-box>
            <text:p text:style-name="P2"><text:span text:style-name="T7">hear</text:span><text:span text:style-name="T7">t </text:span><text:span text:style-name="T8">onc</text:span><text:span text:style-name="T8">e </text:span><text:span text:style-name="T7">per </text:span><text:span text:style-name="T7">com</text:span><text:span text:style-name="T7">plet</text:span><text:span text:style-name="T7">e </text:span></text:p>
          </draw:text-box>
        </draw:frame>
        <draw:frame draw:style-name="gr9" draw:text-style-name="P10" draw:layer="layout" svg:width="3.216cm" svg:height="0.535cm" svg:x="7.898cm" svg:y="14.361cm">
          <draw:text-box>
            <text:p text:style-name="P2"><text:span text:style-name="T7">circuit of the </text:span><text:span text:style-name="T7">body.</text:span></text:p>
          </draw:text-box>
        </draw:frame>
        <draw:frame draw:style-name="gr9" draw:text-style-name="P10" draw:layer="layout" svg:width="4.46cm" svg:height="0.535cm" svg:x="13.904cm" svg:y="13.302cm">
          <draw:text-box>
            <text:p text:style-name="P2"><text:span text:style-name="T7">Blood passes </text:span><text:span text:style-name="T7">through the </text:span></text:p>
          </draw:text-box>
        </draw:frame>
        <draw:frame draw:style-name="gr9" draw:text-style-name="P10" draw:layer="layout" svg:width="4.45cm" svg:height="0.535cm" svg:x="13.904cm" svg:y="13.831cm">
          <draw:text-box>
            <text:p text:style-name="P2"><text:span text:style-name="T7">heart </text:span><text:span text:style-name="T8">twice </text:span><text:span text:style-name="T7">per </text:span><text:span text:style-name="T7">complete </text:span></text:p>
          </draw:text-box>
        </draw:frame>
        <draw:frame draw:style-name="gr9" draw:text-style-name="P10" draw:layer="layout" svg:width="3.216cm" svg:height="0.535cm" svg:x="13.904cm" svg:y="14.361cm">
          <draw:text-box>
            <text:p text:style-name="P2"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 </text:span><text:span text:style-name="T7">o</text:span><text:span text:style-name="T7">f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d</text:span><text:span text:style-name="T7">y</text:span><text:span text:style-name="T7">.</text:span></text:p>
          </draw:text-box>
        </draw:frame>
        <draw:frame draw:style-name="gr9" draw:text-style-name="P10" draw:layer="layout" svg:width="1.395cm" svg:height="0.535cm" svg:x="1.879cm" svg:y="16.662cm">
          <draw:text-box>
            <text:p text:style-name="P2"><text:span text:style-name="T8">Circuits</text:span></text:p>
          </draw:text-box>
        </draw:frame>
        <draw:frame draw:style-name="gr10" draw:text-style-name="P11" draw:layer="layout" svg:width="5.705cm" svg:height="1.271cm" svg:x="7.75cm" svg:y="15.869cm">
          <draw:text-box>
            <text:p text:style-name="P2"><text:span text:style-name="T7">O</text:span><text:span text:style-name="T7">n</text:span><text:span text:style-name="T7">e</text:span><text:span text:style-name="T7"> </text:span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</text:span><text:span text:style-name="T7">: </text:span><text:span text:style-name="T7">H</text:span><text:span text:style-name="T7">e</text:span><text:span text:style-name="T7">a</text:span><text:span text:style-name="T7">r</text:span><text:span text:style-name="T7">t </text:span><text:span text:style-name="T7">→</text:span><text:span text:style-name="T7"> </text:span><text:span text:style-name="T7">G</text:span><text:span text:style-name="T7">i</text:span><text:span text:style-name="T7">l</text:span><text:span text:style-name="T7">l</text:span><text:span text:style-name="T7">s </text:span><text:span text:style-name="T7">→</text:span><text:span text:style-name="T7"> </text:span><text:span text:style-name="T7">B</text:span><text:span text:style-name="T7">o</text:span><text:span text:style-name="T7">d</text:span><text:span text:style-name="T7">y</text:span></text:p>
            <text:p text:style-name="P2"><text:span text:style-name="T7">→</text:span><text:span text:style-name="T7">H</text:span><text:span text:style-name="T7">e</text:span><text:span text:style-name="T7">a</text:span><text:span text:style-name="T7">r</text:span><text:span text:style-name="T7">t</text:span></text:p>
          </draw:text-box>
        </draw:frame>
        <draw:frame draw:style-name="gr9" draw:text-style-name="P10" draw:layer="layout" svg:width="4.435cm" svg:height="1.603cm" svg:x="13.904cm" svg:y="15.339cm">
          <draw:text-box>
            <text:p text:style-name="P2"><text:span text:style-name="T7">Two circuits: </text:span></text:p>
            <text:p text:style-name="P2"><text:span text:style-name="T8">Pulmonary </text:span></text:p>
            <text:p text:style-name="P2"><text:span text:style-name="T7">(Heart → Lungs → </text:span><text:span text:style-name="T7">Heart) </text:span><text:span text:style-name="T8"><text:s/></text:span></text:p>
          </draw:text-box>
        </draw:frame>
        <draw:frame draw:style-name="gr11" draw:text-style-name="P11" draw:layer="layout" svg:width="4.208cm" svg:height="1.603cm" svg:x="13.826cm" svg:y="17.023cm">
          <draw:text-box draw:corner-radius="0.106cm">
            <text:p text:style-name="P2"><text:span text:style-name="T8">Systemic </text:span></text:p>
            <text:p text:style-name="P2"><text:span text:style-name="T7">(Heart → Body → Heart) </text:span></text:p>
          </draw:text-box>
        </draw:frame>
        <draw:frame draw:style-name="gr9" draw:text-style-name="P10" draw:layer="layout" svg:width="2.745cm" svg:height="0.535cm" svg:x="1.879cm" svg:y="19.229cm">
          <draw:text-box>
            <text:p text:style-name="P2"><text:span text:style-name="T8">Blood Pressure</text:span></text:p>
          </draw:text-box>
        </draw:frame>
        <draw:frame draw:style-name="gr9" draw:text-style-name="P10" draw:layer="layout" svg:width="5.06cm" svg:height="0.535cm" svg:x="7.898cm" svg:y="19.229cm">
          <draw:text-box>
            <text:p text:style-name="P2"><text:span text:style-name="T7">Lower pressure after </text:span><text:span text:style-name="T7">the gills.</text:span></text:p>
          </draw:text-box>
        </draw:frame>
        <draw:frame draw:style-name="gr9" draw:text-style-name="P10" draw:layer="layout" svg:width="4.852cm" svg:height="0.535cm" svg:x="13.904cm" svg:y="18.964cm">
          <draw:text-box>
            <text:p text:style-name="P2"><text:span text:style-name="T7">Higher </text:span><text:span text:style-name="T7">pressur</text:span><text:span text:style-name="T7">e to the </text:span><text:span text:style-name="T7">body </text:span></text:p>
          </draw:text-box>
        </draw:frame>
        <draw:frame draw:style-name="gr9" draw:text-style-name="P10" draw:layer="layout" svg:width="1.289cm" svg:height="0.535cm" svg:x="13.904cm" svg:y="19.493cm">
          <draw:text-box>
            <text:p text:style-name="P2"><text:span text:style-name="T7">tissue</text:span><text:span text:style-name="T7">s.</text:span></text:p>
          </draw:text-box>
        </draw:frame>
        <draw:frame draw:style-name="gr9" draw:text-style-name="P10" draw:layer="layout" svg:width="3.861cm" svg:height="0.535cm" svg:x="1.879cm" svg:y="21.531cm">
          <draw:text-box>
            <text:p text:style-name="P2"><text:span text:style-name="T8">Advantage of </text:span><text:span text:style-name="T8">Double </text:span></text:p>
          </draw:text-box>
        </draw:frame>
        <draw:frame draw:style-name="gr9" draw:text-style-name="P10" draw:layer="layout" svg:width="2.013cm" svg:height="0.535cm" svg:x="1.879cm" svg:y="22.06cm">
          <draw:text-box>
            <text:p text:style-name="P2"><text:span text:style-name="T8">Circulation</text:span></text:p>
          </draw:text-box>
        </draw:frame>
        <draw:frame draw:style-name="gr9" draw:text-style-name="P10" draw:layer="layout" svg:width="5.154cm" svg:height="0.535cm" svg:x="7.898cm" svg:y="20.472cm">
          <draw:text-box>
            <text:p text:style-name="P2"><text:span text:style-name="T7">Allows </text:span><text:span text:style-name="T7">for </text:span><text:span text:style-name="T8">higher </text:span><text:span text:style-name="T8">press</text:span><text:span text:style-name="T8">ure </text:span><text:span text:style-name="T7">to </text:span></text:p>
          </draw:text-box>
        </draw:frame>
        <draw:frame draw:style-name="gr9" draw:text-style-name="P10" draw:layer="layout" svg:width="5.227cm" svg:height="0.535cm" svg:x="7.898cm" svg:y="21.002cm">
          <draw:text-box>
            <text:p text:style-name="P2"><text:span text:style-name="T7">be </text:span><text:span text:style-name="T7">maintain</text:span><text:span text:style-name="T7">ed in the </text:span><text:span text:style-name="T7">systemic </text:span></text:p>
          </draw:text-box>
        </draw:frame>
        <draw:frame draw:style-name="gr9" draw:text-style-name="P10" draw:layer="layout" svg:width="4.125cm" svg:height="0.535cm" svg:x="7.898cm" svg:y="21.531cm">
          <draw:text-box>
            <text:p text:style-name="P2"><text:span text:style-name="T7">circulation, </text:span><text:span text:style-name="T7">leading to a </text:span></text:p>
          </draw:text-box>
        </draw:frame>
        <draw:frame draw:style-name="gr9" draw:text-style-name="P10" draw:layer="layout" svg:width="4.421cm" svg:height="0.535cm" svg:x="7.898cm" svg:y="22.06cm">
          <draw:text-box>
            <text:p text:style-name="P2"><text:span text:style-name="T8">faster </text:span><text:span text:style-name="T8">rate of </text:span><text:span text:style-name="T8">delivery </text:span><text:span text:style-name="T7">of </text:span></text:p>
          </draw:text-box>
        </draw:frame>
        <draw:frame draw:style-name="gr9" draw:text-style-name="P10" draw:layer="layout" svg:width="4.809cm" svg:height="0.535cm" svg:x="7.898cm" svg:y="22.589cm">
          <draw:text-box>
            <text:p text:style-name="P2"><text:span text:style-name="T7">oxygen and </text:span><text:span text:style-name="T7">nutrients to the </text:span></text:p>
          </draw:text-box>
        </draw:frame>
        <draw:frame draw:style-name="gr9" draw:text-style-name="P10" draw:layer="layout" svg:width="2.243cm" svg:height="0.535cm" svg:x="7.898cm" svg:y="23.118cm">
          <draw:text-box>
            <text:p text:style-name="P2"><text:span text:style-name="T7">body tissues.</text:span></text:p>
          </draw:text-box>
        </draw:frame>
        <draw:frame draw:style-name="gr9" draw:text-style-name="P10" draw:layer="layout" svg:width="0.369cm" svg:height="0.535cm" svg:x="13.906cm" svg:y="21.795cm">
          <draw:text-box>
            <text:p text:style-name="P2"><text:span text:style-name="T7"><text:s/></text:span></text:p>
          </draw:text-box>
        </draw:frame>
        <draw:frame draw:style-name="gr8" draw:text-style-name="P9" draw:layer="layout" svg:width="6.595cm" svg:height="0.767cm" svg:x="1.482cm" svg:y="25.448cm">
          <draw:text-box>
            <text:p text:style-name="P2"><text:span text:style-name="T6">Monitoring </text:span><text:span text:style-name="T6">Heart </text:span><text:span text:style-name="T6">Activity</text:span></text:p>
          </draw:text-box>
        </draw:frame>
        <draw:frame draw:style-name="gr3" draw:text-style-name="P4" draw:layer="layout" svg:width="9.099cm" svg:height="0.615cm" svg:x="1.482cm" svg:y="26.417cm">
          <draw:text-box>
            <text:p text:style-name="P2"><text:span text:style-name="T3">The activity of </text:span><text:span text:style-name="T3">the heart may </text:span><text:span text:style-name="T3">be monitored </text:span><text:span text:style-name="T3">by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frame draw:style-name="gr5" draw:text-style-name="P6" draw:layer="layout" svg:width="0.634cm" svg:height="0.865cm" svg:x="1.733cm" svg:y="1.914cm">
          <draw:text-box>
            <text:p text:style-name="P2"><text:span text:style-name="T9">•</text:span></text:p>
          </draw:text-box>
        </draw:frame>
        <draw:frame draw:style-name="gr3" draw:text-style-name="P4" draw:layer="layout" svg:width="13.71cm" svg:height="0.615cm" svg:x="2.222cm" svg:y="2.075cm">
          <draw:text-box>
            <text:p text:style-name="P2"><text:span text:style-name="T5">ECG </text:span><text:span text:style-name="T5">(Electrocardio</text:span><text:span text:style-name="T5">gram): </text:span><text:span text:style-name="T3">Records </text:span><text:span text:style-name="T3">the electrical </text:span><text:span text:style-name="T3">activity of the </text:span><text:span text:style-name="T3">heart.</text:span></text:p>
          </draw:text-box>
        </draw:frame>
        <draw:frame draw:style-name="gr5" draw:text-style-name="P6" draw:layer="layout" svg:width="0.634cm" svg:height="0.865cm" svg:x="1.733cm" svg:y="2.761cm">
          <draw:text-box>
            <text:p text:style-name="P2"><text:span text:style-name="T9">•</text:span></text:p>
          </draw:text-box>
        </draw:frame>
        <draw:frame draw:style-name="gr3" draw:text-style-name="P4" draw:layer="layout" svg:width="16.868cm" svg:height="0.615cm" svg:x="2.222cm" svg:y="2.922cm">
          <draw:text-box>
            <text:p text:style-name="P2"><text:span text:style-name="T5">Pulse Rate: </text:span><text:span text:style-name="T3">The </text:span><text:span text:style-name="T3">number of </text:span><text:span text:style-name="T3">heartbeats per </text:span><text:span text:style-name="T3">minute, </text:span><text:span text:style-name="T3">measured at an </text:span><text:span text:style-name="T3">artery close to </text:span><text:span text:style-name="T3">the </text:span></text:p>
          </draw:text-box>
        </draw:frame>
        <draw:frame draw:style-name="gr3" draw:text-style-name="P4" draw:layer="layout" svg:width="0.926cm" svg:height="0.615cm" svg:x="2.222cm" svg:y="3.557cm">
          <draw:text-box>
            <text:p text:style-name="P2"><text:span text:style-name="T3">skin.</text:span></text:p>
          </draw:text-box>
        </draw:frame>
        <draw:frame draw:style-name="gr5" draw:text-style-name="P6" draw:layer="layout" svg:width="0.634cm" svg:height="0.865cm" svg:x="1.733cm" svg:y="4.242cm">
          <draw:text-box>
            <text:p text:style-name="P2"><text:span text:style-name="T9">•</text:span></text:p>
          </draw:text-box>
        </draw:frame>
        <draw:frame draw:style-name="gr3" draw:text-style-name="P4" draw:layer="layout" svg:width="16.963cm" svg:height="0.615cm" svg:x="2.222cm" svg:y="4.404cm">
          <draw:text-box>
            <text:p text:style-name="P2"><text:span text:style-name="T5">Listening to </text:span><text:span text:style-name="T5">Valve Sounds: </text:span><text:span text:style-name="T3">Using a </text:span><text:span text:style-name="T3">stethoscope to </text:span><text:span text:style-name="T3">detect the </text:span><text:span text:style-name="T3">characteristic </text:span><text:span text:style-name="T3">'lub-dub' </text:span></text:p>
          </draw:text-box>
        </draw:frame>
        <draw:frame draw:style-name="gr3" draw:text-style-name="P4" draw:layer="layout" svg:width="5.611cm" svg:height="0.615cm" svg:x="2.222cm" svg:y="5.039cm">
          <draw:text-box>
            <text:p text:style-name="P2"><text:span text:style-name="T3">sounds of the </text:span><text:span text:style-name="T3">valves closing.</text:span></text:p>
          </draw:text-box>
        </draw:frame>
        <draw:frame draw:style-name="gr3" draw:text-style-name="P4" draw:layer="layout" svg:width="18.19cm" svg:height="0.615cm" svg:x="1.482cm" svg:y="5.885cm">
          <draw:text-box>
            <text:p text:style-name="P2"><text:span text:style-name="T5">Eﬀect of </text:span><text:span text:style-name="T5">Physical </text:span><text:span text:style-name="T5">Activity on </text:span><text:span text:style-name="T5">Heart Rate: </text:span><text:span text:style-name="T3">Physical activity </text:span><text:span text:style-name="T5">increases </text:span><text:span text:style-name="T3">the </text:span><text:span text:style-name="T3">rate of </text:span><text:span text:style-name="T3">respiration </text:span></text:p>
          </draw:text-box>
        </draw:frame>
        <draw:frame draw:style-name="gr3" draw:text-style-name="P4" draw:layer="layout" svg:width="17.138cm" svg:height="0.615cm" svg:x="1.482cm" svg:y="6.52cm">
          <draw:text-box>
            <text:p text:style-name="P2"><text:span text:style-name="T3">in muscle cells, </text:span><text:span text:style-name="T3">increasing the </text:span><text:span text:style-name="T3">demand for </text:span><text:span text:style-name="T3">oxygen and </text:span><text:span text:style-name="T3">glucose and the </text:span><text:span text:style-name="T3">need to remove </text:span></text:p>
          </draw:text-box>
        </draw:frame>
        <draw:frame draw:style-name="gr3" draw:text-style-name="P4" draw:layer="layout" svg:width="8.531cm" svg:height="0.615cm" svg:x="1.482cm" svg:y="7.155cm">
          <draw:text-box>
            <text:p text:style-name="P2"><text:span text:style-name="T3">carbon dioxide. </text:span><text:span text:style-name="T3">The heart rate </text:span><text:span text:style-name="T3">increases to:</text:span></text:p>
          </draw:text-box>
        </draw:frame>
        <draw:frame draw:style-name="gr3" draw:text-style-name="P4" draw:layer="layout" svg:width="0.422cm" svg:height="0.615cm" svg:x="1.676cm" svg:y="8.002cm">
          <draw:text-box>
            <text:p text:style-name="P2"><text:span text:style-name="T3">1.</text:span></text:p>
          </draw:text-box>
        </draw:frame>
        <draw:frame draw:style-name="gr3" draw:text-style-name="P4" draw:layer="layout" svg:width="7.216cm" svg:height="0.615cm" svg:x="2.222cm" svg:y="8.002cm">
          <draw:text-box>
            <text:p text:style-name="P2"><text:span text:style-name="T3">Supply more </text:span><text:span text:style-name="T5">oxygen </text:span><text:span text:style-name="T3">to the </text:span><text:span text:style-name="T3">muscles.</text:span></text:p>
          </draw:text-box>
        </draw:frame>
        <draw:frame draw:style-name="gr3" draw:text-style-name="P4" draw:layer="layout" svg:width="0.422cm" svg:height="0.615cm" svg:x="1.676cm" svg:y="8.849cm">
          <draw:text-box>
            <text:p text:style-name="P2"><text:span text:style-name="T3">2.</text:span></text:p>
          </draw:text-box>
        </draw:frame>
        <draw:frame draw:style-name="gr3" draw:text-style-name="P4" draw:layer="layout" svg:width="7.299cm" svg:height="0.615cm" svg:x="2.222cm" svg:y="8.849cm">
          <draw:text-box>
            <text:p text:style-name="P2"><text:span text:style-name="T3">Supply more </text:span><text:span text:style-name="T5">glucose </text:span><text:span text:style-name="T3">to the </text:span><text:span text:style-name="T3">muscles.</text:span></text:p>
          </draw:text-box>
        </draw:frame>
        <draw:frame draw:style-name="gr3" draw:text-style-name="P4" draw:layer="layout" svg:width="0.422cm" svg:height="0.615cm" svg:x="1.676cm" svg:y="9.695cm">
          <draw:text-box>
            <text:p text:style-name="P2"><text:span text:style-name="T3">3.</text:span></text:p>
          </draw:text-box>
        </draw:frame>
        <draw:frame draw:style-name="gr3" draw:text-style-name="P4" draw:layer="layout" svg:width="9.582cm" svg:height="0.615cm" svg:x="2.222cm" svg:y="9.695cm">
          <draw:text-box>
            <text:p text:style-name="P2"><text:span text:style-name="T3">Remove more </text:span><text:span text:style-name="T5">carbon dioxide </text:span><text:span text:style-name="T3">from the </text:span><text:span text:style-name="T3">muscles.</text:span></text:p>
          </draw:text-box>
        </draw:frame>
        <draw:frame draw:style-name="gr8" draw:text-style-name="P9" draw:layer="layout" svg:width="7.781cm" svg:height="0.767cm" svg:x="1.482cm" svg:y="10.869cm">
          <draw:text-box>
            <text:p text:style-name="P2"><text:span text:style-name="T6">Coronary </text:span><text:span text:style-name="T6">Heart </text:span><text:span text:style-name="T6">Disease </text:span><text:span text:style-name="T6">(CHD)</text:span></text:p>
          </draw:text-box>
        </draw:frame>
        <draw:frame draw:style-name="gr3" draw:text-style-name="P4" draw:layer="layout" svg:width="17.49cm" svg:height="0.615cm" svg:x="1.482cm" svg:y="11.839cm">
          <draw:text-box>
            <text:p text:style-name="P2"><text:span text:style-name="T5">Coronary heart </text:span><text:span text:style-name="T5">disease </text:span><text:span text:style-name="T3">is </text:span><text:span text:style-name="T3">caused by the </text:span><text:span text:style-name="T3">blockage of the </text:span><text:span text:style-name="T5">coronary </text:span><text:span text:style-name="T5">arteries </text:span><text:span text:style-name="T3">(the </text:span><text:span text:style-name="T3">arteries </text:span></text:p>
          </draw:text-box>
        </draw:frame>
        <draw:frame draw:style-name="gr3" draw:text-style-name="P4" draw:layer="layout" svg:width="11.741cm" svg:height="0.615cm" svg:x="1.482cm" svg:y="12.474cm">
          <draw:text-box>
            <text:p text:style-name="P2"><text:span text:style-name="T3">that supply </text:span><text:span text:style-name="T3">oxygen and </text:span><text:span text:style-name="T3">nutrients to the </text:span><text:span text:style-name="T3">heart muscle </text:span><text:span text:style-name="T3">itself).</text:span></text:p>
          </draw:text-box>
        </draw:frame>
        <draw:frame draw:style-name="gr3" draw:text-style-name="P4" draw:layer="layout" svg:width="4.377cm" svg:height="0.615cm" svg:x="1.482cm" svg:y="13.32cm">
          <draw:text-box>
            <text:p text:style-name="P2"><text:span text:style-name="T5">Risk Factors </text:span><text:span text:style-name="T5">for CHD:</text:span></text:p>
          </draw:text-box>
        </draw:frame>
        <draw:frame draw:style-name="gr5" draw:text-style-name="P6" draw:layer="layout" svg:width="0.634cm" svg:height="0.865cm" svg:x="1.733cm" svg:y="14.006cm">
          <draw:text-box>
            <text:p text:style-name="P2"><text:span text:style-name="T9">•</text:span></text:p>
          </draw:text-box>
        </draw:frame>
        <draw:frame draw:style-name="gr3" draw:text-style-name="P4" draw:layer="layout" svg:width="9.757cm" svg:height="0.615cm" svg:x="2.222cm" svg:y="14.167cm">
          <draw:text-box>
            <text:p text:style-name="P2"><text:span text:style-name="T5">Diet: </text:span><text:span text:style-name="T3">High </text:span><text:span text:style-name="T3">intake of </text:span><text:span text:style-name="T3">saturated fat </text:span><text:span text:style-name="T3">and cholesterol.</text:span></text:p>
          </draw:text-box>
        </draw:frame>
        <draw:frame draw:style-name="gr5" draw:text-style-name="P6" draw:layer="layout" svg:width="0.634cm" svg:height="0.865cm" svg:x="1.733cm" svg:y="14.852cm">
          <draw:text-box>
            <text:p text:style-name="P2"><text:span text:style-name="T9">•</text:span></text:p>
          </draw:text-box>
        </draw:frame>
        <draw:frame draw:style-name="gr3" draw:text-style-name="P4" draw:layer="layout" svg:width="11.773cm" svg:height="0.615cm" svg:x="2.222cm" svg:y="15.014cm">
          <draw:text-box>
            <text:p text:style-name="P2"><text:span text:style-name="T5">Lack of </text:span><text:span text:style-name="T5">Exercise: </text:span><text:span text:style-name="T3">Leads </text:span><text:span text:style-name="T3">to high blood </text:span><text:span text:style-name="T3">pressure and </text:span><text:span text:style-name="T3">obesity.</text:span></text:p>
          </draw:text-box>
        </draw:frame>
        <draw:frame draw:style-name="gr5" draw:text-style-name="P6" draw:layer="layout" svg:width="0.634cm" svg:height="0.865cm" svg:x="1.733cm" svg:y="15.699cm">
          <draw:text-box>
            <text:p text:style-name="P2"><text:span text:style-name="T9">•</text:span></text:p>
          </draw:text-box>
        </draw:frame>
        <draw:frame draw:style-name="gr3" draw:text-style-name="P4" draw:layer="layout" svg:width="6.572cm" svg:height="0.615cm" svg:x="2.222cm" svg:y="15.86cm">
          <draw:text-box>
            <text:p text:style-name="P2"><text:span text:style-name="T5">Stress: </text:span><text:span text:style-name="T3">Increases blood </text:span><text:span text:style-name="T3">pressure.</text:span></text:p>
          </draw:text-box>
        </draw:frame>
        <draw:frame draw:style-name="gr5" draw:text-style-name="P6" draw:layer="layout" svg:width="0.634cm" svg:height="0.865cm" svg:x="1.733cm" svg:y="16.546cm">
          <draw:text-box>
            <text:p text:style-name="P2"><text:span text:style-name="T9">•</text:span></text:p>
          </draw:text-box>
        </draw:frame>
        <draw:frame draw:style-name="gr3" draw:text-style-name="P4" draw:layer="layout" svg:width="13.94cm" svg:height="0.615cm" svg:x="2.222cm" svg:y="16.707cm">
          <draw:text-box>
            <text:p text:style-name="P2"><text:span text:style-name="T5">Smoking: </text:span><text:span text:style-name="T3">Damages the </text:span><text:span text:style-name="T3">lining of arteries </text:span><text:span text:style-name="T3">and increases </text:span><text:span text:style-name="T3">blood pressure.</text:span></text:p>
          </draw:text-box>
        </draw:frame>
        <draw:frame draw:style-name="gr5" draw:text-style-name="P6" draw:layer="layout" svg:width="0.634cm" svg:height="0.865cm" svg:x="1.733cm" svg:y="17.392cm">
          <draw:text-box>
            <text:p text:style-name="P2"><text:span text:style-name="T9">•</text:span></text:p>
          </draw:text-box>
        </draw:frame>
        <draw:frame draw:style-name="gr3" draw:text-style-name="P4" draw:layer="layout" svg:width="8.163cm" svg:height="0.615cm" svg:x="2.222cm" svg:y="17.554cm">
          <draw:text-box>
            <text:p text:style-name="P2"><text:span text:style-name="T5">Genetics: </text:span><text:span text:style-name="T3">Family history </text:span><text:span text:style-name="T3">of heart </text:span><text:span text:style-name="T3">disease.</text:span></text:p>
          </draw:text-box>
        </draw:frame>
        <draw:frame draw:style-name="gr5" draw:text-style-name="P6" draw:layer="layout" svg:width="0.634cm" svg:height="0.865cm" svg:x="1.733cm" svg:y="18.239cm">
          <draw:text-box>
            <text:p text:style-name="P2"><text:span text:style-name="T9">•</text:span></text:p>
          </draw:text-box>
        </draw:frame>
        <draw:frame draw:style-name="gr3" draw:text-style-name="P4" draw:layer="layout" svg:width="16.465cm" svg:height="0.615cm" svg:x="2.222cm" svg:y="18.4cm">
          <draw:text-box>
            <text:p text:style-name="P2"><text:span text:style-name="T5">Age and Sex: </text:span><text:span text:style-name="T3">Risk increases </text:span><text:span text:style-name="T3">with age, and </text:span><text:span text:style-name="T3">men are </text:span><text:span text:style-name="T3">generally at </text:span><text:span text:style-name="T3">higher risk than </text:span><text:span text:style-name="T3">pre-</text:span></text:p>
          </draw:text-box>
        </draw:frame>
        <draw:frame draw:style-name="gr3" draw:text-style-name="P4" draw:layer="layout" svg:width="4.151cm" svg:height="0.615cm" svg:x="2.222cm" svg:y="19.035cm">
          <draw:text-box>
            <text:p text:style-name="P2"><text:span text:style-name="T3">menopausal </text:span><text:span text:style-name="T3">women.</text:span></text:p>
          </draw:text-box>
        </draw:frame>
        <draw:frame draw:style-name="gr3" draw:text-style-name="P4" draw:layer="layout" svg:width="3.071cm" svg:height="0.615cm" svg:x="1.482cm" svg:y="19.882cm">
          <draw:text-box>
            <text:p text:style-name="P2"><text:span text:style-name="T5">Reducing Risk:</text:span></text:p>
          </draw:text-box>
        </draw:frame>
        <draw:frame draw:style-name="gr5" draw:text-style-name="P6" draw:layer="layout" svg:width="0.634cm" svg:height="0.865cm" svg:x="1.733cm" svg:y="20.567cm">
          <draw:text-box>
            <text:p text:style-name="P2"><text:span text:style-name="T9">•</text:span></text:p>
          </draw:text-box>
        </draw:frame>
        <draw:frame draw:style-name="gr3" draw:text-style-name="P4" draw:layer="layout" svg:width="16.937cm" svg:height="0.615cm" svg:x="2.222cm" svg:y="20.729cm">
          <draw:text-box>
            <text:p text:style-name="P2"><text:span text:style-name="T5">Diet: </text:span><text:span text:style-name="T3">Reducing </text:span><text:span text:style-name="T3">intake of </text:span><text:span text:style-name="T3">saturated fats </text:span><text:span text:style-name="T3">and cholesterol; </text:span><text:span text:style-name="T3">increasing fruit </text:span><text:span text:style-name="T3">and vegetable </text:span></text:p>
          </draw:text-box>
        </draw:frame>
        <draw:frame draw:style-name="gr3" draw:text-style-name="P4" draw:layer="layout" svg:width="1.36cm" svg:height="0.615cm" svg:x="2.222cm" svg:y="21.364cm">
          <draw:text-box>
            <text:p text:style-name="P2"><text:span text:style-name="T3">intake.</text:span></text:p>
          </draw:text-box>
        </draw:frame>
        <draw:frame draw:style-name="gr5" draw:text-style-name="P6" draw:layer="layout" svg:width="0.634cm" svg:height="0.865cm" svg:x="1.733cm" svg:y="22.049cm">
          <draw:text-box>
            <text:p text:style-name="P2"><text:span text:style-name="T9">•</text:span></text:p>
          </draw:text-box>
        </draw:frame>
        <draw:polygon draw:style-name="gr4" draw:text-style-name="P5" draw:layer="layout" svg:width="18.063cm" svg:height="0.027cm" svg:x="1.481cm" svg:y="23.124cm" svg:viewBox="0 0 18064 28" draw:points="0,0 18064,0 18064,28 0,28">
          <text:p/>
        </draw:polygon>
        <draw:frame draw:style-name="gr3" draw:text-style-name="P4" draw:layer="layout" svg:width="16.235cm" svg:height="0.615cm" svg:x="2.222cm" svg:y="22.21cm">
          <draw:text-box>
            <text:p text:style-name="P2"><text:span text:style-name="T5">Exercise: </text:span><text:span text:style-name="T3">Regular </text:span><text:span text:style-name="T3">physical activity </text:span><text:span text:style-name="T3">strengthens the </text:span><text:span text:style-name="T3">heart and </text:span><text:span text:style-name="T3">improves </text:span><text:span text:style-name="T3">circulation.</text:span></text:p>
          </draw:text-box>
        </draw:frame>
        <draw:frame draw:style-name="gr5" draw:text-style-name="P6" draw:layer="layout" svg:width="2.872cm" svg:height="0.92cm" svg:x="1.482cm" svg:y="23.949cm">
          <draw:text-box>
            <text:p text:style-name="P2"><text:span text:style-name="T4">9.2 Heart</text:span></text:p>
          </draw:text-box>
        </draw:frame>
        <draw:frame draw:style-name="gr3" draw:text-style-name="P4" draw:layer="layout" svg:width="16.598cm" svg:height="0.615cm" svg:x="1.482cm" svg:y="25.068cm">
          <draw:text-box>
            <text:p text:style-name="P2"><text:span text:style-name="T3">The </text:span><text:span text:style-name="T3">mammalian </text:span><text:span text:style-name="T3">heart is a </text:span><text:span text:style-name="T3">muscular pump </text:span><text:span text:style-name="T3">that drives the </text:span><text:span text:style-name="T3">double </text:span><text:span text:style-name="T3">circulatory </text:span><text:span text:style-name="T3">system.</text:span></text:p>
          </draw:text-box>
        </draw:frame>
        <draw:frame draw:style-name="gr8" draw:text-style-name="P9" draw:layer="layout" svg:width="8.93cm" svg:height="0.767cm" svg:x="1.482cm" svg:y="26.241cm">
          <draw:text-box>
            <text:p text:style-name="P2"><text:span text:style-name="T6">Structure of </text:span><text:span text:style-name="T6">the </text:span><text:span text:style-name="T6">Mammalian </text:span><text:span text:style-name="T6">Heart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frame draw:style-name="gr3" draw:text-style-name="P4" draw:layer="layout" svg:width="17.362cm" svg:height="0.615cm" svg:x="1.482cm" svg:y="2.075cm">
          <draw:text-box>
            <text:p text:style-name="P2"><text:span text:style-name="T3">The heart is </text:span><text:span text:style-name="T3">divided into </text:span><text:span text:style-name="T3">four chambers: </text:span><text:span text:style-name="T3">two </text:span><text:span text:style-name="T5">atria </text:span><text:span text:style-name="T3">(upper </text:span><text:span text:style-name="T3">chambers) and </text:span><text:span text:style-name="T3">two </text:span><text:span text:style-name="T5">ventricles </text:span></text:p>
          </draw:text-box>
        </draw:frame>
        <draw:path draw:style-name="gr6" draw:text-style-name="P7" draw:layer="layout" svg:width="18.045cm" svg:height="14.128cm" svg:x="1.494cm" svg:y="3.876cm" svg:viewBox="0 0 18046 14129" svg:d="M0 13931v-13733c0-13 2-26 4-39 3-12 7-25 12-37 4-12 11-23 18-34s15-21 25-30c9-9 19-18 30-25 10-7 22-13 34-18s24-9 37-12c13-2 26-3 39-3h17649c13 0 25 1 38 3 13 3 25 7 37 12 13 5 24 11 35 18s21 16 30 25 17 19 25 30c7 11 13 22 18 34s9 25 11 37c3 13 4 26 4 39v13733c0 13-1 26-4 39-2 12-6 25-11 37s-11 23-18 34c-8 11-16 21-25 30s-19 18-30 25-22 13-35 18c-12 5-24 9-37 12-13 2-25 3-38 3h-17649c-13 0-26-1-39-3-13-3-25-7-37-12s-24-11-34-18c-11-7-21-16-30-25-10-9-18-19-25-30s-14-22-18-34c-5-12-9-25-12-37-2-13-4-26-4-39z">
          <text:p/>
        </draw:path>
        <draw:path draw:style-name="gr7" draw:text-style-name="P8" draw:layer="layout" svg:width="9.022cm" svg:height="0.926cm" svg:x="1.508cm" svg:y="3.889cm" svg:viewBox="0 0 9023 927" svg:d="M0 927v-715c0-14 1-28 4-42 2-13 6-27 12-39 5-13 12-25 19-37 8-12 17-22 27-32 9-10 20-19 32-26 11-8 23-15 36-20s26-9 40-12 27-4 41-4h8812v927z">
          <text:p/>
        </draw:path>
        <draw:path draw:style-name="gr7" draw:text-style-name="P8" draw:layer="layout" svg:width="8.996cm" svg:height="0.926cm" svg:x="10.53cm" svg:y="3.889cm" svg:viewBox="0 0 8997 927" svg:d="M8997 927h-8997v-927h8785c14 0 28 1 41 4 14 3 27 7 40 12s25 12 37 20c11 7 22 16 32 26s18 20 26 32 14 24 20 37c5 12 9 26 12 39 2 14 4 28 4 42z">
          <text:p/>
        </draw:path>
        <draw:polygon draw:style-name="gr4" draw:text-style-name="P5" draw:layer="layout" svg:width="0.027cm" svg:height="0.899cm" svg:x="10.503cm" svg:y="3.889cm" svg:viewBox="0 0 28 900" draw:points="0,0 28,0 28,900 0,900">
          <text:p/>
        </draw:polygon>
        <draw:polygon draw:style-name="gr4" draw:text-style-name="P5" draw:layer="layout" svg:width="9.022cm" svg:height="0.027cm" svg:x="1.508cm" svg:y="4.788cm" svg:viewBox="0 0 9023 28" draw:points="0,0 9023,0 9023,28 0,28">
          <text:p/>
        </draw:polygon>
        <draw:polygon draw:style-name="gr4" draw:text-style-name="P5" draw:layer="layout" svg:width="0.027cm" svg:height="2.037cm" svg:x="10.503cm" svg:y="4.815cm" svg:viewBox="0 0 28 2038" draw:points="0,0 28,0 28,2038 0,2038">
          <text:p/>
        </draw:polygon>
        <draw:polygon draw:style-name="gr4" draw:text-style-name="P5" draw:layer="layout" svg:width="8.996cm" svg:height="0.027cm" svg:x="10.53cm" svg:y="4.788cm" svg:viewBox="0 0 8997 28" draw:points="8997,28 0,28 0,0 8997,0">
          <text:p/>
        </draw:polygon>
        <draw:polygon draw:style-name="gr4" draw:text-style-name="P5" draw:layer="layout" svg:width="8.995cm" svg:height="0.026cm" svg:x="1.508cm" svg:y="6.826cm" svg:viewBox="0 0 8996 27" draw:points="0,0 8996,0 8996,27 0,27">
          <text:p/>
        </draw:polygon>
        <draw:polygon draw:style-name="gr4" draw:text-style-name="P5" draw:layer="layout" svg:width="0.027cm" svg:height="2.037cm" svg:x="10.503cm" svg:y="6.852cm" svg:viewBox="0 0 28 2038" draw:points="0,0 28,0 28,2038 0,2038">
          <text:p/>
        </draw:polygon>
        <draw:polygon draw:style-name="gr4" draw:text-style-name="P5" draw:layer="layout" svg:width="8.996cm" svg:height="0.026cm" svg:x="10.53cm" svg:y="6.826cm" svg:viewBox="0 0 8997 27" draw:points="8997,27 0,27 0,0 8997,0">
          <text:p/>
        </draw:polygon>
        <draw:polygon draw:style-name="gr4" draw:text-style-name="P5" draw:layer="layout" svg:width="8.995cm" svg:height="0.026cm" svg:x="1.508cm" svg:y="8.863cm" svg:viewBox="0 0 8996 27" draw:points="0,0 8996,0 8996,27 0,27">
          <text:p/>
        </draw:polygon>
        <draw:polygon draw:style-name="gr4" draw:text-style-name="P5" draw:layer="layout" svg:width="0.027cm" svg:height="2.567cm" svg:x="10.503cm" svg:y="8.889cm" svg:viewBox="0 0 28 2568" draw:points="0,0 28,0 28,2568 0,2568">
          <text:p/>
        </draw:polygon>
        <draw:polygon draw:style-name="gr4" draw:text-style-name="P5" draw:layer="layout" svg:width="8.996cm" svg:height="0.026cm" svg:x="10.53cm" svg:y="8.863cm" svg:viewBox="0 0 8997 27" draw:points="8997,27 0,27 0,0 8997,0">
          <text:p/>
        </draw:polygon>
        <draw:polygon draw:style-name="gr4" draw:text-style-name="P5" draw:layer="layout" svg:width="8.995cm" svg:height="0.027cm" svg:x="1.508cm" svg:y="11.429cm" svg:viewBox="0 0 8996 28" draw:points="0,0 8996,0 8996,28 0,28">
          <text:p/>
        </draw:polygon>
        <draw:polygon draw:style-name="gr4" draw:text-style-name="P5" draw:layer="layout" svg:width="0.027cm" svg:height="1.508cm" svg:x="10.503cm" svg:y="11.456cm" svg:viewBox="0 0 28 1509" draw:points="0,0 28,0 28,1509 0,1509">
          <text:p/>
        </draw:polygon>
        <draw:polygon draw:style-name="gr4" draw:text-style-name="P5" draw:layer="layout" svg:width="8.996cm" svg:height="0.027cm" svg:x="10.53cm" svg:y="11.429cm" svg:viewBox="0 0 8997 28" draw:points="8997,28 0,28 0,0 8997,0">
          <text:p/>
        </draw:polygon>
        <draw:polygon draw:style-name="gr4" draw:text-style-name="P5" draw:layer="layout" svg:width="8.995cm" svg:height="0.026cm" svg:x="1.508cm" svg:y="12.938cm" svg:viewBox="0 0 8996 27" draw:points="0,0 8996,0 8996,27 0,27">
          <text:p/>
        </draw:polygon>
        <draw:polygon draw:style-name="gr4" draw:text-style-name="P5" draw:layer="layout" svg:width="0.027cm" svg:height="2.037cm" svg:x="10.503cm" svg:y="12.964cm" svg:viewBox="0 0 28 2038" draw:points="0,0 28,0 28,2038 0,2038">
          <text:p/>
        </draw:polygon>
        <draw:polygon draw:style-name="gr4" draw:text-style-name="P5" draw:layer="layout" svg:width="8.996cm" svg:height="0.026cm" svg:x="10.53cm" svg:y="12.938cm" svg:viewBox="0 0 8997 27" draw:points="8997,27 0,27 0,0 8997,0">
          <text:p/>
        </draw:polygon>
        <draw:polygon draw:style-name="gr4" draw:text-style-name="P5" draw:layer="layout" svg:width="8.995cm" svg:height="0.026cm" svg:x="1.508cm" svg:y="14.975cm" svg:viewBox="0 0 8996 27" draw:points="0,0 8996,0 8996,27 0,27">
          <text:p/>
        </draw:polygon>
        <draw:polygon draw:style-name="gr4" draw:text-style-name="P5" draw:layer="layout" svg:width="0.027cm" svg:height="1.508cm" svg:x="10.503cm" svg:y="15.001cm" svg:viewBox="0 0 28 1509" draw:points="0,0 28,0 28,1509 0,1509">
          <text:p/>
        </draw:polygon>
        <draw:polygon draw:style-name="gr4" draw:text-style-name="P5" draw:layer="layout" svg:width="8.996cm" svg:height="0.026cm" svg:x="10.53cm" svg:y="14.975cm" svg:viewBox="0 0 8997 27" draw:points="8997,27 0,27 0,0 8997,0">
          <text:p/>
        </draw:polygon>
        <draw:polygon draw:style-name="gr4" draw:text-style-name="P5" draw:layer="layout" svg:width="8.995cm" svg:height="0.026cm" svg:x="1.508cm" svg:y="16.483cm" svg:viewBox="0 0 8996 27" draw:points="0,0 8996,0 8996,27 0,27">
          <text:p/>
        </draw:polygon>
        <draw:polygon draw:style-name="gr4" draw:text-style-name="P5" draw:layer="layout" svg:width="0.027cm" svg:height="1.482cm" svg:x="10.503cm" svg:y="16.509cm" svg:viewBox="0 0 28 1483" draw:points="0,1483 0,0 28,0 28,1483">
          <text:p/>
        </draw:polygon>
        <draw:polygon draw:style-name="gr4" draw:text-style-name="P5" draw:layer="layout" svg:width="8.996cm" svg:height="0.026cm" svg:x="10.53cm" svg:y="16.483cm" svg:viewBox="0 0 8997 27" draw:points="8997,27 0,27 0,0 8997,0">
          <text:p/>
        </draw:polygon>
        <draw:frame draw:style-name="gr3" draw:text-style-name="P4" draw:layer="layout" svg:width="3.577cm" svg:height="0.615cm" svg:x="1.482cm" svg:y="2.71cm">
          <draw:text-box>
            <text:p text:style-name="P2"><text:span text:style-name="T3">(lower </text:span><text:span text:style-name="T3">chambers).</text:span></text:p>
          </draw:text-box>
        </draw:frame>
        <draw:frame draw:style-name="gr9" draw:text-style-name="P10" draw:layer="layout" svg:width="1.624cm" svg:height="0.535cm" svg:x="1.746cm" svg:y="4.042cm">
          <draw:text-box>
            <text:p text:style-name="P2"><text:span text:style-name="T7">Structure</text:span></text:p>
          </draw:text-box>
        </draw:frame>
        <draw:frame draw:style-name="gr9" draw:text-style-name="P10" draw:layer="layout" svg:width="1.529cm" svg:height="0.535cm" svg:x="10.769cm" svg:y="4.042cm">
          <draw:text-box>
            <text:p text:style-name="P2"><text:span text:style-name="T7">Function</text:span></text:p>
          </draw:text-box>
        </draw:frame>
        <draw:frame draw:style-name="gr9" draw:text-style-name="P10" draw:layer="layout" svg:width="2.527cm" svg:height="0.535cm" svg:x="1.879cm" svg:y="5.523cm">
          <draw:text-box>
            <text:p text:style-name="P2"><text:span text:style-name="T8">Muscular Wall</text:span></text:p>
          </draw:text-box>
        </draw:frame>
        <draw:frame draw:style-name="gr9" draw:text-style-name="P10" draw:layer="layout" svg:width="7.63cm" svg:height="0.535cm" svg:x="10.901cm" svg:y="4.994cm">
          <draw:text-box>
            <text:p text:style-name="P2"><text:span text:style-name="T7">Contracts to </text:span><text:span text:style-name="T7">pump blood. The </text:span><text:span text:style-name="T8">left ventricle </text:span></text:p>
          </draw:text-box>
        </draw:frame>
        <draw:frame draw:style-name="gr9" draw:text-style-name="P10" draw:layer="layout" svg:width="7.828cm" svg:height="0.535cm" svg:x="10.901cm" svg:y="5.523cm">
          <draw:text-box>
            <text:p text:style-name="P2"><text:span text:style-name="T7">has the thickest </text:span><text:span text:style-name="T7">wall as it pumps </text:span><text:span text:style-name="T7">blood to the </text:span></text:p>
          </draw:text-box>
        </draw:frame>
        <draw:frame draw:style-name="gr9" draw:text-style-name="P10" draw:layer="layout" svg:width="5.841cm" svg:height="0.535cm" svg:x="10.901cm" svg:y="6.053cm">
          <draw:text-box>
            <text:p text:style-name="P2"><text:span text:style-name="T7">entire body </text:span><text:span text:style-name="T7">(systemic </text:span><text:span text:style-name="T7">circulation).</text:span></text:p>
          </draw:text-box>
        </draw:frame>
        <draw:frame draw:style-name="gr9" draw:text-style-name="P10" draw:layer="layout" svg:width="1.428cm" svg:height="0.535cm" svg:x="1.879cm" svg:y="7.561cm">
          <draw:text-box>
            <text:p text:style-name="P2"><text:span text:style-name="T8">Septum</text:span></text:p>
          </draw:text-box>
        </draw:frame>
        <draw:frame draw:style-name="gr9" draw:text-style-name="P10" draw:layer="layout" svg:width="6.413cm" svg:height="0.535cm" svg:x="10.901cm" svg:y="7.032cm">
          <draw:text-box>
            <text:p text:style-name="P2"><text:span text:style-name="T7">The wall that </text:span><text:span text:style-name="T7">separates the </text:span><text:span text:style-name="T7">right side </text:span></text:p>
          </draw:text-box>
        </draw:frame>
        <draw:frame draw:style-name="gr9" draw:text-style-name="P10" draw:layer="layout" svg:width="6.865cm" svg:height="0.535cm" svg:x="10.901cm" svg:y="7.561cm">
          <draw:text-box>
            <text:p text:style-name="P2"><text:span text:style-name="T7">(deoxygenated </text:span><text:span text:style-name="T7">blood) from the </text:span><text:span text:style-name="T7">left side </text:span></text:p>
          </draw:text-box>
        </draw:frame>
        <draw:frame draw:style-name="gr9" draw:text-style-name="P10" draw:layer="layout" svg:width="7.895cm" svg:height="0.535cm" svg:x="10.901cm" svg:y="8.09cm">
          <draw:text-box>
            <text:p text:style-name="P2"><text:span text:style-name="T7">(oxygenated </text:span><text:span text:style-name="T7">blood), ensuring </text:span><text:span text:style-name="T7">they do not mix.</text:span></text:p>
          </draw:text-box>
        </draw:frame>
        <draw:frame draw:style-name="gr9" draw:text-style-name="P10" draw:layer="layout" svg:width="0.884cm" svg:height="0.535cm" svg:x="1.879cm" svg:y="9.863cm">
          <draw:text-box>
            <text:p text:style-name="P2"><text:span text:style-name="T8">Atria</text:span></text:p>
          </draw:text-box>
        </draw:frame>
        <draw:frame draw:style-name="gr9" draw:text-style-name="P10" draw:layer="layout" svg:width="7.845cm" svg:height="0.535cm" svg:x="10.901cm" svg:y="9.069cm">
          <draw:text-box>
            <text:p text:style-name="P2"><text:span text:style-name="T7">Receive blood </text:span><text:span text:style-name="T7">from the body </text:span><text:span text:style-name="T7">(right atrium) or </text:span></text:p>
          </draw:text-box>
        </draw:frame>
        <draw:frame draw:style-name="gr9" draw:text-style-name="P10" draw:layer="layout" svg:width="7.107cm" svg:height="0.535cm" svg:x="10.901cm" svg:y="9.598cm">
          <draw:text-box>
            <text:p text:style-name="P2"><text:span text:style-name="T7">lungs (left atrium). </text:span><text:span text:style-name="T7">Walls are thinner </text:span><text:span text:style-name="T7">than </text:span></text:p>
          </draw:text-box>
        </draw:frame>
        <draw:frame draw:style-name="gr9" draw:text-style-name="P10" draw:layer="layout" svg:width="7.174cm" svg:height="0.535cm" svg:x="10.901cm" svg:y="10.127cm">
          <draw:text-box>
            <text:p text:style-name="P2"><text:span text:style-name="T7">ventricles as they </text:span><text:span text:style-name="T7">only pump blood </text:span><text:span text:style-name="T7">to the </text:span></text:p>
          </draw:text-box>
        </draw:frame>
        <draw:frame draw:style-name="gr9" draw:text-style-name="P10" draw:layer="layout" svg:width="1.777cm" svg:height="0.535cm" svg:x="10.901cm" svg:y="10.656cm">
          <draw:text-box>
            <text:p text:style-name="P2"><text:span text:style-name="T7">ventricles.</text:span></text:p>
          </draw:text-box>
        </draw:frame>
        <draw:frame draw:style-name="gr9" draw:text-style-name="P10" draw:layer="layout" svg:width="1.814cm" svg:height="0.535cm" svg:x="1.879cm" svg:y="11.9cm">
          <draw:text-box>
            <text:p text:style-name="P2"><text:span text:style-name="T8">Ventricles</text:span></text:p>
          </draw:text-box>
        </draw:frame>
        <draw:frame draw:style-name="gr9" draw:text-style-name="P10" draw:layer="layout" svg:width="8.072cm" svg:height="0.535cm" svg:x="10.901cm" svg:y="11.635cm">
          <draw:text-box>
            <text:p text:style-name="P2"><text:span text:style-name="T7">Pump blood out </text:span><text:span text:style-name="T7">of the heart to the </text:span><text:span text:style-name="T7">lungs (right </text:span></text:p>
          </draw:text-box>
        </draw:frame>
        <draw:frame draw:style-name="gr9" draw:text-style-name="P10" draw:layer="layout" svg:width="6.261cm" svg:height="0.535cm" svg:x="10.901cm" svg:y="12.164cm">
          <draw:text-box>
            <text:p text:style-name="P2"><text:span text:style-name="T7">ventricle) or the </text:span><text:span text:style-name="T7">body (left </text:span><text:span text:style-name="T7">ventricle).</text:span></text:p>
          </draw:text-box>
        </draw:frame>
        <draw:frame draw:style-name="gr9" draw:text-style-name="P10" draw:layer="layout" svg:width="4.164cm" svg:height="0.535cm" svg:x="1.879cm" svg:y="13.673cm">
          <draw:text-box>
            <text:p text:style-name="P2"><text:span text:style-name="T8">Atrioventricular </text:span><text:span text:style-name="T8">Valves</text:span></text:p>
          </draw:text-box>
        </draw:frame>
        <draw:frame draw:style-name="gr9" draw:text-style-name="P10" draw:layer="layout" svg:width="7.483cm" svg:height="0.535cm" svg:x="10.901cm" svg:y="13.143cm">
          <draw:text-box>
            <text:p text:style-name="P2"><text:span text:style-name="T7">Prevent backﬂow </text:span><text:span text:style-name="T7">from the </text:span><text:span text:style-name="T7">ventricles to the </text:span></text:p>
          </draw:text-box>
        </draw:frame>
        <draw:frame draw:style-name="gr9" draw:text-style-name="P10" draw:layer="layout" svg:width="8.11cm" svg:height="0.535cm" svg:x="10.901cm" svg:y="13.673cm">
          <draw:text-box>
            <text:p text:style-name="P2"><text:span text:style-name="T7">atria (Tricuspid on </text:span><text:span text:style-name="T7">the right, </text:span><text:span text:style-name="T7">Bicuspid/Mitral on </text:span></text:p>
          </draw:text-box>
        </draw:frame>
        <draw:frame draw:style-name="gr9" draw:text-style-name="P10" draw:layer="layout" svg:width="1.445cm" svg:height="0.535cm" svg:x="10.901cm" svg:y="14.202cm">
          <draw:text-box>
            <text:p text:style-name="P2"><text:span text:style-name="T7">the left).</text:span></text:p>
          </draw:text-box>
        </draw:frame>
        <draw:frame draw:style-name="gr9" draw:text-style-name="P10" draw:layer="layout" svg:width="3.132cm" svg:height="0.535cm" svg:x="1.879cm" svg:y="15.445cm">
          <draw:text-box>
            <text:p text:style-name="P2"><text:span text:style-name="T8">Semilunar Valves</text:span></text:p>
          </draw:text-box>
        </draw:frame>
        <draw:frame draw:style-name="gr9" draw:text-style-name="P10" draw:layer="layout" svg:width="7.9cm" svg:height="0.535cm" svg:x="10.901cm" svg:y="15.181cm">
          <draw:text-box>
            <text:p text:style-name="P2"><text:span text:style-name="T7">Prevent backﬂow </text:span><text:span text:style-name="T7">from the arteries </text:span><text:span text:style-name="T7">(aorta and </text:span></text:p>
          </draw:text-box>
        </draw:frame>
        <draw:frame draw:style-name="gr9" draw:text-style-name="P10" draw:layer="layout" svg:width="6.401cm" svg:height="0.535cm" svg:x="10.901cm" svg:y="15.71cm">
          <draw:text-box>
            <text:p text:style-name="P2"><text:span text:style-name="T7">pulmonary artery) </text:span><text:span text:style-name="T7">into the ventricles.</text:span></text:p>
          </draw:text-box>
        </draw:frame>
        <draw:frame draw:style-name="gr9" draw:text-style-name="P10" draw:layer="layout" svg:width="3.211cm" svg:height="0.535cm" svg:x="1.879cm" svg:y="16.953cm">
          <draw:text-box>
            <text:p text:style-name="P2"><text:span text:style-name="T8">Coronary </text:span><text:span text:style-name="T8">Arteries</text:span></text:p>
          </draw:text-box>
        </draw:frame>
        <draw:frame draw:style-name="gr9" draw:text-style-name="P10" draw:layer="layout" svg:width="7.956cm" svg:height="0.535cm" svg:x="10.901cm" svg:y="16.689cm">
          <draw:text-box>
            <text:p text:style-name="P2"><text:span text:style-name="T7">Supply </text:span><text:span text:style-name="T7">oxygenated blood </text:span><text:span text:style-name="T7">and nutrients to </text:span><text:span text:style-name="T7">the </text:span></text:p>
          </draw:text-box>
        </draw:frame>
        <draw:frame draw:style-name="gr9" draw:text-style-name="P10" draw:layer="layout" svg:width="3.193cm" svg:height="0.535cm" svg:x="10.901cm" svg:y="17.218cm">
          <draw:text-box>
            <text:p text:style-name="P2"><text:span text:style-name="T7">heart muscle cells.</text:span></text:p>
          </draw:text-box>
        </draw:frame>
        <draw:frame draw:style-name="gr8" draw:text-style-name="P9" draw:layer="layout" svg:width="11.494cm" svg:height="0.767cm" svg:x="1.482cm" svg:y="19.547cm">
          <draw:text-box>
            <text:p text:style-name="P2"><text:span text:style-name="T6">Functioning </text:span><text:span text:style-name="T6">of the Heart </text:span><text:span text:style-name="T6">(The </text:span><text:span text:style-name="T6">Cardiac </text:span><text:span text:style-name="T6">Cycle)</text:span></text:p>
          </draw:text-box>
        </draw:frame>
        <draw:frame draw:style-name="gr3" draw:text-style-name="P4" draw:layer="layout" svg:width="15.435cm" svg:height="0.615cm" svg:x="1.482cm" svg:y="20.517cm">
          <draw:text-box>
            <text:p text:style-name="P2"><text:span text:style-name="T3">The heart </text:span><text:span text:style-name="T3">functions in a </text:span><text:span text:style-name="T3">cycle of </text:span><text:span text:style-name="T3">contraction </text:span><text:span text:style-name="T3">(systole) and </text:span><text:span text:style-name="T3">relaxation </text:span><text:span text:style-name="T3">(diastole):</text:span></text:p>
          </draw:text-box>
        </draw:frame>
        <draw:frame draw:style-name="gr3" draw:text-style-name="P4" draw:layer="layout" svg:width="0.422cm" svg:height="0.615cm" svg:x="1.676cm" svg:y="21.364cm">
          <draw:text-box>
            <text:p text:style-name="P2"><text:span text:style-name="T3">1.</text:span></text:p>
          </draw:text-box>
        </draw:frame>
        <draw:frame draw:style-name="gr3" draw:text-style-name="P4" draw:layer="layout" svg:width="17.108cm" svg:height="0.615cm" svg:x="2.222cm" svg:y="21.364cm">
          <draw:text-box>
            <text:p text:style-name="P2"><text:span text:style-name="T5">Atrial </text:span><text:span text:style-name="T5">Contraction </text:span><text:span text:style-name="T5">(Systole): </text:span><text:span text:style-name="T3">Atria </text:span><text:span text:style-name="T3">contract, </text:span><text:span text:style-name="T3">pushing blood </text:span><text:span text:style-name="T3">into the </text:span><text:span text:style-name="T3">ventricles </text:span><text:span text:style-name="T3">through </text:span></text:p>
          </draw:text-box>
        </draw:frame>
        <draw:frame draw:style-name="gr3" draw:text-style-name="P4" draw:layer="layout" svg:width="6.384cm" svg:height="0.615cm" svg:x="2.222cm" svg:y="21.999cm">
          <draw:text-box>
            <text:p text:style-name="P2"><text:span text:style-name="T3">the open </text:span><text:span text:style-name="T3">atrioventricular </text:span><text:span text:style-name="T3">valves.</text:span></text:p>
          </draw:text-box>
        </draw:frame>
        <draw:frame draw:style-name="gr3" draw:text-style-name="P4" draw:layer="layout" svg:width="0.422cm" svg:height="0.615cm" svg:x="1.676cm" svg:y="22.845cm">
          <draw:text-box>
            <text:p text:style-name="P2"><text:span text:style-name="T3">2.</text:span></text:p>
          </draw:text-box>
        </draw:frame>
        <draw:frame draw:style-name="gr3" draw:text-style-name="P4" draw:layer="layout" svg:width="16.381cm" svg:height="0.615cm" svg:x="2.222cm" svg:y="22.845cm">
          <draw:text-box>
            <text:p text:style-name="P2"><text:span text:style-name="T5">Ventricular </text:span><text:span text:style-name="T5">Contraction </text:span><text:span text:style-name="T5">(Systole): </text:span><text:span text:style-name="T3">Ventricles </text:span><text:span text:style-name="T3">contract. The </text:span><text:span text:style-name="T3">atrioventricular </text:span><text:span text:style-name="T3">valves </text:span></text:p>
          </draw:text-box>
        </draw:frame>
        <draw:frame draw:style-name="gr3" draw:text-style-name="P4" draw:layer="layout" svg:width="15.95cm" svg:height="0.615cm" svg:x="2.222cm" svg:y="23.48cm">
          <draw:text-box>
            <text:p text:style-name="P2"><text:span text:style-name="T3">close </text:span><text:span text:style-name="T3">(producing the </text:span><text:span text:style-name="T3">ﬁrst heart </text:span><text:span text:style-name="T3">sound, 'lub'), </text:span><text:span text:style-name="T3">and blood is </text:span><text:span text:style-name="T3">forced into the </text:span><text:span text:style-name="T3">arteries </text:span></text:p>
          </draw:text-box>
        </draw:frame>
        <draw:frame draw:style-name="gr3" draw:text-style-name="P4" draw:layer="layout" svg:width="6.963cm" svg:height="0.615cm" svg:x="2.222cm" svg:y="24.115cm">
          <draw:text-box>
            <text:p text:style-name="P2"><text:span text:style-name="T3">through the </text:span><text:span text:style-name="T3">open semilunar </text:span><text:span text:style-name="T3">valves.</text:span></text:p>
          </draw:text-box>
        </draw:frame>
        <draw:frame draw:style-name="gr3" draw:text-style-name="P4" draw:layer="layout" svg:width="0.422cm" svg:height="0.615cm" svg:x="1.676cm" svg:y="24.962cm">
          <draw:text-box>
            <text:p text:style-name="P2"><text:span text:style-name="T3">3.</text:span></text:p>
          </draw:text-box>
        </draw:frame>
        <draw:frame draw:style-name="gr3" draw:text-style-name="P4" draw:layer="layout" svg:width="16.776cm" svg:height="0.615cm" svg:x="2.222cm" svg:y="24.962cm">
          <draw:text-box>
            <text:p text:style-name="P2"><text:span text:style-name="T5">Relaxation </text:span><text:span text:style-name="T5">(Diastole): </text:span><text:span text:style-name="T3">The </text:span><text:span text:style-name="T3">whole heart </text:span><text:span text:style-name="T3">relaxes, </text:span><text:span text:style-name="T3">allowing blood </text:span><text:span text:style-name="T3">to ﬂow into the </text:span><text:span text:style-name="T3">atria. </text:span></text:p>
          </draw:text-box>
        </draw:frame>
        <draw:polygon draw:style-name="gr4" draw:text-style-name="P5" draw:layer="layout" svg:width="18.063cm" svg:height="0.026cm" svg:x="1.481cm" svg:y="26.511cm" svg:viewBox="0 0 18064 27" draw:points="0,0 18064,0 18064,27 0,27">
          <text:p/>
        </draw:polygon>
        <draw:frame draw:style-name="gr3" draw:text-style-name="P4" draw:layer="layout" svg:width="13.77cm" svg:height="0.615cm" svg:x="2.222cm" svg:y="25.597cm">
          <draw:text-box>
            <text:p text:style-name="P2"><text:span text:style-name="T3">The semilunar </text:span><text:span text:style-name="T3">valves close </text:span><text:span text:style-name="T3">(producing the </text:span><text:span text:style-name="T3">second heart </text:span><text:span text:style-name="T3">sound, 'dub')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frame draw:style-name="gr5" draw:text-style-name="P6" draw:layer="layout" svg:width="5.356cm" svg:height="0.92cm" svg:x="1.482cm" svg:y="2.015cm">
          <draw:text-box>
            <text:p text:style-name="P2"><text:span text:style-name="T4">9.3 Blood </text:span><text:span text:style-name="T4">Vessels</text:span></text:p>
          </draw:text-box>
        </draw:frame>
        <draw:frame draw:style-name="gr3" draw:text-style-name="P4" draw:layer="layout" svg:width="17.511cm" svg:height="0.615cm" svg:x="1.482cm" svg:y="3.107cm">
          <draw:text-box>
            <text:p text:style-name="P2"><text:span text:style-name="T3">Blood is </text:span><text:span text:style-name="T3">transported </text:span><text:span text:style-name="T3">around the </text:span><text:span text:style-name="T3">body in a closed </text:span><text:span text:style-name="T3">system of blood </text:span><text:span text:style-name="T3">vessels: </text:span><text:span text:style-name="T3">arteries, veins, </text:span></text:p>
          </draw:text-box>
        </draw:frame>
        <draw:path draw:style-name="gr6" draw:text-style-name="P7" draw:layer="layout" svg:width="18.045cm" svg:height="10.742cm" svg:x="1.494cm" svg:y="4.908cm" svg:viewBox="0 0 18046 10743" svg:d="M0 10544v-10346c0-13 2-26 4-39 3-13 7-25 12-37 4-12 11-23 18-34s15-21 25-30c9-10 19-18 30-25 10-7 22-13 34-18s24-9 37-12c13-2 26-3 39-3h17649c13 0 25 1 38 3 13 3 25 7 37 12 13 5 24 11 35 18s21 15 30 25c9 9 17 19 25 30 7 11 13 22 18 34s9 24 11 37c3 13 4 26 4 39v10346c0 13-1 26-4 39-2 13-6 25-11 37s-11 24-18 34c-8 11-16 21-25 30-9 10-19 18-30 25s-22 13-35 18c-12 5-24 9-37 12-13 2-25 4-38 4h-17649c-13 0-26-2-39-4-13-3-25-7-37-12s-24-11-34-18c-11-7-21-15-30-25-10-9-18-19-25-30-7-10-14-22-18-34-5-12-9-24-12-37-2-13-4-26-4-39z">
          <text:p/>
        </draw:path>
        <draw:path draw:style-name="gr7" draw:text-style-name="P8" draw:layer="layout" svg:width="3.598cm" svg:height="0.926cm" svg:x="1.508cm" svg:y="4.921cm" svg:viewBox="0 0 3599 927" svg:d="M0 927v-715c0-13 1-27 4-42 2-14 6-27 12-40 5-12 12-25 19-36 8-12 17-22 27-32 9-10 20-19 32-27 11-7 23-14 36-19s26-9 40-12 27-4 41-4h3388v927z">
          <text:p/>
        </draw:path>
        <draw:polygon draw:style-name="gr7" draw:text-style-name="P8" draw:layer="layout" svg:width="3.598cm" svg:height="0.926cm" svg:x="5.106cm" svg:y="4.921cm" svg:viewBox="0 0 3599 927" draw:points="0,0 3599,0 3599,927 0,927">
          <text:p/>
        </draw:polygon>
        <draw:polygon draw:style-name="gr7" draw:text-style-name="P8" draw:layer="layout" svg:width="3.625cm" svg:height="0.926cm" svg:x="8.704cm" svg:y="4.921cm" svg:viewBox="0 0 3626 927" draw:points="0,0 3626,0 3626,927 0,927">
          <text:p/>
        </draw:polygon>
        <draw:polygon draw:style-name="gr7" draw:text-style-name="P8" draw:layer="layout" svg:width="3.598cm" svg:height="0.926cm" svg:x="12.329cm" svg:y="4.921cm" svg:viewBox="0 0 3599 927" draw:points="0,0 3599,0 3599,927 0,927">
          <text:p/>
        </draw:polygon>
        <draw:path draw:style-name="gr7" draw:text-style-name="P8" draw:layer="layout" svg:width="3.599cm" svg:height="0.926cm" svg:x="15.927cm" svg:y="4.921cm" svg:viewBox="0 0 3600 927" svg:d="M3600 927h-3600v-927h3388c14 0 28 1 41 4 14 3 27 7 40 12s25 12 37 19c11 8 22 17 32 27s18 20 26 32c8 11 14 24 20 36 5 13 9 26 12 40 2 15 4 29 4 42z">
          <text:p/>
        </draw:path>
        <draw:polygon draw:style-name="gr4" draw:text-style-name="P5" draw:layer="layout" svg:width="0.026cm" svg:height="0.899cm" svg:x="5.106cm" svg:y="4.921cm" svg:viewBox="0 0 27 900" draw:points="0,0 27,0 27,900 0,900">
          <text:p/>
        </draw:polygon>
        <draw:polygon draw:style-name="gr4" draw:text-style-name="P5" draw:layer="layout" svg:width="0.027cm" svg:height="0.899cm" svg:x="8.704cm" svg:y="4.921cm" svg:viewBox="0 0 28 900" draw:points="0,0 28,0 28,900 0,900">
          <text:p/>
        </draw:polygon>
        <draw:polygon draw:style-name="gr4" draw:text-style-name="P5" draw:layer="layout" svg:width="0.026cm" svg:height="0.899cm" svg:x="12.303cm" svg:y="4.921cm" svg:viewBox="0 0 27 900" draw:points="0,0 27,0 27,900 0,900">
          <text:p/>
        </draw:polygon>
        <draw:polygon draw:style-name="gr4" draw:text-style-name="P5" draw:layer="layout" svg:width="0.026cm" svg:height="0.899cm" svg:x="15.901cm" svg:y="4.921cm" svg:viewBox="0 0 27 900" draw:points="0,0 27,0 27,900 0,900">
          <text:p/>
        </draw:polygon>
        <draw:polygon draw:style-name="gr4" draw:text-style-name="P5" draw:layer="layout" svg:width="3.624cm" svg:height="0.027cm" svg:x="1.508cm" svg:y="5.82cm" svg:viewBox="0 0 3625 28" draw:points="0,0 3625,0 3625,28 0,28">
          <text:p/>
        </draw:polygon>
        <draw:polygon draw:style-name="gr4" draw:text-style-name="P5" draw:layer="layout" svg:width="0.026cm" svg:height="2.566cm" svg:x="5.106cm" svg:y="5.847cm" svg:viewBox="0 0 27 2567" draw:points="0,0 27,0 27,2567 0,2567">
          <text:p/>
        </draw:polygon>
        <draw:polygon draw:style-name="gr4" draw:text-style-name="P5" draw:layer="layout" svg:width="3.599cm" svg:height="0.027cm" svg:x="5.132cm" svg:y="5.82cm" svg:viewBox="0 0 3600 28" draw:points="0,0 3600,0 3600,28 0,28">
          <text:p/>
        </draw:polygon>
        <draw:polygon draw:style-name="gr4" draw:text-style-name="P5" draw:layer="layout" svg:width="0.027cm" svg:height="2.566cm" svg:x="8.704cm" svg:y="5.847cm" svg:viewBox="0 0 28 2567" draw:points="0,0 28,0 28,2567 0,2567">
          <text:p/>
        </draw:polygon>
        <draw:polygon draw:style-name="gr4" draw:text-style-name="P5" draw:layer="layout" svg:width="3.598cm" svg:height="0.027cm" svg:x="8.731cm" svg:y="5.82cm" svg:viewBox="0 0 3599 28" draw:points="0,0 3599,0 3599,28 0,28">
          <text:p/>
        </draw:polygon>
        <draw:polygon draw:style-name="gr4" draw:text-style-name="P5" draw:layer="layout" svg:width="0.026cm" svg:height="2.566cm" svg:x="12.303cm" svg:y="5.847cm" svg:viewBox="0 0 27 2567" draw:points="0,0 27,0 27,2567 0,2567">
          <text:p/>
        </draw:polygon>
        <draw:polygon draw:style-name="gr4" draw:text-style-name="P5" draw:layer="layout" svg:width="3.598cm" svg:height="0.027cm" svg:x="12.329cm" svg:y="5.82cm" svg:viewBox="0 0 3599 28" draw:points="0,0 3599,0 3599,28 0,28">
          <text:p/>
        </draw:polygon>
        <draw:polygon draw:style-name="gr4" draw:text-style-name="P5" draw:layer="layout" svg:width="0.026cm" svg:height="2.566cm" svg:x="15.901cm" svg:y="5.847cm" svg:viewBox="0 0 27 2567" draw:points="0,0 27,0 27,2567 0,2567">
          <text:p/>
        </draw:polygon>
        <draw:polygon draw:style-name="gr4" draw:text-style-name="P5" draw:layer="layout" svg:width="3.599cm" svg:height="0.027cm" svg:x="15.927cm" svg:y="5.82cm" svg:viewBox="0 0 3600 28" draw:points="3600,28 0,28 0,0 3600,0">
          <text:p/>
        </draw:polygon>
        <draw:polygon draw:style-name="gr4" draw:text-style-name="P5" draw:layer="layout" svg:width="3.598cm" svg:height="0.026cm" svg:x="1.508cm" svg:y="8.387cm" svg:viewBox="0 0 3599 27" draw:points="0,0 3599,0 3599,27 0,27">
          <text:p/>
        </draw:polygon>
        <draw:polygon draw:style-name="gr4" draw:text-style-name="P5" draw:layer="layout" svg:width="0.026cm" svg:height="2.567cm" svg:x="5.106cm" svg:y="8.413cm" svg:viewBox="0 0 27 2568" draw:points="0,0 27,0 27,2568 0,2568">
          <text:p/>
        </draw:polygon>
        <draw:polygon draw:style-name="gr4" draw:text-style-name="P5" draw:layer="layout" svg:width="3.572cm" svg:height="0.026cm" svg:x="5.132cm" svg:y="8.387cm" svg:viewBox="0 0 3573 27" draw:points="0,0 3573,0 3573,27 0,27">
          <text:p/>
        </draw:polygon>
        <draw:polygon draw:style-name="gr4" draw:text-style-name="P5" draw:layer="layout" svg:width="0.027cm" svg:height="2.567cm" svg:x="8.704cm" svg:y="8.413cm" svg:viewBox="0 0 28 2568" draw:points="0,0 28,0 28,2568 0,2568">
          <text:p/>
        </draw:polygon>
        <draw:polygon draw:style-name="gr4" draw:text-style-name="P5" draw:layer="layout" svg:width="3.572cm" svg:height="0.026cm" svg:x="8.731cm" svg:y="8.387cm" svg:viewBox="0 0 3573 27" draw:points="0,0 3573,0 3573,27 0,27">
          <text:p/>
        </draw:polygon>
        <draw:polygon draw:style-name="gr4" draw:text-style-name="P5" draw:layer="layout" svg:width="0.026cm" svg:height="2.567cm" svg:x="12.303cm" svg:y="8.413cm" svg:viewBox="0 0 27 2568" draw:points="0,0 27,0 27,2568 0,2568">
          <text:p/>
        </draw:polygon>
        <draw:polygon draw:style-name="gr4" draw:text-style-name="P5" draw:layer="layout" svg:width="3.572cm" svg:height="0.026cm" svg:x="12.329cm" svg:y="8.387cm" svg:viewBox="0 0 3573 27" draw:points="0,0 3573,0 3573,27 0,27">
          <text:p/>
        </draw:polygon>
        <draw:polygon draw:style-name="gr4" draw:text-style-name="P5" draw:layer="layout" svg:width="0.026cm" svg:height="2.567cm" svg:x="15.901cm" svg:y="8.413cm" svg:viewBox="0 0 27 2568" draw:points="0,0 27,0 27,2568 0,2568">
          <text:p/>
        </draw:polygon>
        <draw:polygon draw:style-name="gr4" draw:text-style-name="P5" draw:layer="layout" svg:width="3.599cm" svg:height="0.026cm" svg:x="15.927cm" svg:y="8.387cm" svg:viewBox="0 0 3600 27" draw:points="3600,27 0,27 0,0 3600,0">
          <text:p/>
        </draw:polygon>
        <draw:polygon draw:style-name="gr4" draw:text-style-name="P5" draw:layer="layout" svg:width="3.598cm" svg:height="0.027cm" svg:x="1.508cm" svg:y="10.953cm" svg:viewBox="0 0 3599 28" draw:points="0,0 3599,0 3599,28 0,28">
          <text:p/>
        </draw:polygon>
        <draw:polygon draw:style-name="gr4" draw:text-style-name="P5" draw:layer="layout" svg:width="0.026cm" svg:height="4.656cm" svg:x="5.106cm" svg:y="10.98cm" svg:viewBox="0 0 27 4657" draw:points="0,4657 0,0 27,0 27,4657">
          <text:p/>
        </draw:polygon>
        <draw:polygon draw:style-name="gr4" draw:text-style-name="P5" draw:layer="layout" svg:width="3.572cm" svg:height="0.027cm" svg:x="5.132cm" svg:y="10.953cm" svg:viewBox="0 0 3573 28" draw:points="0,0 3573,0 3573,28 0,28">
          <text:p/>
        </draw:polygon>
        <draw:polygon draw:style-name="gr4" draw:text-style-name="P5" draw:layer="layout" svg:width="0.027cm" svg:height="4.656cm" svg:x="8.704cm" svg:y="10.98cm" svg:viewBox="0 0 28 4657" draw:points="0,4657 0,0 28,0 28,4657">
          <text:p/>
        </draw:polygon>
        <draw:polygon draw:style-name="gr4" draw:text-style-name="P5" draw:layer="layout" svg:width="3.572cm" svg:height="0.027cm" svg:x="8.731cm" svg:y="10.953cm" svg:viewBox="0 0 3573 28" draw:points="0,0 3573,0 3573,28 0,28">
          <text:p/>
        </draw:polygon>
        <draw:polygon draw:style-name="gr4" draw:text-style-name="P5" draw:layer="layout" svg:width="0.026cm" svg:height="4.656cm" svg:x="12.303cm" svg:y="10.98cm" svg:viewBox="0 0 27 4657" draw:points="0,4657 0,0 27,0 27,4657">
          <text:p/>
        </draw:polygon>
        <draw:polygon draw:style-name="gr4" draw:text-style-name="P5" draw:layer="layout" svg:width="3.572cm" svg:height="0.027cm" svg:x="12.329cm" svg:y="10.953cm" svg:viewBox="0 0 3573 28" draw:points="0,0 3573,0 3573,28 0,28">
          <text:p/>
        </draw:polygon>
        <draw:polygon draw:style-name="gr4" draw:text-style-name="P5" draw:layer="layout" svg:width="0.026cm" svg:height="4.656cm" svg:x="15.901cm" svg:y="10.98cm" svg:viewBox="0 0 27 4657" draw:points="0,4657 0,0 27,0 27,4657">
          <text:p/>
        </draw:polygon>
        <draw:polygon draw:style-name="gr4" draw:text-style-name="P5" draw:layer="layout" svg:width="3.599cm" svg:height="0.027cm" svg:x="15.927cm" svg:y="10.953cm" svg:viewBox="0 0 3600 28" draw:points="3600,28 0,28 0,0 3600,0">
          <text:p/>
        </draw:polygon>
        <draw:frame draw:style-name="gr3" draw:text-style-name="P4" draw:layer="layout" svg:width="2.999cm" svg:height="0.615cm" svg:x="1.482cm" svg:y="3.742cm">
          <draw:text-box>
            <text:p text:style-name="P2"><text:span text:style-name="T3">and capillaries.</text:span></text:p>
          </draw:text-box>
        </draw:frame>
        <draw:frame draw:style-name="gr9" draw:text-style-name="P10" draw:layer="layout" svg:width="1.999cm" svg:height="0.535cm" svg:x="1.746cm" svg:y="5.074cm">
          <draw:text-box>
            <text:p text:style-name="P2"><text:span text:style-name="T7">Vessel Type</text:span></text:p>
          </draw:text-box>
        </draw:frame>
        <draw:frame draw:style-name="gr9" draw:text-style-name="P10" draw:layer="layout" svg:width="2.534cm" svg:height="0.535cm" svg:x="5.363cm" svg:y="5.074cm">
          <draw:text-box>
            <text:p text:style-name="P2"><text:span text:style-name="T7">Wall Thickness</text:span></text:p>
          </draw:text-box>
        </draw:frame>
        <draw:frame draw:style-name="gr9" draw:text-style-name="P10" draw:layer="layout" svg:width="2.871cm" svg:height="0.535cm" svg:x="8.966cm" svg:y="5.074cm">
          <draw:text-box>
            <text:p text:style-name="P2"><text:span text:style-name="T7">Lumen Diameter</text:span></text:p>
          </draw:text-box>
        </draw:frame>
        <draw:frame draw:style-name="gr9" draw:text-style-name="P10" draw:layer="layout" svg:width="1.094cm" svg:height="0.535cm" svg:x="12.569cm" svg:y="5.074cm">
          <draw:text-box>
            <text:p text:style-name="P2"><text:span text:style-name="T7">Valves</text:span></text:p>
          </draw:text-box>
        </draw:frame>
        <draw:frame draw:style-name="gr9" draw:text-style-name="P10" draw:layer="layout" svg:width="1.529cm" svg:height="0.535cm" svg:x="16.173cm" svg:y="5.074cm">
          <draw:text-box>
            <text:p text:style-name="P2"><text:span text:style-name="T7">Function</text:span></text:p>
          </draw:text-box>
        </draw:frame>
        <draw:frame draw:style-name="gr9" draw:text-style-name="P10" draw:layer="layout" svg:width="1.14cm" svg:height="0.535cm" svg:x="1.879cm" svg:y="6.82cm">
          <draw:text-box>
            <text:p text:style-name="P2"><text:span text:style-name="T8">Artery</text:span></text:p>
          </draw:text-box>
        </draw:frame>
        <draw:frame draw:style-name="gr9" draw:text-style-name="P10" draw:layer="layout" svg:width="1.823cm" svg:height="0.535cm" svg:x="5.495cm" svg:y="6.026cm">
          <draw:text-box>
            <text:p text:style-name="P2"><text:span text:style-name="T8">Thick </text:span><text:span text:style-name="T7">and </text:span></text:p>
          </draw:text-box>
        </draw:frame>
        <draw:frame draw:style-name="gr9" draw:text-style-name="P10" draw:layer="layout" svg:width="2.257cm" svg:height="0.535cm" svg:x="5.495cm" svg:y="6.555cm">
          <draw:text-box>
            <text:p text:style-name="P2"><text:span text:style-name="T7">muscular (to </text:span></text:p>
          </draw:text-box>
        </draw:frame>
        <draw:frame draw:style-name="gr9" draw:text-style-name="P10" draw:layer="layout" svg:width="2.654cm" svg:height="0.535cm" svg:x="5.495cm" svg:y="7.084cm">
          <draw:text-box>
            <text:p text:style-name="P2"><text:span text:style-name="T7">withstand high </text:span></text:p>
          </draw:text-box>
        </draw:frame>
        <draw:frame draw:style-name="gr9" draw:text-style-name="P10" draw:layer="layout" svg:width="1.719cm" svg:height="0.535cm" svg:x="5.495cm" svg:y="7.614cm">
          <draw:text-box>
            <text:p text:style-name="P2"><text:span text:style-name="T7">pressure).</text:span></text:p>
          </draw:text-box>
        </draw:frame>
        <draw:frame draw:style-name="gr9" draw:text-style-name="P10" draw:layer="layout" svg:width="1.449cm" svg:height="0.535cm" svg:x="9.098cm" svg:y="6.291cm">
          <draw:text-box>
            <text:p text:style-name="P2"><text:span text:style-name="T8">Narrow </text:span></text:p>
          </draw:text-box>
        </draw:frame>
        <draw:frame draw:style-name="gr9" draw:text-style-name="P10" draw:layer="layout" svg:width="2.766cm" svg:height="0.535cm" svg:x="9.098cm" svg:y="6.82cm">
          <draw:text-box>
            <text:p text:style-name="P2"><text:span text:style-name="T7">(maintains high </text:span></text:p>
          </draw:text-box>
        </draw:frame>
        <draw:frame draw:style-name="gr9" draw:text-style-name="P10" draw:layer="layout" svg:width="1.719cm" svg:height="0.535cm" svg:x="9.098cm" svg:y="7.349cm">
          <draw:text-box>
            <text:p text:style-name="P2"><text:span text:style-name="T7">pressure).</text:span></text:p>
          </draw:text-box>
        </draw:frame>
        <draw:frame draw:style-name="gr9" draw:text-style-name="P10" draw:layer="layout" svg:width="2.396cm" svg:height="0.535cm" svg:x="12.702cm" svg:y="6.026cm">
          <draw:text-box>
            <text:p text:style-name="P2"><text:span text:style-name="T8">None </text:span><text:span text:style-name="T7">(except </text:span></text:p>
          </draw:text-box>
        </draw:frame>
        <draw:frame draw:style-name="gr9" draw:text-style-name="P10" draw:layer="layout" svg:width="1.806cm" svg:height="0.535cm" svg:x="12.702cm" svg:y="6.555cm">
          <draw:text-box>
            <text:p text:style-name="P2"><text:span text:style-name="T7">semilunar </text:span></text:p>
          </draw:text-box>
        </draw:frame>
        <draw:frame draw:style-name="gr9" draw:text-style-name="P10" draw:layer="layout" svg:width="2.234cm" svg:height="0.535cm" svg:x="12.702cm" svg:y="7.084cm">
          <draw:text-box>
            <text:p text:style-name="P2"><text:span text:style-name="T7">valves at the </text:span></text:p>
          </draw:text-box>
        </draw:frame>
        <draw:frame draw:style-name="gr9" draw:text-style-name="P10" draw:layer="layout" svg:width="1.146cm" svg:height="0.535cm" svg:x="12.702cm" svg:y="7.614cm">
          <draw:text-box>
            <text:p text:style-name="P2"><text:span text:style-name="T7">heart).</text:span></text:p>
          </draw:text-box>
        </draw:frame>
        <draw:frame draw:style-name="gr9" draw:text-style-name="P10" draw:layer="layout" svg:width="2.38cm" svg:height="0.535cm" svg:x="16.305cm" svg:y="6.291cm">
          <draw:text-box>
            <text:p text:style-name="P2"><text:span text:style-name="T7">Carries blood </text:span></text:p>
          </draw:text-box>
        </draw:frame>
        <draw:frame draw:style-name="gr9" draw:text-style-name="P10" draw:layer="layout" svg:width="2.608cm" svg:height="0.535cm" svg:x="16.305cm" svg:y="6.82cm">
          <draw:text-box>
            <text:p text:style-name="P2"><text:span text:style-name="T8">away </text:span><text:span text:style-name="T7">from the </text:span></text:p>
          </draw:text-box>
        </draw:frame>
        <draw:frame draw:style-name="gr9" draw:text-style-name="P10" draw:layer="layout" svg:width="1.021cm" svg:height="0.535cm" svg:x="16.305cm" svg:y="7.349cm">
          <draw:text-box>
            <text:p text:style-name="P2"><text:span text:style-name="T7">heart.</text:span></text:p>
          </draw:text-box>
        </draw:frame>
        <draw:frame draw:style-name="gr9" draw:text-style-name="P10" draw:layer="layout" svg:width="0.792cm" svg:height="0.535cm" svg:x="1.879cm" svg:y="9.386cm">
          <draw:text-box>
            <text:p text:style-name="P2"><text:span text:style-name="T8">Vein</text:span></text:p>
          </draw:text-box>
        </draw:frame>
        <draw:frame draw:style-name="gr9" draw:text-style-name="P10" draw:layer="layout" svg:width="1.487cm" svg:height="0.535cm" svg:x="5.495cm" svg:y="9.122cm">
          <draw:text-box>
            <text:p text:style-name="P2"><text:span text:style-name="T8">Thin </text:span><text:span text:style-name="T7">(as </text:span></text:p>
          </draw:text-box>
        </draw:frame>
        <draw:frame draw:style-name="gr9" draw:text-style-name="P10" draw:layer="layout" svg:width="2.781cm" svg:height="0.535cm" svg:x="5.495cm" svg:y="9.651cm">
          <draw:text-box>
            <text:p text:style-name="P2"><text:span text:style-name="T7">pressure is low).</text:span></text:p>
          </draw:text-box>
        </draw:frame>
        <draw:frame draw:style-name="gr9" draw:text-style-name="P10" draw:layer="layout" svg:width="2.172cm" svg:height="0.535cm" svg:x="9.098cm" svg:y="8.857cm">
          <draw:text-box>
            <text:p text:style-name="P2"><text:span text:style-name="T8">Wide </text:span><text:span text:style-name="T7">(oﬀers </text:span></text:p>
          </draw:text-box>
        </draw:frame>
        <draw:frame draw:style-name="gr9" draw:text-style-name="P10" draw:layer="layout" svg:width="2.576cm" svg:height="0.535cm" svg:x="9.098cm" svg:y="9.386cm">
          <draw:text-box>
            <text:p text:style-name="P2"><text:span text:style-name="T7">less resistance </text:span></text:p>
          </draw:text-box>
        </draw:frame>
        <draw:frame draw:style-name="gr9" draw:text-style-name="P10" draw:layer="layout" svg:width="1.417cm" svg:height="0.535cm" svg:x="9.098cm" svg:y="9.916cm">
          <draw:text-box>
            <text:p text:style-name="P2"><text:span text:style-name="T7">to ﬂow).</text:span></text:p>
          </draw:text-box>
        </draw:frame>
        <draw:frame draw:style-name="gr9" draw:text-style-name="P10" draw:layer="layout" svg:width="2.063cm" svg:height="0.535cm" svg:x="12.702cm" svg:y="8.593cm">
          <draw:text-box>
            <text:p text:style-name="P2"><text:span text:style-name="T8">Present </text:span><text:span text:style-name="T7">(to </text:span></text:p>
          </draw:text-box>
        </draw:frame>
        <draw:frame draw:style-name="gr9" draw:text-style-name="P10" draw:layer="layout" svg:width="1.419cm" svg:height="0.535cm" svg:x="12.702cm" svg:y="9.122cm">
          <draw:text-box>
            <text:p text:style-name="P2"><text:span text:style-name="T7">prevent </text:span></text:p>
          </draw:text-box>
        </draw:frame>
        <draw:frame draw:style-name="gr9" draw:text-style-name="P10" draw:layer="layout" svg:width="2.079cm" svg:height="0.535cm" svg:x="12.702cm" svg:y="9.651cm">
          <draw:text-box>
            <text:p text:style-name="P2"><text:span text:style-name="T7">backﬂow of </text:span></text:p>
          </draw:text-box>
        </draw:frame>
        <draw:frame draw:style-name="gr9" draw:text-style-name="P10" draw:layer="layout" svg:width="1.236cm" svg:height="0.535cm" svg:x="12.702cm" svg:y="10.18cm">
          <draw:text-box>
            <text:p text:style-name="P2"><text:span text:style-name="T7">blood).</text:span></text:p>
          </draw:text-box>
        </draw:frame>
        <draw:frame draw:style-name="gr9" draw:text-style-name="P10" draw:layer="layout" svg:width="2.38cm" svg:height="0.535cm" svg:x="16.305cm" svg:y="8.857cm">
          <draw:text-box>
            <text:p text:style-name="P2"><text:span text:style-name="T7">Carries blood </text:span></text:p>
          </draw:text-box>
        </draw:frame>
        <draw:frame draw:style-name="gr9" draw:text-style-name="P10" draw:layer="layout" svg:width="2.236cm" svg:height="0.535cm" svg:x="16.305cm" svg:y="9.386cm">
          <draw:text-box>
            <text:p text:style-name="P2"><text:span text:style-name="T8">towards </text:span><text:span text:style-name="T7">the </text:span></text:p>
          </draw:text-box>
        </draw:frame>
        <draw:frame draw:style-name="gr9" draw:text-style-name="P10" draw:layer="layout" svg:width="1.021cm" svg:height="0.535cm" svg:x="16.305cm" svg:y="9.916cm">
          <draw:text-box>
            <text:p text:style-name="P2"><text:span text:style-name="T7">heart.</text:span></text:p>
          </draw:text-box>
        </draw:frame>
        <draw:frame draw:style-name="gr9" draw:text-style-name="P10" draw:layer="layout" svg:width="1.632cm" svg:height="0.535cm" svg:x="1.879cm" svg:y="13.011cm">
          <draw:text-box>
            <text:p text:style-name="P2"><text:span text:style-name="T8">Capillary</text:span></text:p>
          </draw:text-box>
        </draw:frame>
        <draw:frame draw:style-name="gr9" draw:text-style-name="P10" draw:layer="layout" svg:width="2.546cm" svg:height="0.535cm" svg:x="5.495cm" svg:y="12.482cm">
          <draw:text-box>
            <text:p text:style-name="P2"><text:span text:style-name="T8">One cell thick </text:span></text:p>
          </draw:text-box>
        </draw:frame>
        <draw:frame draw:style-name="gr9" draw:text-style-name="P10" draw:layer="layout" svg:width="2.743cm" svg:height="0.535cm" svg:x="5.495cm" svg:y="13.011cm">
          <draw:text-box>
            <text:p text:style-name="P2"><text:span text:style-name="T7">(allows for easy </text:span></text:p>
          </draw:text-box>
        </draw:frame>
        <draw:frame draw:style-name="gr9" draw:text-style-name="P10" draw:layer="layout" svg:width="1.74cm" svg:height="0.535cm" svg:x="5.495cm" svg:y="13.54cm">
          <draw:text-box>
            <text:p text:style-name="P2"><text:span text:style-name="T7">diﬀusion).</text:span></text:p>
          </draw:text-box>
        </draw:frame>
        <draw:frame draw:style-name="gr9" draw:text-style-name="P10" draw:layer="layout" svg:width="2.308cm" svg:height="0.535cm" svg:x="9.098cm" svg:y="12.217cm">
          <draw:text-box>
            <text:p text:style-name="P2"><text:span text:style-name="T8">Very narrow </text:span></text:p>
          </draw:text-box>
        </draw:frame>
        <draw:frame draw:style-name="gr9" draw:text-style-name="P10" draw:layer="layout" svg:width="2.072cm" svg:height="0.535cm" svg:x="9.098cm" svg:y="12.747cm">
          <draw:text-box>
            <text:p text:style-name="P2"><text:span text:style-name="T7">(blood cells </text:span></text:p>
          </draw:text-box>
        </draw:frame>
        <draw:frame draw:style-name="gr9" draw:text-style-name="P10" draw:layer="layout" svg:width="2.371cm" svg:height="0.535cm" svg:x="9.098cm" svg:y="13.276cm">
          <draw:text-box>
            <text:p text:style-name="P2"><text:span text:style-name="T7">pass in single </text:span></text:p>
          </draw:text-box>
        </draw:frame>
        <draw:frame draw:style-name="gr9" draw:text-style-name="P10" draw:layer="layout" svg:width="0.758cm" svg:height="0.535cm" svg:x="9.098cm" svg:y="13.805cm">
          <draw:text-box>
            <text:p text:style-name="P2"><text:span text:style-name="T7">ﬁle).</text:span></text:p>
          </draw:text-box>
        </draw:frame>
        <draw:frame draw:style-name="gr9" draw:text-style-name="P10" draw:layer="layout" svg:width="1.06cm" svg:height="0.535cm" svg:x="12.702cm" svg:y="13.011cm">
          <draw:text-box>
            <text:p text:style-name="P2"><text:span text:style-name="T8">None</text:span><text:span text:style-name="T7">.</text:span></text:p>
          </draw:text-box>
        </draw:frame>
        <draw:frame draw:style-name="gr9" draw:text-style-name="P10" draw:layer="layout" svg:width="1.174cm" svg:height="0.535cm" svg:x="16.305cm" svg:y="11.159cm">
          <draw:text-box>
            <text:p text:style-name="P2"><text:span text:style-name="T7">Site of </text:span></text:p>
          </draw:text-box>
        </draw:frame>
        <draw:frame draw:style-name="gr9" draw:text-style-name="P10" draw:layer="layout" svg:width="2.249cm" svg:height="0.535cm" svg:x="16.305cm" svg:y="11.688cm">
          <draw:text-box>
            <text:p text:style-name="P2"><text:span text:style-name="T8">exchange </text:span><text:span text:style-name="T7">of </text:span></text:p>
          </draw:text-box>
        </draw:frame>
        <draw:frame draw:style-name="gr9" draw:text-style-name="P10" draw:layer="layout" svg:width="1.704cm" svg:height="0.535cm" svg:x="16.305cm" svg:y="12.217cm">
          <draw:text-box>
            <text:p text:style-name="P2"><text:span text:style-name="T7">materials </text:span></text:p>
          </draw:text-box>
        </draw:frame>
        <draw:frame draw:style-name="gr9" draw:text-style-name="P10" draw:layer="layout" svg:width="1.275cm" svg:height="0.535cm" svg:x="16.305cm" svg:y="12.747cm">
          <draw:text-box>
            <text:p text:style-name="P2"><text:span text:style-name="T7">(gases, </text:span></text:p>
          </draw:text-box>
        </draw:frame>
        <draw:frame draw:style-name="gr9" draw:text-style-name="P10" draw:layer="layout" svg:width="1.758cm" svg:height="0.535cm" svg:x="16.305cm" svg:y="13.276cm">
          <draw:text-box>
            <text:p text:style-name="P2"><text:span text:style-name="T7">nutrients, </text:span></text:p>
          </draw:text-box>
        </draw:frame>
        <draw:frame draw:style-name="gr9" draw:text-style-name="P10" draw:layer="layout" svg:width="2.808cm" svg:height="0.535cm" svg:x="16.305cm" svg:y="13.805cm">
          <draw:text-box>
            <text:p text:style-name="P2"><text:span text:style-name="T7">waste) between </text:span></text:p>
          </draw:text-box>
        </draw:frame>
        <draw:frame draw:style-name="gr9" draw:text-style-name="P10" draw:layer="layout" svg:width="1.834cm" svg:height="0.535cm" svg:x="16.305cm" svg:y="14.334cm">
          <draw:text-box>
            <text:p text:style-name="P2"><text:span text:style-name="T7">blood and </text:span></text:p>
          </draw:text-box>
        </draw:frame>
        <draw:frame draw:style-name="gr9" draw:text-style-name="P10" draw:layer="layout" svg:width="1.289cm" svg:height="0.535cm" svg:x="16.305cm" svg:y="14.863cm">
          <draw:text-box>
            <text:p text:style-name="P2"><text:span text:style-name="T7">tissues.</text:span></text:p>
          </draw:text-box>
        </draw:frame>
        <draw:frame draw:style-name="gr8" draw:text-style-name="P9" draw:layer="layout" svg:width="4.932cm" svg:height="0.767cm" svg:x="1.482cm" svg:y="17.193cm">
          <draw:text-box>
            <text:p text:style-name="P2"><text:span text:style-name="T6">Main Blood </text:span><text:span text:style-name="T6">Vessels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path draw:style-name="gr6" draw:text-style-name="P7" draw:layer="layout" svg:width="18.045cm" svg:height="13.97cm" svg:x="1.494cm" svg:y="2.42cm" svg:viewBox="0 0 18046 13971" svg:d="M0 13773v-13574c0-13 2-26 4-39 3-13 7-25 12-37 4-12 11-24 18-34 7-11 15-21 25-30 9-10 19-18 30-25 10-7 22-13 34-18s24-9 37-12c13-2 26-4 39-4h17649c13 0 25 2 38 4 13 3 25 7 37 12 13 5 24 11 35 18s21 15 30 25c9 9 17 19 25 30 7 10 13 22 18 34s9 24 11 37c3 13 4 26 4 39v13574c0 13-1 26-4 39-2 12-6 25-11 37s-11 23-18 34c-8 11-16 21-25 30-9 10-19 18-30 25s-22 13-35 18c-12 5-24 9-37 12-13 2-25 3-38 3h-17649c-13 0-26-1-39-3-13-3-25-7-37-12s-24-11-34-18c-11-7-21-15-30-25-10-9-18-19-25-30s-14-22-18-34c-5-12-9-25-12-37-2-13-4-26-4-39z">
          <text:p/>
        </draw:path>
        <draw:path draw:style-name="gr7" draw:text-style-name="P8" draw:layer="layout" svg:width="6.006cm" svg:height="0.926cm" svg:x="1.508cm" svg:y="2.434cm" svg:viewBox="0 0 6007 927" svg:d="M0 927v-716c0-14 1-27 4-41 2-14 6-27 12-40 5-13 12-25 19-36 8-12 17-23 27-32 9-10 20-19 32-27 11-7 23-14 36-19 13-6 26-10 40-12 14-3 27-4 41-4h5796v927z">
          <text:p/>
        </draw:path>
        <draw:polygon draw:style-name="gr7" draw:text-style-name="P8" draw:layer="layout" svg:width="6.006cm" svg:height="0.926cm" svg:x="7.514cm" svg:y="2.434cm" svg:viewBox="0 0 6007 927" draw:points="0,0 6007,0 6007,927 0,927">
          <text:p/>
        </draw:polygon>
        <draw:path draw:style-name="gr7" draw:text-style-name="P8" draw:layer="layout" svg:width="6.006cm" svg:height="0.926cm" svg:x="13.52cm" svg:y="2.434cm" svg:viewBox="0 0 6007 927" svg:d="M6007 927h-6007v-927h5795c14 0 28 1 41 4 14 2 27 6 40 12 13 5 25 12 37 19 11 8 22 17 32 27 10 9 18 20 26 32 8 11 14 23 20 36 5 13 9 26 12 40 2 14 4 27 4 41z">
          <text:p/>
        </draw:path>
        <draw:polygon draw:style-name="gr4" draw:text-style-name="P5" draw:layer="layout" svg:width="0.026cm" svg:height="0.899cm" svg:x="7.514cm" svg:y="2.434cm" svg:viewBox="0 0 27 900" draw:points="0,0 27,0 27,900 0,900">
          <text:p/>
        </draw:polygon>
        <draw:polygon draw:style-name="gr4" draw:text-style-name="P5" draw:layer="layout" svg:width="0.026cm" svg:height="0.899cm" svg:x="13.52cm" svg:y="2.434cm" svg:viewBox="0 0 27 900" draw:points="0,0 27,0 27,900 0,900">
          <text:p/>
        </draw:polygon>
        <draw:polygon draw:style-name="gr4" draw:text-style-name="P5" draw:layer="layout" svg:width="6.032cm" svg:height="0.027cm" svg:x="1.508cm" svg:y="3.333cm" svg:viewBox="0 0 6033 28" draw:points="0,0 6033,0 6033,28 0,28">
          <text:p/>
        </draw:polygon>
        <draw:polygon draw:style-name="gr4" draw:text-style-name="P5" draw:layer="layout" svg:width="0.026cm" svg:height="1.508cm" svg:x="7.514cm" svg:y="3.36cm" svg:viewBox="0 0 27 1509" draw:points="0,0 27,0 27,1509 0,1509">
          <text:p/>
        </draw:polygon>
        <draw:polygon draw:style-name="gr4" draw:text-style-name="P5" draw:layer="layout" svg:width="6.006cm" svg:height="0.027cm" svg:x="7.54cm" svg:y="3.333cm" svg:viewBox="0 0 6007 28" draw:points="0,0 6007,0 6007,28 0,28">
          <text:p/>
        </draw:polygon>
        <draw:polygon draw:style-name="gr4" draw:text-style-name="P5" draw:layer="layout" svg:width="0.026cm" svg:height="1.508cm" svg:x="13.52cm" svg:y="3.36cm" svg:viewBox="0 0 27 1509" draw:points="0,0 27,0 27,1509 0,1509">
          <text:p/>
        </draw:polygon>
        <draw:polygon draw:style-name="gr4" draw:text-style-name="P5" draw:layer="layout" svg:width="5.98cm" svg:height="0.027cm" svg:x="13.546cm" svg:y="3.333cm" svg:viewBox="0 0 5981 28" draw:points="5981,28 0,28 0,0 5981,0">
          <text:p/>
        </draw:polygon>
        <draw:polygon draw:style-name="gr4" draw:text-style-name="P5" draw:layer="layout" svg:width="6.006cm" svg:height="0.027cm" svg:x="1.508cm" svg:y="4.841cm" svg:viewBox="0 0 6007 28" draw:points="0,0 6007,0 6007,28 0,28">
          <text:p/>
        </draw:polygon>
        <draw:polygon draw:style-name="gr4" draw:text-style-name="P5" draw:layer="layout" svg:width="0.026cm" svg:height="1.508cm" svg:x="7.514cm" svg:y="4.868cm" svg:viewBox="0 0 27 1509" draw:points="0,0 27,0 27,1509 0,1509">
          <text:p/>
        </draw:polygon>
        <draw:polygon draw:style-name="gr4" draw:text-style-name="P5" draw:layer="layout" svg:width="5.98cm" svg:height="0.027cm" svg:x="7.54cm" svg:y="4.841cm" svg:viewBox="0 0 5981 28" draw:points="0,0 5981,0 5981,28 0,28">
          <text:p/>
        </draw:polygon>
        <draw:polygon draw:style-name="gr4" draw:text-style-name="P5" draw:layer="layout" svg:width="0.026cm" svg:height="1.508cm" svg:x="13.52cm" svg:y="4.868cm" svg:viewBox="0 0 27 1509" draw:points="0,0 27,0 27,1509 0,1509">
          <text:p/>
        </draw:polygon>
        <draw:polygon draw:style-name="gr4" draw:text-style-name="P5" draw:layer="layout" svg:width="5.98cm" svg:height="0.027cm" svg:x="13.546cm" svg:y="4.841cm" svg:viewBox="0 0 5981 28" draw:points="5981,28 0,28 0,0 5981,0">
          <text:p/>
        </draw:polygon>
        <draw:polygon draw:style-name="gr4" draw:text-style-name="P5" draw:layer="layout" svg:width="6.006cm" svg:height="0.027cm" svg:x="1.508cm" svg:y="6.349cm" svg:viewBox="0 0 6007 28" draw:points="0,0 6007,0 6007,28 0,28">
          <text:p/>
        </draw:polygon>
        <draw:polygon draw:style-name="gr4" draw:text-style-name="P5" draw:layer="layout" svg:width="0.026cm" svg:height="1.508cm" svg:x="7.514cm" svg:y="6.376cm" svg:viewBox="0 0 27 1509" draw:points="0,0 27,0 27,1509 0,1509">
          <text:p/>
        </draw:polygon>
        <draw:polygon draw:style-name="gr4" draw:text-style-name="P5" draw:layer="layout" svg:width="5.98cm" svg:height="0.027cm" svg:x="7.54cm" svg:y="6.349cm" svg:viewBox="0 0 5981 28" draw:points="0,0 5981,0 5981,28 0,28">
          <text:p/>
        </draw:polygon>
        <draw:polygon draw:style-name="gr4" draw:text-style-name="P5" draw:layer="layout" svg:width="0.026cm" svg:height="1.508cm" svg:x="13.52cm" svg:y="6.376cm" svg:viewBox="0 0 27 1509" draw:points="0,0 27,0 27,1509 0,1509">
          <text:p/>
        </draw:polygon>
        <draw:polygon draw:style-name="gr4" draw:text-style-name="P5" draw:layer="layout" svg:width="5.98cm" svg:height="0.027cm" svg:x="13.546cm" svg:y="6.349cm" svg:viewBox="0 0 5981 28" draw:points="5981,28 0,28 0,0 5981,0">
          <text:p/>
        </draw:polygon>
        <draw:polygon draw:style-name="gr4" draw:text-style-name="P5" draw:layer="layout" svg:width="6.006cm" svg:height="0.026cm" svg:x="1.508cm" svg:y="7.858cm" svg:viewBox="0 0 6007 27" draw:points="0,0 6007,0 6007,27 0,27">
          <text:p/>
        </draw:polygon>
        <draw:polygon draw:style-name="gr4" draw:text-style-name="P5" draw:layer="layout" svg:width="0.026cm" svg:height="1.508cm" svg:x="7.514cm" svg:y="7.884cm" svg:viewBox="0 0 27 1509" draw:points="0,0 27,0 27,1509 0,1509">
          <text:p/>
        </draw:polygon>
        <draw:polygon draw:style-name="gr4" draw:text-style-name="P5" draw:layer="layout" svg:width="5.98cm" svg:height="0.026cm" svg:x="7.54cm" svg:y="7.858cm" svg:viewBox="0 0 5981 27" draw:points="0,0 5981,0 5981,27 0,27">
          <text:p/>
        </draw:polygon>
        <draw:polygon draw:style-name="gr4" draw:text-style-name="P5" draw:layer="layout" svg:width="0.026cm" svg:height="1.508cm" svg:x="13.52cm" svg:y="7.884cm" svg:viewBox="0 0 27 1509" draw:points="0,0 27,0 27,1509 0,1509">
          <text:p/>
        </draw:polygon>
        <draw:polygon draw:style-name="gr4" draw:text-style-name="P5" draw:layer="layout" svg:width="5.98cm" svg:height="0.026cm" svg:x="13.546cm" svg:y="7.858cm" svg:viewBox="0 0 5981 27" draw:points="5981,27 0,27 0,0 5981,0">
          <text:p/>
        </draw:polygon>
        <draw:polygon draw:style-name="gr4" draw:text-style-name="P5" draw:layer="layout" svg:width="6.006cm" svg:height="0.026cm" svg:x="1.508cm" svg:y="9.366cm" svg:viewBox="0 0 6007 27" draw:points="0,0 6007,0 6007,27 0,27">
          <text:p/>
        </draw:polygon>
        <draw:polygon draw:style-name="gr4" draw:text-style-name="P5" draw:layer="layout" svg:width="0.026cm" svg:height="1.508cm" svg:x="7.514cm" svg:y="9.392cm" svg:viewBox="0 0 27 1509" draw:points="0,0 27,0 27,1509 0,1509">
          <text:p/>
        </draw:polygon>
        <draw:polygon draw:style-name="gr4" draw:text-style-name="P5" draw:layer="layout" svg:width="5.98cm" svg:height="0.026cm" svg:x="7.54cm" svg:y="9.366cm" svg:viewBox="0 0 5981 27" draw:points="0,0 5981,0 5981,27 0,27">
          <text:p/>
        </draw:polygon>
        <draw:polygon draw:style-name="gr4" draw:text-style-name="P5" draw:layer="layout" svg:width="0.026cm" svg:height="1.508cm" svg:x="13.52cm" svg:y="9.392cm" svg:viewBox="0 0 27 1509" draw:points="0,0 27,0 27,1509 0,1509">
          <text:p/>
        </draw:polygon>
        <draw:polygon draw:style-name="gr4" draw:text-style-name="P5" draw:layer="layout" svg:width="5.98cm" svg:height="0.026cm" svg:x="13.546cm" svg:y="9.366cm" svg:viewBox="0 0 5981 27" draw:points="5981,27 0,27 0,0 5981,0">
          <text:p/>
        </draw:polygon>
        <draw:polygon draw:style-name="gr4" draw:text-style-name="P5" draw:layer="layout" svg:width="6.006cm" svg:height="0.026cm" svg:x="1.508cm" svg:y="10.874cm" svg:viewBox="0 0 6007 27" draw:points="0,0 6007,0 6007,27 0,27">
          <text:p/>
        </draw:polygon>
        <draw:polygon draw:style-name="gr4" draw:text-style-name="P5" draw:layer="layout" svg:width="0.026cm" svg:height="1.508cm" svg:x="7.514cm" svg:y="10.9cm" svg:viewBox="0 0 27 1509" draw:points="0,0 27,0 27,1509 0,1509">
          <text:p/>
        </draw:polygon>
        <draw:polygon draw:style-name="gr4" draw:text-style-name="P5" draw:layer="layout" svg:width="5.98cm" svg:height="0.026cm" svg:x="7.54cm" svg:y="10.874cm" svg:viewBox="0 0 5981 27" draw:points="0,0 5981,0 5981,27 0,27">
          <text:p/>
        </draw:polygon>
        <draw:polygon draw:style-name="gr4" draw:text-style-name="P5" draw:layer="layout" svg:width="0.026cm" svg:height="1.508cm" svg:x="13.52cm" svg:y="10.9cm" svg:viewBox="0 0 27 1509" draw:points="0,0 27,0 27,1509 0,1509">
          <text:p/>
        </draw:polygon>
        <draw:polygon draw:style-name="gr4" draw:text-style-name="P5" draw:layer="layout" svg:width="5.98cm" svg:height="0.026cm" svg:x="13.546cm" svg:y="10.874cm" svg:viewBox="0 0 5981 27" draw:points="5981,27 0,27 0,0 5981,0">
          <text:p/>
        </draw:polygon>
        <draw:polygon draw:style-name="gr4" draw:text-style-name="P5" draw:layer="layout" svg:width="6.006cm" svg:height="0.026cm" svg:x="1.508cm" svg:y="12.382cm" svg:viewBox="0 0 6007 27" draw:points="0,0 6007,0 6007,27 0,27">
          <text:p/>
        </draw:polygon>
        <draw:polygon draw:style-name="gr4" draw:text-style-name="P5" draw:layer="layout" svg:width="0.026cm" svg:height="0.979cm" svg:x="7.514cm" svg:y="12.408cm" svg:viewBox="0 0 27 980" draw:points="0,0 27,0 27,980 0,980">
          <text:p/>
        </draw:polygon>
        <draw:polygon draw:style-name="gr4" draw:text-style-name="P5" draw:layer="layout" svg:width="5.98cm" svg:height="0.026cm" svg:x="7.54cm" svg:y="12.382cm" svg:viewBox="0 0 5981 27" draw:points="0,0 5981,0 5981,27 0,27">
          <text:p/>
        </draw:polygon>
        <draw:polygon draw:style-name="gr4" draw:text-style-name="P5" draw:layer="layout" svg:width="0.026cm" svg:height="0.979cm" svg:x="13.52cm" svg:y="12.408cm" svg:viewBox="0 0 27 980" draw:points="0,0 27,0 27,980 0,980">
          <text:p/>
        </draw:polygon>
        <draw:polygon draw:style-name="gr4" draw:text-style-name="P5" draw:layer="layout" svg:width="5.98cm" svg:height="0.026cm" svg:x="13.546cm" svg:y="12.382cm" svg:viewBox="0 0 5981 27" draw:points="5981,27 0,27 0,0 5981,0">
          <text:p/>
        </draw:polygon>
        <draw:polygon draw:style-name="gr4" draw:text-style-name="P5" draw:layer="layout" svg:width="6.006cm" svg:height="0.026cm" svg:x="1.508cm" svg:y="13.361cm" svg:viewBox="0 0 6007 27" draw:points="0,0 6007,0 6007,27 0,27">
          <text:p/>
        </draw:polygon>
        <draw:polygon draw:style-name="gr4" draw:text-style-name="P5" draw:layer="layout" svg:width="0.026cm" svg:height="0.979cm" svg:x="7.514cm" svg:y="13.387cm" svg:viewBox="0 0 27 980" draw:points="0,0 27,0 27,980 0,980">
          <text:p/>
        </draw:polygon>
        <draw:polygon draw:style-name="gr4" draw:text-style-name="P5" draw:layer="layout" svg:width="5.98cm" svg:height="0.026cm" svg:x="7.54cm" svg:y="13.361cm" svg:viewBox="0 0 5981 27" draw:points="0,0 5981,0 5981,27 0,27">
          <text:p/>
        </draw:polygon>
        <draw:polygon draw:style-name="gr4" draw:text-style-name="P5" draw:layer="layout" svg:width="0.026cm" svg:height="0.979cm" svg:x="13.52cm" svg:y="13.387cm" svg:viewBox="0 0 27 980" draw:points="0,0 27,0 27,980 0,980">
          <text:p/>
        </draw:polygon>
        <draw:polygon draw:style-name="gr4" draw:text-style-name="P5" draw:layer="layout" svg:width="5.98cm" svg:height="0.026cm" svg:x="13.546cm" svg:y="13.361cm" svg:viewBox="0 0 5981 27" draw:points="5981,27 0,27 0,0 5981,0">
          <text:p/>
        </draw:polygon>
        <draw:polygon draw:style-name="gr4" draw:text-style-name="P5" draw:layer="layout" svg:width="6.006cm" svg:height="0.026cm" svg:x="1.508cm" svg:y="14.34cm" svg:viewBox="0 0 6007 27" draw:points="0,0 6007,0 6007,27 0,27">
          <text:p/>
        </draw:polygon>
        <draw:polygon draw:style-name="gr4" draw:text-style-name="P5" draw:layer="layout" svg:width="0.026cm" svg:height="2.011cm" svg:x="7.514cm" svg:y="14.366cm" svg:viewBox="0 0 27 2012" draw:points="0,2012 0,0 27,0 27,2012">
          <text:p/>
        </draw:polygon>
        <draw:polygon draw:style-name="gr4" draw:text-style-name="P5" draw:layer="layout" svg:width="5.98cm" svg:height="0.026cm" svg:x="7.54cm" svg:y="14.34cm" svg:viewBox="0 0 5981 27" draw:points="0,0 5981,0 5981,27 0,27">
          <text:p/>
        </draw:polygon>
        <draw:polygon draw:style-name="gr4" draw:text-style-name="P5" draw:layer="layout" svg:width="0.026cm" svg:height="2.011cm" svg:x="13.52cm" svg:y="14.366cm" svg:viewBox="0 0 27 2012" draw:points="0,2012 0,0 27,0 27,2012">
          <text:p/>
        </draw:polygon>
        <draw:polygon draw:style-name="gr4" draw:text-style-name="P5" draw:layer="layout" svg:width="5.98cm" svg:height="0.026cm" svg:x="13.546cm" svg:y="14.34cm" svg:viewBox="0 0 5981 27" draw:points="5981,27 0,27 0,0 5981,0">
          <text:p/>
        </draw:polygon>
        <draw:frame draw:style-name="gr9" draw:text-style-name="P10" draw:layer="layout" svg:width="1.071cm" svg:height="0.535cm" svg:x="1.746cm" svg:y="2.587cm">
          <draw:text-box>
            <text:p text:style-name="P2"><text:span text:style-name="T7">Vessel</text:span></text:p>
          </draw:text-box>
        </draw:frame>
        <draw:frame draw:style-name="gr9" draw:text-style-name="P10" draw:layer="layout" svg:width="1.508cm" svg:height="0.535cm" svg:x="7.766cm" svg:y="2.587cm">
          <draw:text-box>
            <text:p text:style-name="P2"><text:span text:style-name="T7">Location</text:span></text:p>
          </draw:text-box>
        </draw:frame>
        <draw:frame draw:style-name="gr9" draw:text-style-name="P10" draw:layer="layout" svg:width="1.208cm" svg:height="0.535cm" svg:x="13.772cm" svg:y="2.587cm">
          <draw:text-box>
            <text:p text:style-name="P2"><text:span text:style-name="T7">Carries</text:span></text:p>
          </draw:text-box>
        </draw:frame>
        <draw:frame draw:style-name="gr9" draw:text-style-name="P10" draw:layer="layout" svg:width="1.87cm" svg:height="0.535cm" svg:x="1.879cm" svg:y="3.804cm">
          <draw:text-box>
            <text:p text:style-name="P2"><text:span text:style-name="T8">Vena Cava</text:span></text:p>
          </draw:text-box>
        </draw:frame>
        <draw:frame draw:style-name="gr9" draw:text-style-name="P10" draw:layer="layout" svg:width="0.963cm" svg:height="0.535cm" svg:x="7.898cm" svg:y="3.804cm">
          <draw:text-box>
            <text:p text:style-name="P2"><text:span text:style-name="T7">Heart</text:span></text:p>
          </draw:text-box>
        </draw:frame>
        <draw:frame draw:style-name="gr9" draw:text-style-name="P10" draw:layer="layout" svg:width="5.203cm" svg:height="0.535cm" svg:x="13.904cm" svg:y="3.539cm">
          <draw:text-box>
            <text:p text:style-name="P2"><text:span text:style-name="T7">Deoxygenated </text:span><text:span text:style-name="T7">blood from the </text:span></text:p>
          </draw:text-box>
        </draw:frame>
        <draw:frame draw:style-name="gr9" draw:text-style-name="P10" draw:layer="layout" svg:width="4.353cm" svg:height="0.535cm" svg:x="13.904cm" svg:y="4.068cm">
          <draw:text-box>
            <text:p text:style-name="P2"><text:span text:style-name="T7">body to the </text:span><text:span text:style-name="T8">right </text:span><text:span text:style-name="T8">atrium</text:span><text:span text:style-name="T7">.</text:span></text:p>
          </draw:text-box>
        </draw:frame>
        <draw:frame draw:style-name="gr9" draw:text-style-name="P10" draw:layer="layout" svg:width="1.002cm" svg:height="0.535cm" svg:x="1.879cm" svg:y="5.312cm">
          <draw:text-box>
            <text:p text:style-name="P2"><text:span text:style-name="T8">Aorta</text:span></text:p>
          </draw:text-box>
        </draw:frame>
        <draw:frame draw:style-name="gr9" draw:text-style-name="P10" draw:layer="layout" svg:width="0.963cm" svg:height="0.535cm" svg:x="7.898cm" svg:y="5.312cm">
          <draw:text-box>
            <text:p text:style-name="P2"><text:span text:style-name="T7">Heart</text:span></text:p>
          </draw:text-box>
        </draw:frame>
        <draw:frame draw:style-name="gr9" draw:text-style-name="P10" draw:layer="layout" svg:width="4.796cm" svg:height="0.535cm" svg:x="13.904cm" svg:y="5.047cm">
          <draw:text-box>
            <text:p text:style-name="P2"><text:span text:style-name="T7">Oxygenated blood </text:span><text:span text:style-name="T7">from the </text:span></text:p>
          </draw:text-box>
        </draw:frame>
        <draw:frame draw:style-name="gr9" draw:text-style-name="P10" draw:layer="layout" svg:width="4.473cm" svg:height="0.535cm" svg:x="13.904cm" svg:y="5.576cm">
          <draw:text-box>
            <text:p text:style-name="P2"><text:span text:style-name="T8">left ventricle </text:span><text:span text:style-name="T7">to </text:span><text:span text:style-name="T7">the body.</text:span></text:p>
          </draw:text-box>
        </draw:frame>
        <draw:frame draw:style-name="gr9" draw:text-style-name="P10" draw:layer="layout" svg:width="3.232cm" svg:height="0.535cm" svg:x="1.879cm" svg:y="6.82cm">
          <draw:text-box>
            <text:p text:style-name="P2"><text:span text:style-name="T8">Pulmonary </text:span><text:span text:style-name="T8">Artery</text:span></text:p>
          </draw:text-box>
        </draw:frame>
        <draw:frame draw:style-name="gr9" draw:text-style-name="P10" draw:layer="layout" svg:width="4.536cm" svg:height="0.535cm" svg:x="7.898cm" svg:y="6.82cm">
          <draw:text-box>
            <text:p text:style-name="P2"><text:span text:style-name="T7">Heart $</text:span><text:span text:style-name="T7">\rightarrow$ </text:span><text:span text:style-name="T7">Lungs</text:span></text:p>
          </draw:text-box>
        </draw:frame>
        <draw:frame draw:style-name="gr9" draw:text-style-name="P10" draw:layer="layout" svg:width="5.203cm" svg:height="0.535cm" svg:x="13.904cm" svg:y="6.555cm">
          <draw:text-box>
            <text:p text:style-name="P2"><text:span text:style-name="T7">Deoxygenated </text:span><text:span text:style-name="T7">blood from the </text:span></text:p>
          </draw:text-box>
        </draw:frame>
        <draw:frame draw:style-name="gr9" draw:text-style-name="P10" draw:layer="layout" svg:width="4.796cm" svg:height="0.535cm" svg:x="13.904cm" svg:y="7.084cm">
          <draw:text-box>
            <text:p text:style-name="P2"><text:span text:style-name="T8">right ventricle </text:span><text:span text:style-name="T7">to </text:span><text:span text:style-name="T7">the lungs.</text:span></text:p>
          </draw:text-box>
        </draw:frame>
        <draw:frame draw:style-name="gr9" draw:text-style-name="P10" draw:layer="layout" svg:width="2.884cm" svg:height="0.535cm" svg:x="1.879cm" svg:y="8.328cm">
          <draw:text-box>
            <text:p text:style-name="P2"><text:span text:style-name="T8">Pulmonary Vein</text:span></text:p>
          </draw:text-box>
        </draw:frame>
        <draw:frame draw:style-name="gr9" draw:text-style-name="P10" draw:layer="layout" svg:width="4.536cm" svg:height="0.535cm" svg:x="7.898cm" svg:y="8.328cm">
          <draw:text-box>
            <text:p text:style-name="P2"><text:span text:style-name="T7">Lungs $</text:span><text:span text:style-name="T7">\rightarrow$ </text:span><text:span text:style-name="T7">Heart</text:span></text:p>
          </draw:text-box>
        </draw:frame>
        <draw:frame draw:style-name="gr9" draw:text-style-name="P10" draw:layer="layout" svg:width="4.796cm" svg:height="0.535cm" svg:x="13.904cm" svg:y="8.063cm">
          <draw:text-box>
            <text:p text:style-name="P2"><text:span text:style-name="T7">Oxygenated blood </text:span><text:span text:style-name="T7">from the </text:span></text:p>
          </draw:text-box>
        </draw:frame>
        <draw:frame draw:style-name="gr9" draw:text-style-name="P10" draw:layer="layout" svg:width="4.154cm" svg:height="0.535cm" svg:x="13.904cm" svg:y="8.593cm">
          <draw:text-box>
            <text:p text:style-name="P2"><text:span text:style-name="T7">lungs to the </text:span><text:span text:style-name="T8">left </text:span><text:span text:style-name="T8">atrium</text:span><text:span text:style-name="T7">.</text:span></text:p>
          </draw:text-box>
        </draw:frame>
        <draw:frame draw:style-name="gr9" draw:text-style-name="P10" draw:layer="layout" svg:width="2.259cm" svg:height="0.535cm" svg:x="1.879cm" svg:y="9.836cm">
          <draw:text-box>
            <text:p text:style-name="P2"><text:span text:style-name="T8">Renal Artery</text:span></text:p>
          </draw:text-box>
        </draw:frame>
        <draw:frame draw:style-name="gr9" draw:text-style-name="P10" draw:layer="layout" svg:width="4.671cm" svg:height="0.535cm" svg:x="7.898cm" svg:y="9.836cm">
          <draw:text-box>
            <text:p text:style-name="P2"><text:span text:style-name="T7">Aorta $</text:span><text:span text:style-name="T7">\rightarrow$ </text:span><text:span text:style-name="T7">Kidney</text:span></text:p>
          </draw:text-box>
        </draw:frame>
        <draw:frame draw:style-name="gr9" draw:text-style-name="P10" draw:layer="layout" svg:width="4.807cm" svg:height="0.535cm" svg:x="13.904cm" svg:y="9.572cm">
          <draw:text-box>
            <text:p text:style-name="P2"><text:span text:style-name="T7">Blood to the </text:span><text:span text:style-name="T7">kidney (high in </text:span></text:p>
          </draw:text-box>
        </draw:frame>
        <draw:frame draw:style-name="gr9" draw:text-style-name="P10" draw:layer="layout" svg:width="1.007cm" svg:height="0.535cm" svg:x="13.904cm" svg:y="10.101cm">
          <draw:text-box>
            <text:p text:style-name="P2"><text:span text:style-name="T7">urea).</text:span></text:p>
          </draw:text-box>
        </draw:frame>
        <draw:frame draw:style-name="gr9" draw:text-style-name="P10" draw:layer="layout" svg:width="1.911cm" svg:height="0.535cm" svg:x="1.879cm" svg:y="11.344cm">
          <draw:text-box>
            <text:p text:style-name="P2"><text:span text:style-name="T8">Renal Vein</text:span></text:p>
          </draw:text-box>
        </draw:frame>
        <draw:frame draw:style-name="gr9" draw:text-style-name="P10" draw:layer="layout" svg:width="4.665cm" svg:height="0.535cm" svg:x="7.898cm" svg:y="11.08cm">
          <draw:text-box>
            <text:p text:style-name="P2"><text:span text:style-name="T7">Kidney $</text:span><text:span text:style-name="T7">\rightarrow$ Vena </text:span></text:p>
          </draw:text-box>
        </draw:frame>
        <draw:frame draw:style-name="gr9" draw:text-style-name="P10" draw:layer="layout" svg:width="0.844cm" svg:height="0.535cm" svg:x="7.898cm" svg:y="11.609cm">
          <draw:text-box>
            <text:p text:style-name="P2"><text:span text:style-name="T7">Cava</text:span></text:p>
          </draw:text-box>
        </draw:frame>
        <draw:frame draw:style-name="gr9" draw:text-style-name="P10" draw:layer="layout" svg:width="5.139cm" svg:height="0.535cm" svg:x="13.904cm" svg:y="11.08cm">
          <draw:text-box>
            <text:p text:style-name="P2"><text:span text:style-name="T7">Blood from the </text:span><text:span text:style-name="T7">kidney (low in </text:span></text:p>
          </draw:text-box>
        </draw:frame>
        <draw:frame draw:style-name="gr9" draw:text-style-name="P10" draw:layer="layout" svg:width="1.007cm" svg:height="0.535cm" svg:x="13.904cm" svg:y="11.609cm">
          <draw:text-box>
            <text:p text:style-name="P2"><text:span text:style-name="T7">urea).</text:span></text:p>
          </draw:text-box>
        </draw:frame>
        <draw:frame draw:style-name="gr9" draw:text-style-name="P10" draw:layer="layout" svg:width="2.633cm" svg:height="0.535cm" svg:x="1.879cm" svg:y="12.588cm">
          <draw:text-box>
            <text:p text:style-name="P2"><text:span text:style-name="T8">Hepatic Artery</text:span></text:p>
          </draw:text-box>
        </draw:frame>
        <draw:frame draw:style-name="gr9" draw:text-style-name="P10" draw:layer="layout" svg:width="4.323cm" svg:height="0.535cm" svg:x="7.898cm" svg:y="12.588cm">
          <draw:text-box>
            <text:p text:style-name="P2"><text:span text:style-name="T7">Aorta $</text:span><text:span text:style-name="T7">\rightarrow$ Liver</text:span></text:p>
          </draw:text-box>
        </draw:frame>
        <draw:frame draw:style-name="gr9" draw:text-style-name="P10" draw:layer="layout" svg:width="5.178cm" svg:height="0.535cm" svg:x="13.904cm" svg:y="12.588cm">
          <draw:text-box>
            <text:p text:style-name="P2"><text:span text:style-name="T7">Oxygenated blood </text:span><text:span text:style-name="T7">to the liver.</text:span></text:p>
          </draw:text-box>
        </draw:frame>
        <draw:frame draw:style-name="gr9" draw:text-style-name="P10" draw:layer="layout" svg:width="2.284cm" svg:height="0.535cm" svg:x="1.879cm" svg:y="13.567cm">
          <draw:text-box>
            <text:p text:style-name="P2"><text:span text:style-name="T8">Hepatic Vein</text:span></text:p>
          </draw:text-box>
        </draw:frame>
        <draw:frame draw:style-name="gr9" draw:text-style-name="P10" draw:layer="layout" svg:width="5.158cm" svg:height="0.535cm" svg:x="7.898cm" svg:y="13.567cm">
          <draw:text-box>
            <text:p text:style-name="P2"><text:span text:style-name="T7">Liver $</text:span><text:span text:style-name="T7">\rightarrow$ Vena </text:span><text:span text:style-name="T7">Cava</text:span></text:p>
          </draw:text-box>
        </draw:frame>
        <draw:frame draw:style-name="gr9" draw:text-style-name="P10" draw:layer="layout" svg:width="3.511cm" svg:height="0.535cm" svg:x="13.904cm" svg:y="13.567cm">
          <draw:text-box>
            <text:p text:style-name="P2"><text:span text:style-name="T7">Blood from the </text:span><text:span text:style-name="T7">liver.</text:span></text:p>
          </draw:text-box>
        </draw:frame>
        <draw:frame draw:style-name="gr9" draw:text-style-name="P10" draw:layer="layout" svg:width="3.494cm" svg:height="0.535cm" svg:x="1.879cm" svg:y="15.075cm">
          <draw:text-box>
            <text:p text:style-name="P2"><text:span text:style-name="T8">Hepatic Portal </text:span><text:span text:style-name="T8">Vein</text:span></text:p>
          </draw:text-box>
        </draw:frame>
        <draw:frame draw:style-name="gr9" draw:text-style-name="P10" draw:layer="layout" svg:width="4.903cm" svg:height="0.535cm" svg:x="7.898cm" svg:y="15.075cm">
          <draw:text-box>
            <text:p text:style-name="P2"><text:span text:style-name="T7">Intestine $</text:span><text:span text:style-name="T7">\rightarrow$ Liver</text:span></text:p>
          </draw:text-box>
        </draw:frame>
        <draw:frame draw:style-name="gr9" draw:text-style-name="P10" draw:layer="layout" svg:width="4.697cm" svg:height="0.535cm" svg:x="13.904cm" svg:y="14.546cm">
          <draw:text-box>
            <text:p text:style-name="P2"><text:span text:style-name="T7">Blood rich in </text:span><text:span text:style-name="T7">digested food </text:span></text:p>
          </draw:text-box>
        </draw:frame>
        <draw:frame draw:style-name="gr9" draw:text-style-name="P10" draw:layer="layout" svg:width="4.61cm" svg:height="0.535cm" svg:x="13.904cm" svg:y="15.075cm">
          <draw:text-box>
            <text:p text:style-name="P2"><text:span text:style-name="T7">from the small </text:span><text:span text:style-name="T7">intestine to </text:span></text:p>
          </draw:text-box>
        </draw:frame>
        <draw:polygon draw:style-name="gr4" draw:text-style-name="P5" draw:layer="layout" svg:width="18.063cm" svg:height="0.026cm" svg:x="1.481cm" svg:y="17.674cm" svg:viewBox="0 0 18064 27" draw:points="0,0 18064,0 18064,27 0,27">
          <text:p/>
        </draw:polygon>
        <draw:frame draw:style-name="gr9" draw:text-style-name="P10" draw:layer="layout" svg:width="1.498cm" svg:height="0.535cm" svg:x="13.904cm" svg:y="15.604cm">
          <draw:text-box>
            <text:p text:style-name="P2"><text:span text:style-name="T7">the liver.</text:span></text:p>
          </draw:text-box>
        </draw:frame>
        <draw:frame draw:style-name="gr5" draw:text-style-name="P6" draw:layer="layout" svg:width="2.938cm" svg:height="0.92cm" svg:x="1.482cm" svg:y="18.499cm">
          <draw:text-box>
            <text:p text:style-name="P2"><text:span text:style-name="T4">9.4 Blood</text:span></text:p>
          </draw:text-box>
        </draw:frame>
        <draw:frame draw:style-name="gr3" draw:text-style-name="P4" draw:layer="layout" svg:width="17.384cm" svg:height="0.615cm" svg:x="1.482cm" svg:y="19.617cm">
          <draw:text-box>
            <text:p text:style-name="P2"><text:span text:style-name="T3">Blood is </text:span><text:span text:style-name="T3">composed of </text:span><text:span text:style-name="T3">four main </text:span><text:span text:style-name="T3">components: </text:span><text:span text:style-name="T3">plasma, red </text:span><text:span text:style-name="T3">blood cells, </text:span><text:span text:style-name="T3">white blood </text:span><text:span text:style-name="T3">cells, </text:span></text:p>
          </draw:text-box>
        </draw:frame>
        <draw:frame draw:style-name="gr3" draw:text-style-name="P4" draw:layer="layout" svg:width="2.701cm" svg:height="0.615cm" svg:x="1.482cm" svg:y="20.252cm">
          <draw:text-box>
            <text:p text:style-name="P2"><text:span text:style-name="T3">and platelets.</text:span></text:p>
          </draw:text-box>
        </draw:frame>
        <draw:frame draw:style-name="gr8" draw:text-style-name="P9" draw:layer="layout" svg:width="9.446cm" svg:height="0.767cm" svg:x="1.482cm" svg:y="21.426cm">
          <draw:text-box>
            <text:p text:style-name="P2"><text:span text:style-name="T6">Component</text:span><text:span text:style-name="T6">s and </text:span><text:span text:style-name="T6">Functions </text:span><text:span text:style-name="T6">of Blood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path draw:style-name="gr6" draw:text-style-name="P7" draw:layer="layout" svg:width="18.045cm" svg:height="11.192cm" svg:x="1.494cm" svg:y="2.42cm" svg:viewBox="0 0 18046 11193" svg:d="M0 10995v-10796c0-13 2-26 4-39 3-13 7-25 12-37 4-12 11-24 18-34 7-11 15-21 25-30 9-10 19-18 30-25 10-7 22-13 34-18s24-9 37-12c13-2 26-4 39-4h17649c13 0 25 2 38 4 13 3 25 7 37 12 13 5 24 11 35 18s21 15 30 25c9 9 17 19 25 30 7 10 13 22 18 34s9 24 11 37c3 13 4 26 4 39v10796c0 13-1 26-4 39-2 12-6 25-11 37s-11 23-18 34c-8 11-16 21-25 30s-19 18-30 25-22 13-35 18c-12 5-24 9-37 11-13 3-25 4-38 4h-17649c-13 0-26-1-39-4-13-2-25-6-37-11s-24-11-34-18c-11-7-21-16-30-25-10-9-18-19-25-30s-14-22-18-34c-5-12-9-25-12-37-2-13-4-26-4-39z">
          <text:p/>
        </draw:path>
        <draw:path draw:style-name="gr7" draw:text-style-name="P8" draw:layer="layout" svg:width="6.006cm" svg:height="0.926cm" svg:x="1.508cm" svg:y="2.434cm" svg:viewBox="0 0 6007 927" svg:d="M0 927v-716c0-14 1-27 4-41 2-14 6-27 12-40 5-13 12-25 19-36 8-12 17-23 27-32 9-10 20-19 32-27 11-7 23-14 36-19 13-6 26-10 40-12 14-3 27-4 41-4h5796v927z">
          <text:p/>
        </draw:path>
        <draw:polygon draw:style-name="gr7" draw:text-style-name="P8" draw:layer="layout" svg:width="6.006cm" svg:height="0.926cm" svg:x="7.514cm" svg:y="2.434cm" svg:viewBox="0 0 6007 927" draw:points="0,0 6007,0 6007,927 0,927">
          <text:p/>
        </draw:polygon>
        <draw:path draw:style-name="gr7" draw:text-style-name="P8" draw:layer="layout" svg:width="6.006cm" svg:height="0.926cm" svg:x="13.52cm" svg:y="2.434cm" svg:viewBox="0 0 6007 927" svg:d="M6007 927h-6007v-927h5795c14 0 28 1 41 4 14 2 27 6 40 12 13 5 25 12 37 19 11 8 22 17 32 27 10 9 18 20 26 32 8 11 14 23 20 36 5 13 9 26 12 40 2 14 4 27 4 41z">
          <text:p/>
        </draw:path>
        <draw:polygon draw:style-name="gr4" draw:text-style-name="P5" draw:layer="layout" svg:width="0.026cm" svg:height="0.899cm" svg:x="7.514cm" svg:y="2.434cm" svg:viewBox="0 0 27 900" draw:points="0,0 27,0 27,900 0,900">
          <text:p/>
        </draw:polygon>
        <draw:polygon draw:style-name="gr4" draw:text-style-name="P5" draw:layer="layout" svg:width="0.026cm" svg:height="0.899cm" svg:x="13.52cm" svg:y="2.434cm" svg:viewBox="0 0 27 900" draw:points="0,0 27,0 27,900 0,900">
          <text:p/>
        </draw:polygon>
        <draw:polygon draw:style-name="gr4" draw:text-style-name="P5" draw:layer="layout" svg:width="6.032cm" svg:height="0.027cm" svg:x="1.508cm" svg:y="3.333cm" svg:viewBox="0 0 6033 28" draw:points="0,0 6033,0 6033,28 0,28">
          <text:p/>
        </draw:polygon>
        <draw:polygon draw:style-name="gr4" draw:text-style-name="P5" draw:layer="layout" svg:width="0.026cm" svg:height="3.624cm" svg:x="7.514cm" svg:y="3.36cm" svg:viewBox="0 0 27 3625" draw:points="0,0 27,0 27,3625 0,3625">
          <text:p/>
        </draw:polygon>
        <draw:polygon draw:style-name="gr4" draw:text-style-name="P5" draw:layer="layout" svg:width="6.006cm" svg:height="0.027cm" svg:x="7.54cm" svg:y="3.333cm" svg:viewBox="0 0 6007 28" draw:points="0,0 6007,0 6007,28 0,28">
          <text:p/>
        </draw:polygon>
        <draw:polygon draw:style-name="gr4" draw:text-style-name="P5" draw:layer="layout" svg:width="0.026cm" svg:height="3.624cm" svg:x="13.52cm" svg:y="3.36cm" svg:viewBox="0 0 27 3625" draw:points="0,0 27,0 27,3625 0,3625">
          <text:p/>
        </draw:polygon>
        <draw:polygon draw:style-name="gr4" draw:text-style-name="P5" draw:layer="layout" svg:width="5.98cm" svg:height="0.027cm" svg:x="13.546cm" svg:y="3.333cm" svg:viewBox="0 0 5981 28" draw:points="5981,28 0,28 0,0 5981,0">
          <text:p/>
        </draw:polygon>
        <draw:polygon draw:style-name="gr4" draw:text-style-name="P5" draw:layer="layout" svg:width="6.006cm" svg:height="0.026cm" svg:x="1.508cm" svg:y="6.958cm" svg:viewBox="0 0 6007 27" draw:points="0,0 6007,0 6007,27 0,27">
          <text:p/>
        </draw:polygon>
        <draw:polygon draw:style-name="gr4" draw:text-style-name="P5" draw:layer="layout" svg:width="0.026cm" svg:height="2.038cm" svg:x="7.514cm" svg:y="6.984cm" svg:viewBox="0 0 27 2039" draw:points="0,0 27,0 27,2039 0,2039">
          <text:p/>
        </draw:polygon>
        <draw:polygon draw:style-name="gr4" draw:text-style-name="P5" draw:layer="layout" svg:width="5.98cm" svg:height="0.026cm" svg:x="7.54cm" svg:y="6.958cm" svg:viewBox="0 0 5981 27" draw:points="0,0 5981,0 5981,27 0,27">
          <text:p/>
        </draw:polygon>
        <draw:polygon draw:style-name="gr4" draw:text-style-name="P5" draw:layer="layout" svg:width="0.026cm" svg:height="2.038cm" svg:x="13.52cm" svg:y="6.984cm" svg:viewBox="0 0 27 2039" draw:points="0,0 27,0 27,2039 0,2039">
          <text:p/>
        </draw:polygon>
        <draw:polygon draw:style-name="gr4" draw:text-style-name="P5" draw:layer="layout" svg:width="5.98cm" svg:height="0.026cm" svg:x="13.546cm" svg:y="6.958cm" svg:viewBox="0 0 5981 27" draw:points="5981,27 0,27 0,0 5981,0">
          <text:p/>
        </draw:polygon>
        <draw:polygon draw:style-name="gr4" draw:text-style-name="P5" draw:layer="layout" svg:width="6.006cm" svg:height="0.027cm" svg:x="1.508cm" svg:y="8.995cm" svg:viewBox="0 0 6007 28" draw:points="0,0 6007,0 6007,28 0,28">
          <text:p/>
        </draw:polygon>
        <draw:polygon draw:style-name="gr4" draw:text-style-name="P5" draw:layer="layout" svg:width="0.026cm" svg:height="2.566cm" svg:x="7.514cm" svg:y="9.022cm" svg:viewBox="0 0 27 2567" draw:points="0,0 27,0 27,2567 0,2567">
          <text:p/>
        </draw:polygon>
        <draw:polygon draw:style-name="gr4" draw:text-style-name="P5" draw:layer="layout" svg:width="5.98cm" svg:height="0.027cm" svg:x="7.54cm" svg:y="8.995cm" svg:viewBox="0 0 5981 28" draw:points="0,0 5981,0 5981,28 0,28">
          <text:p/>
        </draw:polygon>
        <draw:polygon draw:style-name="gr4" draw:text-style-name="P5" draw:layer="layout" svg:width="0.026cm" svg:height="2.566cm" svg:x="13.52cm" svg:y="9.022cm" svg:viewBox="0 0 27 2567" draw:points="0,0 27,0 27,2567 0,2567">
          <text:p/>
        </draw:polygon>
        <draw:polygon draw:style-name="gr4" draw:text-style-name="P5" draw:layer="layout" svg:width="5.98cm" svg:height="0.027cm" svg:x="13.546cm" svg:y="8.995cm" svg:viewBox="0 0 5981 28" draw:points="5981,28 0,28 0,0 5981,0">
          <text:p/>
        </draw:polygon>
        <draw:polygon draw:style-name="gr4" draw:text-style-name="P5" draw:layer="layout" svg:width="6.006cm" svg:height="0.026cm" svg:x="1.508cm" svg:y="11.562cm" svg:viewBox="0 0 6007 27" draw:points="0,0 6007,0 6007,27 0,27">
          <text:p/>
        </draw:polygon>
        <draw:polygon draw:style-name="gr4" draw:text-style-name="P5" draw:layer="layout" svg:width="0.026cm" svg:height="2.011cm" svg:x="7.514cm" svg:y="11.588cm" svg:viewBox="0 0 27 2012" draw:points="0,2012 0,0 27,0 27,2012">
          <text:p/>
        </draw:polygon>
        <draw:polygon draw:style-name="gr4" draw:text-style-name="P5" draw:layer="layout" svg:width="5.98cm" svg:height="0.026cm" svg:x="7.54cm" svg:y="11.562cm" svg:viewBox="0 0 5981 27" draw:points="0,0 5981,0 5981,27 0,27">
          <text:p/>
        </draw:polygon>
        <draw:polygon draw:style-name="gr4" draw:text-style-name="P5" draw:layer="layout" svg:width="0.026cm" svg:height="2.011cm" svg:x="13.52cm" svg:y="11.588cm" svg:viewBox="0 0 27 2012" draw:points="0,2012 0,0 27,0 27,2012">
          <text:p/>
        </draw:polygon>
        <draw:polygon draw:style-name="gr4" draw:text-style-name="P5" draw:layer="layout" svg:width="5.98cm" svg:height="0.026cm" svg:x="13.546cm" svg:y="11.562cm" svg:viewBox="0 0 5981 27" draw:points="5981,27 0,27 0,0 5981,0">
          <text:p/>
        </draw:polygon>
        <draw:frame draw:style-name="gr9" draw:text-style-name="P10" draw:layer="layout" svg:width="2.045cm" svg:height="0.535cm" svg:x="1.746cm" svg:y="2.587cm">
          <draw:text-box>
            <text:p text:style-name="P2"><text:span text:style-name="T7">Component</text:span></text:p>
          </draw:text-box>
        </draw:frame>
        <draw:frame draw:style-name="gr9" draw:text-style-name="P10" draw:layer="layout" svg:width="1.98cm" svg:height="0.535cm" svg:x="7.766cm" svg:y="2.587cm">
          <draw:text-box>
            <text:p text:style-name="P2"><text:span text:style-name="T7">Description</text:span></text:p>
          </draw:text-box>
        </draw:frame>
        <draw:frame draw:style-name="gr9" draw:text-style-name="P10" draw:layer="layout" svg:width="1.529cm" svg:height="0.535cm" svg:x="13.772cm" svg:y="2.587cm">
          <draw:text-box>
            <text:p text:style-name="P2"><text:span text:style-name="T7">Function</text:span></text:p>
          </draw:text-box>
        </draw:frame>
        <draw:frame draw:style-name="gr9" draw:text-style-name="P10" draw:layer="layout" svg:width="1.336cm" svg:height="0.535cm" svg:x="1.879cm" svg:y="4.862cm">
          <draw:text-box>
            <text:p text:style-name="P2"><text:span text:style-name="T8">Plasma</text:span></text:p>
          </draw:text-box>
        </draw:frame>
        <draw:frame draw:style-name="gr9" draw:text-style-name="P10" draw:layer="layout" svg:width="4.467cm" svg:height="0.535cm" svg:x="7.898cm" svg:y="4.597cm">
          <draw:text-box>
            <text:p text:style-name="P2"><text:span text:style-name="T7">Pale yellow liquid, </text:span><text:span text:style-name="T7">mostly </text:span></text:p>
          </draw:text-box>
        </draw:frame>
        <draw:frame draw:style-name="gr9" draw:text-style-name="P10" draw:layer="layout" svg:width="1.093cm" svg:height="0.535cm" svg:x="7.898cm" svg:y="5.127cm">
          <draw:text-box>
            <text:p text:style-name="P2"><text:span text:style-name="T7">water.</text:span></text:p>
          </draw:text-box>
        </draw:frame>
        <draw:frame draw:style-name="gr9" draw:text-style-name="P10" draw:layer="layout" svg:width="4.37cm" svg:height="0.535cm" svg:x="13.904cm" svg:y="3.539cm">
          <draw:text-box>
            <text:p text:style-name="P2"><text:span text:style-name="T8">Transport </text:span><text:span text:style-name="T7">of </text:span><text:span text:style-name="T7">blood cells, </text:span></text:p>
          </draw:text-box>
        </draw:frame>
        <draw:frame draw:style-name="gr9" draw:text-style-name="P10" draw:layer="layout" svg:width="5.025cm" svg:height="0.535cm" svg:x="13.904cm" svg:y="4.068cm">
          <draw:text-box>
            <text:p text:style-name="P2"><text:span text:style-name="T8">ions</text:span><text:span text:style-name="T7">, digested </text:span><text:span text:style-name="T7">food (glucose, </text:span></text:p>
          </draw:text-box>
        </draw:frame>
        <draw:frame draw:style-name="gr9" draw:text-style-name="P10" draw:layer="layout" svg:width="3.401cm" svg:height="0.535cm" svg:x="13.904cm" svg:y="4.597cm">
          <draw:text-box>
            <text:p text:style-name="P2"><text:span text:style-name="T7">amino acids), </text:span><text:span text:style-name="T8">urea</text:span><text:span text:style-name="T7">, </text:span></text:p>
          </draw:text-box>
        </draw:frame>
        <draw:frame draw:style-name="gr9" draw:text-style-name="P10" draw:layer="layout" svg:width="4.135cm" svg:height="0.535cm" svg:x="13.904cm" svg:y="5.127cm">
          <draw:text-box>
            <text:p text:style-name="P2"><text:span text:style-name="T8">hormones</text:span><text:span text:style-name="T7">, and </text:span><text:span text:style-name="T8">carbon </text:span></text:p>
          </draw:text-box>
        </draw:frame>
        <draw:frame draw:style-name="gr9" draw:text-style-name="P10" draw:layer="layout" svg:width="2.022cm" svg:height="0.535cm" svg:x="13.904cm" svg:y="5.656cm">
          <draw:text-box>
            <text:p text:style-name="P2"><text:span text:style-name="T8">dioxide </text:span><text:span text:style-name="T7">(as </text:span></text:p>
          </draw:text-box>
        </draw:frame>
        <draw:frame draw:style-name="gr9" draw:text-style-name="P10" draw:layer="layout" svg:width="4.443cm" svg:height="0.535cm" svg:x="13.904cm" svg:y="6.185cm">
          <draw:text-box>
            <text:p text:style-name="P2"><text:span text:style-name="T7">hydrogencarbona</text:span><text:span text:style-name="T7">te ions).</text:span></text:p>
          </draw:text-box>
        </draw:frame>
        <draw:frame draw:style-name="gr9" draw:text-style-name="P10" draw:layer="layout" svg:width="2.807cm" svg:height="0.535cm" svg:x="1.879cm" svg:y="7.693cm">
          <draw:text-box>
            <text:p text:style-name="P2"><text:span text:style-name="T8">Red Blood Cells</text:span></text:p>
          </draw:text-box>
        </draw:frame>
        <draw:frame draw:style-name="gr9" draw:text-style-name="P10" draw:layer="layout" svg:width="4.957cm" svg:height="0.535cm" svg:x="7.898cm" svg:y="7.428cm">
          <draw:text-box>
            <text:p text:style-name="P2"><text:span text:style-name="T7">Biconcave discs, </text:span><text:span text:style-name="T7">no nucleus, </text:span></text:p>
          </draw:text-box>
        </draw:frame>
        <draw:frame draw:style-name="gr9" draw:text-style-name="P10" draw:layer="layout" svg:width="3.899cm" svg:height="0.535cm" svg:x="7.898cm" svg:y="7.958cm">
          <draw:text-box>
            <text:p text:style-name="P2"><text:span text:style-name="T7">contain </text:span><text:span text:style-name="T8">haemoglobin</text:span><text:span text:style-name="T7">.</text:span></text:p>
          </draw:text-box>
        </draw:frame>
        <draw:frame draw:style-name="gr9" draw:text-style-name="P10" draw:layer="layout" svg:width="4.857cm" svg:height="0.535cm" svg:x="13.904cm" svg:y="7.164cm">
          <draw:text-box>
            <text:p text:style-name="P2"><text:span text:style-name="T8">Transport </text:span><text:span text:style-name="T8">oxygen </text:span><text:span text:style-name="T7">from the </text:span></text:p>
          </draw:text-box>
        </draw:frame>
        <draw:frame draw:style-name="gr9" draw:text-style-name="P10" draw:layer="layout" svg:width="3.961cm" svg:height="0.535cm" svg:x="13.904cm" svg:y="7.693cm">
          <draw:text-box>
            <text:p text:style-name="P2"><text:span text:style-name="T7">lungs to the </text:span><text:span text:style-name="T7">tissues via </text:span></text:p>
          </draw:text-box>
        </draw:frame>
        <draw:frame draw:style-name="gr9" draw:text-style-name="P10" draw:layer="layout" svg:width="2.393cm" svg:height="0.535cm" svg:x="13.904cm" svg:y="8.222cm">
          <draw:text-box>
            <text:p text:style-name="P2"><text:span text:style-name="T7">haemoglobin.</text:span></text:p>
          </draw:text-box>
        </draw:frame>
        <draw:frame draw:style-name="gr9" draw:text-style-name="P10" draw:layer="layout" svg:width="3.158cm" svg:height="0.535cm" svg:x="1.879cm" svg:y="9.995cm">
          <draw:text-box>
            <text:p text:style-name="P2"><text:span text:style-name="T8">White Blood Cells</text:span></text:p>
          </draw:text-box>
        </draw:frame>
        <draw:frame draw:style-name="gr9" draw:text-style-name="P10" draw:layer="layout" svg:width="4.882cm" svg:height="0.535cm" svg:x="7.898cm" svg:y="9.73cm">
          <draw:text-box>
            <text:p text:style-name="P2"><text:span text:style-name="T7">Larger than red </text:span><text:span text:style-name="T7">cells, have a </text:span></text:p>
          </draw:text-box>
        </draw:frame>
        <draw:frame draw:style-name="gr9" draw:text-style-name="P10" draw:layer="layout" svg:width="1.445cm" svg:height="0.535cm" svg:x="7.898cm" svg:y="10.259cm">
          <draw:text-box>
            <text:p text:style-name="P2"><text:span text:style-name="T7">nucleus.</text:span></text:p>
          </draw:text-box>
        </draw:frame>
        <draw:frame draw:style-name="gr9" draw:text-style-name="P10" draw:layer="layout" svg:width="4.064cm" svg:height="0.535cm" svg:x="13.904cm" svg:y="9.201cm">
          <draw:text-box>
            <text:p text:style-name="P2"><text:span text:style-name="T8">Immunity </text:span><text:span text:style-name="T7">and </text:span><text:span text:style-name="T7">defence </text:span></text:p>
          </draw:text-box>
        </draw:frame>
        <draw:frame draw:style-name="gr9" draw:text-style-name="P10" draw:layer="layout" svg:width="5.138cm" svg:height="0.535cm" svg:x="13.904cm" svg:y="9.73cm">
          <draw:text-box>
            <text:p text:style-name="P2"><text:span text:style-name="T7">against </text:span><text:span text:style-name="T7">pathogens. Two </text:span><text:span text:style-name="T7">main </text:span></text:p>
          </draw:text-box>
        </draw:frame>
        <draw:frame draw:style-name="gr9" draw:text-style-name="P10" draw:layer="layout" svg:width="4.055cm" svg:height="0.535cm" svg:x="13.904cm" svg:y="10.259cm">
          <draw:text-box>
            <text:p text:style-name="P2"><text:span text:style-name="T7">types: </text:span><text:span text:style-name="T8">Phagocytes </text:span><text:span text:style-name="T7">and </text:span></text:p>
          </draw:text-box>
        </draw:frame>
        <draw:frame draw:style-name="gr9" draw:text-style-name="P10" draw:layer="layout" svg:width="2.544cm" svg:height="0.535cm" svg:x="13.904cm" svg:y="10.789cm">
          <draw:text-box>
            <text:p text:style-name="P2"><text:span text:style-name="T8">Lymphocytes</text:span><text:span text:style-name="T7">.</text:span></text:p>
          </draw:text-box>
        </draw:frame>
        <draw:frame draw:style-name="gr9" draw:text-style-name="P10" draw:layer="layout" svg:width="1.618cm" svg:height="0.535cm" svg:x="1.879cm" svg:y="12.297cm">
          <draw:text-box>
            <text:p text:style-name="P2"><text:span text:style-name="T8">Platelets</text:span></text:p>
          </draw:text-box>
        </draw:frame>
        <draw:frame draw:style-name="gr9" draw:text-style-name="P10" draw:layer="layout" svg:width="4.817cm" svg:height="0.535cm" svg:x="7.898cm" svg:y="12.032cm">
          <draw:text-box>
            <text:p text:style-name="P2"><text:span text:style-name="T7">Small fragments </text:span><text:span text:style-name="T7">of cells, no </text:span></text:p>
          </draw:text-box>
        </draw:frame>
        <draw:frame draw:style-name="gr9" draw:text-style-name="P10" draw:layer="layout" svg:width="1.445cm" svg:height="0.535cm" svg:x="7.898cm" svg:y="12.561cm">
          <draw:text-box>
            <text:p text:style-name="P2"><text:span text:style-name="T7">nucleus.</text:span></text:p>
          </draw:text-box>
        </draw:frame>
        <draw:frame draw:style-name="gr9" draw:text-style-name="P10" draw:layer="layout" svg:width="4.515cm" svg:height="0.535cm" svg:x="13.904cm" svg:y="11.768cm">
          <draw:text-box>
            <text:p text:style-name="P2"><text:span text:style-name="T8">Blood clotting </text:span><text:span text:style-name="T7">to </text:span><text:span text:style-name="T7">prevent </text:span></text:p>
          </draw:text-box>
        </draw:frame>
        <draw:frame draw:style-name="gr9" draw:text-style-name="P10" draw:layer="layout" svg:width="4.648cm" svg:height="0.535cm" svg:x="13.904cm" svg:y="12.297cm">
          <draw:text-box>
            <text:p text:style-name="P2"><text:span text:style-name="T7">blood loss and the </text:span><text:span text:style-name="T7">entry of </text:span></text:p>
          </draw:text-box>
        </draw:frame>
        <draw:frame draw:style-name="gr9" draw:text-style-name="P10" draw:layer="layout" svg:width="1.934cm" svg:height="0.535cm" svg:x="13.904cm" svg:y="12.826cm">
          <draw:text-box>
            <text:p text:style-name="P2"><text:span text:style-name="T7">pathogens.</text:span></text:p>
          </draw:text-box>
        </draw:frame>
        <draw:path draw:style-name="gr6" draw:text-style-name="P7" draw:layer="layout" svg:width="18.045cm" svg:height="3.413cm" svg:x="1.494cm" svg:y="16.443cm" svg:viewBox="0 0 18046 3414" svg:d="M0 3216v-3017c0-13 2-26 4-39 3-13 7-25 12-37 4-12 11-24 18-34 7-11 15-21 25-31 9-9 19-17 30-24 10-7 22-14 34-19s24-8 37-11c13-2 26-4 39-4h17649c13 0 25 2 38 4 13 3 25 6 37 11 13 5 24 12 35 19s21 15 30 24c9 10 17 20 25 31 7 10 13 22 18 34s9 24 11 37c3 13 4 26 4 39v3017c0 13-1 26-4 39-2 13-6 25-11 37s-11 23-18 34c-8 11-16 21-25 30-9 10-19 18-30 25s-22 13-35 18c-12 5-24 9-37 12-13 2-25 3-38 3h-17649c-13 0-26-1-39-3-13-3-25-7-37-12s-24-11-34-18c-11-7-21-15-30-25-10-9-18-19-25-30s-14-22-18-34c-5-12-9-24-12-37-2-13-4-26-4-39z">
          <text:p/>
        </draw:path>
        <draw:path draw:style-name="gr7" draw:text-style-name="P8" draw:layer="layout" svg:width="9.022cm" svg:height="0.926cm" svg:x="1.508cm" svg:y="16.457cm" svg:viewBox="0 0 9023 927" svg:d="M0 927v-716c0-14 1-27 4-41 2-14 6-27 12-40 5-13 12-25 19-36 8-12 17-23 27-32 9-10 20-19 32-27 11-7 23-14 36-19 13-6 26-10 40-12 14-3 27-4 41-4h8812v927z">
          <text:p/>
        </draw:path>
        <draw:path draw:style-name="gr7" draw:text-style-name="P8" draw:layer="layout" svg:width="8.996cm" svg:height="0.926cm" svg:x="10.53cm" svg:y="16.457cm" svg:viewBox="0 0 8997 927" svg:d="M8997 927h-8997v-927h8785c14 0 28 1 41 4 14 2 27 6 40 12 13 5 25 12 37 19 11 8 22 17 32 27 10 9 18 20 26 32 8 11 14 23 20 36 5 13 9 26 12 40 2 14 4 27 4 41z">
          <text:p/>
        </draw:path>
        <draw:polygon draw:style-name="gr4" draw:text-style-name="P5" draw:layer="layout" svg:width="0.027cm" svg:height="0.899cm" svg:x="10.503cm" svg:y="16.457cm" svg:viewBox="0 0 28 900" draw:points="0,0 28,0 28,900 0,900">
          <text:p/>
        </draw:polygon>
        <draw:polygon draw:style-name="gr4" draw:text-style-name="P5" draw:layer="layout" svg:width="9.022cm" svg:height="0.027cm" svg:x="1.508cm" svg:y="17.356cm" svg:viewBox="0 0 9023 28" draw:points="0,0 9023,0 9023,28 0,28">
          <text:p/>
        </draw:polygon>
        <draw:polygon draw:style-name="gr4" draw:text-style-name="P5" draw:layer="layout" svg:width="0.027cm" svg:height="1.508cm" svg:x="10.503cm" svg:y="17.383cm" svg:viewBox="0 0 28 1509" draw:points="0,0 28,0 28,1509 0,1509">
          <text:p/>
        </draw:polygon>
        <draw:polygon draw:style-name="gr4" draw:text-style-name="P5" draw:layer="layout" svg:width="8.996cm" svg:height="0.027cm" svg:x="10.53cm" svg:y="17.356cm" svg:viewBox="0 0 8997 28" draw:points="8997,28 0,28 0,0 8997,0">
          <text:p/>
        </draw:polygon>
        <draw:polygon draw:style-name="gr4" draw:text-style-name="P5" draw:layer="layout" svg:width="8.995cm" svg:height="0.027cm" svg:x="1.508cm" svg:y="18.864cm" svg:viewBox="0 0 8996 28" draw:points="0,0 8996,0 8996,28 0,28">
          <text:p/>
        </draw:polygon>
        <draw:polygon draw:style-name="gr4" draw:text-style-name="P5" draw:layer="layout" svg:width="0.027cm" svg:height="0.952cm" svg:x="10.503cm" svg:y="18.891cm" svg:viewBox="0 0 28 953" draw:points="0,953 0,0 28,0 28,953">
          <text:p/>
        </draw:polygon>
        <draw:polygon draw:style-name="gr4" draw:text-style-name="P5" draw:layer="layout" svg:width="8.996cm" svg:height="0.027cm" svg:x="10.53cm" svg:y="18.864cm" svg:viewBox="0 0 8997 28" draw:points="8997,28 0,28 0,0 8997,0">
          <text:p/>
        </draw:polygon>
        <draw:frame draw:style-name="gr8" draw:text-style-name="P9" draw:layer="layout" svg:width="6.51cm" svg:height="0.767cm" svg:x="1.482cm" svg:y="15.155cm">
          <draw:text-box>
            <text:p text:style-name="P2"><text:span text:style-name="T6">White Blood </text:span><text:span text:style-name="T6">Cells </text:span><text:span text:style-name="T6">(WBCs)</text:span></text:p>
          </draw:text-box>
        </draw:frame>
        <draw:frame draw:style-name="gr9" draw:text-style-name="P10" draw:layer="layout" svg:width="0.847cm" svg:height="0.535cm" svg:x="1.746cm" svg:y="16.609cm">
          <draw:text-box>
            <text:p text:style-name="P2"><text:span text:style-name="T7">Type</text:span></text:p>
          </draw:text-box>
        </draw:frame>
        <draw:frame draw:style-name="gr9" draw:text-style-name="P10" draw:layer="layout" svg:width="1.529cm" svg:height="0.535cm" svg:x="10.769cm" svg:y="16.609cm">
          <draw:text-box>
            <text:p text:style-name="P2"><text:span text:style-name="T7">Function</text:span></text:p>
          </draw:text-box>
        </draw:frame>
        <draw:frame draw:style-name="gr9" draw:text-style-name="P10" draw:layer="layout" svg:width="2.108cm" svg:height="0.535cm" svg:x="1.879cm" svg:y="17.827cm">
          <draw:text-box>
            <text:p text:style-name="P2"><text:span text:style-name="T8">Phagocytes</text:span></text:p>
          </draw:text-box>
        </draw:frame>
        <draw:frame draw:style-name="gr9" draw:text-style-name="P10" draw:layer="layout" svg:width="6.733cm" svg:height="0.535cm" svg:x="10.901cm" svg:y="17.562cm">
          <draw:text-box>
            <text:p text:style-name="P2"><text:span text:style-name="T7">Carry out </text:span><text:span text:style-name="T8">phagocytosis </text:span><text:span text:style-name="T7">(engulﬁng and </text:span></text:p>
          </draw:text-box>
        </draw:frame>
        <draw:frame draw:style-name="gr9" draw:text-style-name="P10" draw:layer="layout" svg:width="3.728cm" svg:height="0.535cm" svg:x="10.901cm" svg:y="18.091cm">
          <draw:text-box>
            <text:p text:style-name="P2"><text:span text:style-name="T7">digesting </text:span><text:span text:style-name="T7">pathogens).</text:span></text:p>
          </draw:text-box>
        </draw:frame>
        <draw:frame draw:style-name="gr9" draw:text-style-name="P10" draw:layer="layout" svg:width="2.442cm" svg:height="0.535cm" svg:x="1.879cm" svg:y="19.07cm">
          <draw:text-box>
            <text:p text:style-name="P2"><text:span text:style-name="T8">Lymphocytes</text:span></text:p>
          </draw:text-box>
        </draw:frame>
        <draw:frame draw:style-name="gr9" draw:text-style-name="P10" draw:layer="layout" svg:width="7.306cm" svg:height="0.535cm" svg:x="10.901cm" svg:y="19.07cm">
          <draw:text-box>
            <text:p text:style-name="P2"><text:span text:style-name="T7">Produce </text:span><text:span text:style-name="T8">antibodies </text:span><text:span text:style-name="T7">to </text:span><text:span text:style-name="T7">destroy </text:span><text:span text:style-name="T7">pathogens.</text:span></text:p>
          </draw:text-box>
        </draw:frame>
        <draw:frame draw:style-name="gr8" draw:text-style-name="P9" draw:layer="layout" svg:width="3.759cm" svg:height="0.767cm" svg:x="1.482cm" svg:y="21.399cm">
          <draw:text-box>
            <text:p text:style-name="P2"><text:span text:style-name="T6">Blood </text:span><text:span text:style-name="T6">Clotting</text:span></text:p>
          </draw:text-box>
        </draw:frame>
        <draw:frame draw:style-name="gr3" draw:text-style-name="P4" draw:layer="layout" svg:width="17.653cm" svg:height="0.615cm" svg:x="1.482cm" svg:y="22.369cm">
          <draw:text-box>
            <text:p text:style-name="P2"><text:span text:style-name="T3">Blood clotting is </text:span><text:span text:style-name="T3">a vital process </text:span><text:span text:style-name="T3">that stops </text:span><text:span text:style-name="T3">blood loss and </text:span><text:span text:style-name="T3">prevents the </text:span><text:span text:style-name="T3">entry of </text:span><text:span text:style-name="T3">pathogens </text:span></text:p>
          </draw:text-box>
        </draw:frame>
        <draw:frame draw:style-name="gr3" draw:text-style-name="P4" draw:layer="layout" svg:width="2.752cm" svg:height="0.615cm" svg:x="1.482cm" svg:y="23.004cm">
          <draw:text-box>
            <text:p text:style-name="P2"><text:span text:style-name="T3">into the body.</text:span></text:p>
          </draw:text-box>
        </draw:frame>
        <draw:frame draw:style-name="gr3" draw:text-style-name="P4" draw:layer="layout" svg:width="4.06cm" svg:height="0.615cm" svg:x="1.482cm" svg:y="23.851cm">
          <draw:text-box>
            <text:p text:style-name="P2"><text:span text:style-name="T5">Process of </text:span><text:span text:style-name="T5">Clotting:</text:span></text:p>
          </draw:text-box>
        </draw:frame>
        <draw:frame draw:style-name="gr3" draw:text-style-name="P4" draw:layer="layout" svg:width="0.422cm" svg:height="0.615cm" svg:x="1.676cm" svg:y="24.697cm">
          <draw:text-box>
            <text:p text:style-name="P2"><text:span text:style-name="T3">1.</text:span></text:p>
          </draw:text-box>
        </draw:frame>
        <draw:frame draw:style-name="gr3" draw:text-style-name="P4" draw:layer="layout" svg:width="16.794cm" svg:height="0.615cm" svg:x="2.222cm" svg:y="24.697cm">
          <draw:text-box>
            <text:p text:style-name="P2"><text:span text:style-name="T3">Damage to the </text:span><text:span text:style-name="T3">blood vessel </text:span><text:span text:style-name="T3">exposes tissue, </text:span><text:span text:style-name="T3">causing </text:span><text:span text:style-name="T3">platelets to </text:span><text:span text:style-name="T3">stick to the </text:span><text:span text:style-name="T3">damaged </text:span></text:p>
          </draw:text-box>
        </draw:frame>
        <draw:frame draw:style-name="gr3" draw:text-style-name="P4" draw:layer="layout" svg:width="0.995cm" svg:height="0.615cm" svg:x="2.222cm" svg:y="25.332cm">
          <draw:text-box>
            <text:p text:style-name="P2"><text:span text:style-name="T3">area.</text:span></text:p>
          </draw:text-box>
        </draw:frame>
        <draw:frame draw:style-name="gr3" draw:text-style-name="P4" draw:layer="layout" svg:width="0.422cm" svg:height="0.615cm" svg:x="1.676cm" svg:y="26.179cm">
          <draw:text-box>
            <text:p text:style-name="P2"><text:span text:style-name="T3">2.</text:span></text:p>
          </draw:text-box>
        </draw:frame>
        <draw:frame draw:style-name="gr3" draw:text-style-name="P4" draw:layer="layout" svg:width="16.281cm" svg:height="0.615cm" svg:x="2.222cm" svg:y="26.179cm">
          <draw:text-box>
            <text:p text:style-name="P2"><text:span text:style-name="T3">A series of </text:span><text:span text:style-name="T3">reactions </text:span><text:span text:style-name="T3">converts the </text:span><text:span text:style-name="T3">soluble plasma </text:span><text:span text:style-name="T3">protein </text:span><text:span text:style-name="T5">ﬁbrinogen </text:span><text:span text:style-name="T3">into </text:span><text:span text:style-name="T3">insoluble </text:span></text:p>
          </draw:text-box>
        </draw:frame>
        <draw:frame draw:style-name="gr3" draw:text-style-name="P4" draw:layer="layout" svg:width="3.361cm" svg:height="0.615cm" svg:x="2.222cm" svg:y="26.814cm">
          <draw:text-box>
            <text:p text:style-name="P2"><text:span text:style-name="T3">threads of </text:span><text:span text:style-name="T5">ﬁbrin</text:span><text:span text:style-name="T3">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8.071cm" svg:height="25.797cm" svg:x="1.481cm" svg:y="1.984cm" svg:viewBox="0 0 18072 25798" draw:points="0,0 18072,0 18072,25798 0,25798">
          <text:p/>
        </draw:polygon>
        <draw:frame draw:style-name="gr3" draw:text-style-name="P4" draw:layer="layout" svg:width="0.422cm" svg:height="0.615cm" svg:x="1.676cm" svg:y="2.075cm">
          <draw:text-box>
            <text:p text:style-name="P2"><text:span text:style-name="T3">3.</text:span></text:p>
          </draw:text-box>
        </draw:frame>
        <draw:polygon draw:style-name="gr4" draw:text-style-name="P5" draw:layer="layout" svg:width="18.063cm" svg:height="0.027cm" svg:x="1.481cm" svg:y="2.989cm" svg:viewBox="0 0 18064 28" draw:points="0,0 18064,0 18064,28 0,28">
          <text:p/>
        </draw:polygon>
        <draw:frame draw:style-name="gr3" draw:text-style-name="P4" draw:layer="layout" svg:width="16.885cm" svg:height="0.615cm" svg:x="2.222cm" svg:y="2.075cm">
          <draw:text-box>
            <text:p text:style-name="P2"><text:span text:style-name="T3">The ﬁbrin </text:span><text:span text:style-name="T3">threads form a </text:span><text:span text:style-name="T5">mesh </text:span><text:span text:style-name="T3">that traps </text:span><text:span text:style-name="T3">red blood cells </text:span><text:span text:style-name="T3">and platelets, </text:span><text:span text:style-name="T3">forming a clot.</text:span></text:p>
          </draw:text-box>
        </draw:frame>
        <draw:frame draw:style-name="gr3" draw:text-style-name="P12" draw:layer="layout" svg:width="18.106cm" svg:height="0.632cm" svg:x="1.604cm" svg:y="3.319cm">
          <draw:text-box>
            <text:p text:style-name="P2"><text:span text:style-name="T10">Notes compiled </text:span><text:span text:style-name="T10">by Manus AI, </text:span><text:span text:style-name="T10">based on the </text:span><text:span text:style-name="T10">Cambridge </text:span><text:span text:style-name="T10">IGCSE Biology </text:span><text:span text:style-name="T10">0610 Syllabus </text:span><text:span text:style-name="T10">(2026-</text:span></text:p>
          </draw:text-box>
        </draw:frame>
        <draw:frame draw:style-name="gr3" draw:text-style-name="P12" draw:layer="layout" svg:width="1.239cm" svg:height="0.632cm" svg:x="1.604cm" svg:y="3.954cm">
          <draw:text-box>
            <text:p text:style-name="P2"><text:span text:style-name="T10">2028).</text:span></text:p>
          </draw:text-box>
        </draw:frame>
        <draw:frame draw:style-name="gr5" draw:text-style-name="P6" draw:layer="layout" svg:width="3.481cm" svg:height="0.92cm" svg:x="1.482cm" svg:y="5.296cm">
          <draw:text-box>
            <text:p text:style-name="P2"><text:span text:style-name="T4">Reference</text:span><text:span text:style-name="T4">s</text:span></text:p>
          </draw:text-box>
        </draw:frame>
        <draw:frame draw:style-name="gr3" draw:text-style-name="P4" draw:layer="layout" svg:width="9.237cm" svg:height="0.615cm" svg:x="1.482cm" svg:y="6.415cm">
          <draw:text-box>
            <text:p text:style-name="P2"><text:span text:style-name="T3">[1] Cambridge </text:span><text:span text:style-name="T3">International </text:span><text:span text:style-name="T3">Education. </text:span><text:span text:style-name="T3">(2023). </text:span></text:p>
          </draw:text-box>
        </draw:frame>
        <draw:frame draw:style-name="gr3" draw:text-style-name="P12" draw:layer="layout" svg:width="9.143cm" svg:height="0.632cm" svg:x="10.805cm" svg:y="6.415cm">
          <draw:text-box>
            <text:p text:style-name="P2"><text:span text:style-name="T10">Cambridge </text:span><text:span text:style-name="T10">IGCSE Biology </text:span><text:span text:style-name="T10">(0610) Syllabus </text:span><text:span text:style-name="T10">for </text:span></text:p>
          </draw:text-box>
        </draw:frame>
        <draw:frame draw:style-name="gr3" draw:text-style-name="P12" draw:layer="layout" svg:width="7.237cm" svg:height="0.632cm" svg:x="1.604cm" svg:y="7.05cm">
          <draw:text-box>
            <text:p text:style-name="P2"><text:span text:style-name="T10">examination in </text:span><text:span text:style-name="T10">2026, 2027 and </text:span><text:span text:style-name="T10">2028</text:span></text:p>
          </draw:text-box>
        </draw:frame>
        <draw:frame draw:style-name="gr3" draw:text-style-name="P4" draw:layer="layout" svg:width="3.25cm" svg:height="0.615cm" svg:x="8.492cm" svg:y="7.05cm">
          <draw:text-box>
            <text:p text:style-name="P2"><text:span text:style-name="T3">. Retrieved from </text:span></text:p>
          </draw:text-box>
        </draw:frame>
        <draw:frame draw:style-name="gr3" draw:text-style-name="P4" draw:layer="layout" svg:width="15.987cm" svg:height="0.615cm" svg:x="1.482cm" svg:y="7.685cm">
          <draw:text-box>
            <text:p text:style-name="P2"><text:span text:style-name="T11">https://</text:span><text:span text:style-name="T11">www.cambridg</text:span><text:span text:style-name="T11">einternational.o</text:span><text:span text:style-name="T11">rg/Images/</text:span><text:span text:style-name="T11">697203-2026-</text:span><text:span text:style-name="T11">2028-</text:span><text:span text:style-name="T11">syllabus.p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Baskerville" svg:font-family="LibreBaskervil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  <style:font-face style:name="NotoSansCJKsc" svg:font-family="NotoSansCJKsc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4cm" fo:margin-right="1cm" fo:page-width="21.022cm" fo:page-height="29.7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20:57:43.695114661</dc:date>
    <meta:editing-duration>PT6M44S</meta:editing-duration>
    <meta:editing-cycles>1</meta:editing-cycles>
    <meta:document-statistic meta:object-count="482"/>
    <meta:generator>LibreOffice/25.2.6.2$Linux_X86_64 LibreOffice_project/520$Build-2</meta:generator>
  </office:meta>
</office:document-meta>
</file>